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626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7457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order="0.0008in solid #000000" fo:padding="0.0417in"/>
    </style:style>
    <style:style style:name="ce35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3" style:family="table-cell" style:parent-style-name="Default">
      <style:table-cell-properties fo:padding="0.028in"/>
    </style:style>
    <style:style style:name="ce44" style:family="table-cell" style:parent-style-name="Default">
      <style:table-cell-properties fo:border="0.0008in solid #000000"/>
    </style:style>
    <style:style style:name="ce45" style:family="table-cell" style:parent-style-name="Default">
      <style:table-cell-properties fo:background-color="transparent" fo:border="0.0008in solid #000000"/>
    </style:style>
    <style:style style:name="ce46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7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0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3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Default">
      <style:text-properties fo:font-size="9pt" style:font-size-asian="9pt" style:font-size-complex="9pt"/>
    </style:style>
    <style:style style:name="ce58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Default">
      <style:table-cell-properties fo:wrap-option="wrap" fo:border="0.0008in solid #000000"/>
    </style:style>
    <style:style style:name="ce63" style:family="table-cell" style:parent-style-name="Default">
      <style:table-cell-properties fo:background-color="transparent" fo:wrap-option="wrap" fo:border="0.0008in solid #000000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9999" fo:border="0.0008in solid #000000"/>
    </style:style>
    <style:style style:name="ce6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>
      <style:map style:condition="cell-content()=&quot;Sun&quot;" style:apply-style-name="Không_20_tên4" style:base-cell-address="'Cover Page'.AH1"/>
    </style:style>
    <style:style style:name="ce7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2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3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5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map style:condition="cell-content()=&quot;Sun&quot;" style:apply-style-name="Không_20_tên4" style:base-cell-address="'Cover Page'.AH1"/>
    </style:style>
    <style:style style:name="ce9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5" style:family="table-cell" style:parent-style-name="Default">
      <style:map style:condition="cell-content()=&quot;Sun&quot;" style:apply-style-name="Không_20_tên4" style:base-cell-address="'Cover Page'.AH1"/>
    </style:style>
    <style:style style:name="ce10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>
      <style:map style:condition="cell-content()=&quot;Sun&quot;" style:apply-style-name="Không_20_tên4" style:base-cell-address="'Cover Page'.AH1"/>
    </style:style>
    <style:style style:name="ce12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3" style:family="table-cell" style:parent-style-name="Default">
      <style:map style:condition="cell-content()=&quot;Sun&quot;" style:apply-style-name="Không_20_tên4" style:base-cell-address="'Cover Page'.AH1"/>
    </style:style>
    <style:style style:name="ce13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8" table:number-columns-repeated="1014"/>
          <table:table-cell table:style-name="ce39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5" office:value-type="string">
            <text:p>Initiate and add conten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34" office:value-type="float" office:value="0.2">
            <text:p>0.2</text:p>
          </table:table-cell>
          <table:table-cell table:style-name="ce34" office:value-type="string">
            <text:p>Remove KhanhNN &amp; ThanhN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4" office:value-type="float" office:value="0.3">
            <text:p>0.3</text:p>
          </table:table-cell>
          <table:table-cell table:style-name="ce34" office:value-type="string">
            <text:p>Remove TrungHT</text:p>
          </table:table-cell>
          <table:table-cell table:style-name="ce36" office:value-type="string">
            <text:p>Nga Thai-Ngoc</text:p>
          </table:table-cell>
          <table:table-cell table:style-name="ce37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8">
          <table:table-cell table:style-name="ce12" table:number-columns-repeated="1018"/>
          <table:table-cell table:number-columns-repeated="4"/>
        </table:table-row>
        <table:table-row table:style-name="ro2" table:number-rows-repeated="98307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7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1"/>
        </table:table-row>
        <table:table-row table:style-name="ro8" table:number-rows-repeated="4">
          <table:table-cell table:style-name="ce40"/>
          <table:table-cell table:style-name="ce43" table:number-columns-repeated="5"/>
          <table:table-cell table:style-name="ce53"/>
          <table:table-cell table:style-name="ce58"/>
          <table:table-cell table:style-name="ce43" table:number-columns-repeated="5"/>
          <table:table-cell table:number-columns-repeated="1011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7" office:value-type="string">
            <office:annotation draw:style-name="gr1" draw:text-style-name="P1" svg:width="3.4126in" svg:height="1.3232in" svg:x="3.1705in" svg:y="0.4276in" draw:caption-point-x="-0.7689in" draw:caption-point-y="0.936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7" office:value-type="string">
            <office:annotation draw:style-name="gr2" draw:text-style-name="P1" svg:width="1.1413in" svg:height="0.5457in" svg:x="3.6827in" svg:y="0.7252in" draw:caption-point-x="-0.2402in" draw:caption-point-y="0.6386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7" office:value-type="string">
            <text:p>Working To</text:p>
          </table:table-cell>
          <table:table-cell table:style-name="ce47" office:value-type="string">
            <office:annotation draw:style-name="gr3" draw:text-style-name="P1" svg:width="1.1413in" svg:height="0.7012in" svg:x="5.6634in" svg:y="0.7252in" draw:caption-point-x="-0.2622in" draw:caption-point-y="0.6386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4" office:value-type="string">
            <office:annotation draw:style-name="gr2" draw:text-style-name="P1" svg:width="1.1413in" svg:height="0.5457in" svg:x="6.8232in" svg:y="0.7252in" draw:caption-point-x="-0.2402in" draw:caption-point-y="0.6386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9" office:value-type="string">
            <office:annotation draw:style-name="gr4" draw:text-style-name="P1" svg:width="1.1413in" svg:height="0.3902in" svg:x="7.989in" svg:y="0.7252in" draw:caption-point-x="-0.2402in" draw:caption-point-y="0.6386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7" office:value-type="string">
            <text:p>Remaining Leave Days</text:p>
          </table:table-cell>
          <table:table-cell table:style-name="ce47" office:value-type="string">
            <text:p>Extended Leave Days</text:p>
          </table:table-cell>
          <table:table-cell table:style-name="ce47" office:value-type="string">
            <text:p>Leave Days Already Subtracted From Salary</text:p>
          </table:table-cell>
          <table:table-cell table:style-name="ce47" office:value-type="string">
            <office:annotation office:display="true" draw:style-name="gr5" draw:text-style-name="P1" svg:width="1.9224in" svg:height="1.4787in" svg:x="13.3689in" svg:y="0.8697in" draw:caption-point-x="-1.4484in" draw:caption-point-y="0.4937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7]);DATE(YEAR([.D7]);12;31);NOW())" office:value-type="date" office:date-value="2017-05-03T11:32:23.21">
            <text:p>05/03/17</text:p>
          </table:table-cell>
          <table:table-cell table:style-name="ce52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4">
            <text:p>4</text:p>
          </table:table-cell>
          <table:table-cell table:style-name="ce55" table:formula="of:=SUMPRODUCT([Thong_Tin_Ngay_Nghi_201701.$B$3:.$B$67]=[.$B7];[Thong_Tin_Ngay_Nghi_201701.$C$3:.$C$67]) +  SUMPRODUCT([Thong_Tin_Ngay_Nghi_201702.$B$3:.$B$68]=[.$B7];[Thong_Tin_Ngay_Nghi_201702.$C$3:.$C$68]) + SUMPRODUCT([Thong_Tin_Ngay_Nghi_201703.$B$3:.$B$71]=[.$B7];[Thong_Tin_Ngay_Nghi_201703.$C$3:.$C$71])" office:value-type="float" office:value="3.5">
            <text:p>3.5</text:p>
          </table:table-cell>
          <table:table-cell table:style-name="ce60" table:formula="of:=SUMPRODUCT([Thong_Tin_Ngay_Nghi_201701.$B$3:.$B$67]=[.$B7];[Thong_Tin_Ngay_Nghi_201701.$C$3:.$C$67]) +  SUMPRODUCT([Thong_Tin_Ngay_Nghi_201702.$B$3:.$B$68]=[.$B7];[Thong_Tin_Ngay_Nghi_201702.$C$3:.$C$68]) + SUMPRODUCT([Thong_Tin_Ngay_Nghi_201703.$B$3:.$B$71]=[.$B7];[Thong_Tin_Ngay_Nghi_201703.$C$3:.$C$71])+ SUMPRODUCT([Thong_Tin_Ngay_Nghi_201704.$B$3:.$B$71]=[.$B7];[Thong_Tin_Ngay_Nghi_201704.$C$3:.$C$71])" office:value-type="float" office:value="4">
            <text:p>4</text:p>
          </table:table-cell>
          <table:table-cell table:style-name="ce48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number-columns-repeated="2" table:style-name="ce48"/>
          <table:table-cell table:style-name="ce48" table:formula="of:=[.I7]+[.K7] +[.J7]" office:value-type="float" office:value="1.5">
            <text:p>1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8]);DATE(YEAR([.D8]);12;31);NOW())" office:value-type="date" office:date-value="2017-05-03T11:32:23.21">
            <text:p>05/03/17</text:p>
          </table:table-cell>
          <table:table-cell table:style-name="ce52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4">
            <text:p>4</text:p>
          </table:table-cell>
          <table:table-cell table:style-name="ce56" table:formula="of:=SUMPRODUCT([Thong_Tin_Ngay_Nghi_201701.$B$3:.$B$67]=[.$B8];[Thong_Tin_Ngay_Nghi_201701.$C$3:.$C$67]) +  SUMPRODUCT([Thong_Tin_Ngay_Nghi_201702.$B$3:.$B$68]=[.$B8];[Thong_Tin_Ngay_Nghi_201702.$C$3:.$C$68]) + SUMPRODUCT([Thong_Tin_Ngay_Nghi_201703.$B$3:.$B$71]=[.$B8];[Thong_Tin_Ngay_Nghi_201703.$C$3:.$C$71])" office:value-type="float" office:value="7.5">
            <text:p>7.5</text:p>
          </table:table-cell>
          <table:table-cell table:style-name="ce61" table:formula="of:=SUMPRODUCT([Thong_Tin_Ngay_Nghi_201701.$B$3:.$B$67]=[.$B8];[Thong_Tin_Ngay_Nghi_201701.$C$3:.$C$67]) +  SUMPRODUCT([Thong_Tin_Ngay_Nghi_201702.$B$3:.$B$68]=[.$B8];[Thong_Tin_Ngay_Nghi_201702.$C$3:.$C$68]) + SUMPRODUCT([Thong_Tin_Ngay_Nghi_201703.$B$3:.$B$71]=[.$B8];[Thong_Tin_Ngay_Nghi_201703.$C$3:.$C$71])+ SUMPRODUCT([Thong_Tin_Ngay_Nghi_201704.$B$3:.$B$71]=[.$B8];[Thong_Tin_Ngay_Nghi_201704.$C$3:.$C$71])" office:value-type="float" office:value="7.5">
            <text:p>7.5</text:p>
          </table:table-cell>
          <table:table-cell table:style-name="ce48" table:formula="of:=IF(DATE(YEAR([.E8]);MONTH([.E8]);DAY([.E8]))&lt;=DATE(YEAR([.E8]);3;31); [.C8]-[.G8] + [.F8]; IF([.G8]-[.C8]&lt;0;[.G8] + [.F8] -[.H8];[.F8]+[.C8]-[.H8]))" office:value-type="float" office:value="-2.5">
            <text:p>-2.5</text:p>
          </table:table-cell>
          <table:table-cell table:number-columns-repeated="2" table:style-name="ce48"/>
          <table:table-cell table:style-name="ce48" table:formula="of:=[.I8]+[.K8] +[.J8]" office:value-type="float" office:value="-2.5">
            <text:p>-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9]);DATE(YEAR([.D9]);12;31);NOW())" office:value-type="date" office:date-value="2017-05-03T11:32:23.21">
            <text:p>05/03/17</text:p>
          </table:table-cell>
          <table:table-cell table:style-name="ce52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4">
            <text:p>4</text:p>
          </table:table-cell>
          <table:table-cell table:style-name="ce56" table:formula="of:=SUMPRODUCT([Thong_Tin_Ngay_Nghi_201701.$B$3:.$B$67]=[.$B9];[Thong_Tin_Ngay_Nghi_201701.$C$3:.$C$67]) +  SUMPRODUCT([Thong_Tin_Ngay_Nghi_201702.$B$3:.$B$68]=[.$B9];[Thong_Tin_Ngay_Nghi_201702.$C$3:.$C$68]) + SUMPRODUCT([Thong_Tin_Ngay_Nghi_201703.$B$3:.$B$71]=[.$B9];[Thong_Tin_Ngay_Nghi_201703.$C$3:.$C$71])" office:value-type="float" office:value="5">
            <text:p>5</text:p>
          </table:table-cell>
          <table:table-cell table:style-name="ce61" table:formula="of:=SUMPRODUCT([Thong_Tin_Ngay_Nghi_201701.$B$3:.$B$67]=[.$B9];[Thong_Tin_Ngay_Nghi_201701.$C$3:.$C$67]) +  SUMPRODUCT([Thong_Tin_Ngay_Nghi_201702.$B$3:.$B$68]=[.$B9];[Thong_Tin_Ngay_Nghi_201702.$C$3:.$C$68]) + SUMPRODUCT([Thong_Tin_Ngay_Nghi_201703.$B$3:.$B$71]=[.$B9];[Thong_Tin_Ngay_Nghi_201703.$C$3:.$C$71])+ SUMPRODUCT([Thong_Tin_Ngay_Nghi_201704.$B$3:.$B$71]=[.$B9];[Thong_Tin_Ngay_Nghi_201704.$C$3:.$C$71])" office:value-type="float" office:value="5">
            <text:p>5</text:p>
          </table:table-cell>
          <table:table-cell table:style-name="ce48" table:formula="of:=IF(DATE(YEAR([.E9]);MONTH([.E9]);DAY([.E9]))&lt;=DATE(YEAR([.E9]);3;31); [.C9]-[.G9] + [.F9]; IF([.G9]-[.C9]&lt;0;[.G9] + [.F9] -[.H9];[.F9]+[.C9]-[.H9]))" office:value-type="float" office:value="3">
            <text:p>3</text:p>
          </table:table-cell>
          <table:table-cell table:number-columns-repeated="2" table:style-name="ce48"/>
          <table:table-cell table:style-name="ce48" table:formula="of:=[.I9]+[.K9] +[.J9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0]);DATE(YEAR([.D10]);12;31);NOW())" office:value-type="date" office:date-value="2017-05-03T11:32:23.21">
            <text:p>05/03/17</text:p>
          </table:table-cell>
          <table:table-cell table:style-name="ce52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4">
            <text:p>4</text:p>
          </table:table-cell>
          <table:table-cell table:style-name="ce56" table:formula="of:=SUMPRODUCT([Thong_Tin_Ngay_Nghi_201701.$B$3:.$B$67]=[.$B10];[Thong_Tin_Ngay_Nghi_201701.$C$3:.$C$67]) +  SUMPRODUCT([Thong_Tin_Ngay_Nghi_201702.$B$3:.$B$68]=[.$B10];[Thong_Tin_Ngay_Nghi_201702.$C$3:.$C$68]) + SUMPRODUCT([Thong_Tin_Ngay_Nghi_201703.$B$3:.$B$71]=[.$B10];[Thong_Tin_Ngay_Nghi_201703.$C$3:.$C$71])" office:value-type="float" office:value="5">
            <text:p>5</text:p>
          </table:table-cell>
          <table:table-cell table:style-name="ce61" table:formula="of:=SUMPRODUCT([Thong_Tin_Ngay_Nghi_201701.$B$3:.$B$67]=[.$B10];[Thong_Tin_Ngay_Nghi_201701.$C$3:.$C$67]) +  SUMPRODUCT([Thong_Tin_Ngay_Nghi_201702.$B$3:.$B$68]=[.$B10];[Thong_Tin_Ngay_Nghi_201702.$C$3:.$C$68]) + SUMPRODUCT([Thong_Tin_Ngay_Nghi_201703.$B$3:.$B$71]=[.$B10];[Thong_Tin_Ngay_Nghi_201703.$C$3:.$C$71])+ SUMPRODUCT([Thong_Tin_Ngay_Nghi_201704.$B$3:.$B$71]=[.$B10];[Thong_Tin_Ngay_Nghi_201704.$C$3:.$C$71])" office:value-type="float" office:value="6">
            <text:p>6</text:p>
          </table:table-cell>
          <table:table-cell table:style-name="ce48" table:formula="of:=IF(DATE(YEAR([.E10]);MONTH([.E10]);DAY([.E10]))&lt;=DATE(YEAR([.E10]);3;31); [.C10]-[.G10] + [.F10]; IF([.G10]-[.C10]&lt;0;[.G10] + [.F10] -[.H10];[.F10]+[.C10]-[.H10]))" office:value-type="float" office:value="-2">
            <text:p>-2</text:p>
          </table:table-cell>
          <table:table-cell table:number-columns-repeated="2" table:style-name="ce48"/>
          <table:table-cell table:style-name="ce48" table:formula="of:=[.I10]+[.K10] +[.J10]" office:value-type="float" office:value="-2">
            <text:p>-2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1]);DATE(YEAR([.D11]);12;31);NOW())" office:value-type="date" office:date-value="2017-05-03T11:32:23.21">
            <text:p>05/03/17</text:p>
          </table:table-cell>
          <table:table-cell table:style-name="ce52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4">
            <text:p>4</text:p>
          </table:table-cell>
          <table:table-cell table:style-name="ce56" table:formula="of:=SUMPRODUCT([Thong_Tin_Ngay_Nghi_201701.$B$3:.$B$67]=[.$B11];[Thong_Tin_Ngay_Nghi_201701.$C$3:.$C$67]) +  SUMPRODUCT([Thong_Tin_Ngay_Nghi_201702.$B$3:.$B$68]=[.$B11];[Thong_Tin_Ngay_Nghi_201702.$C$3:.$C$68]) + SUMPRODUCT([Thong_Tin_Ngay_Nghi_201703.$B$3:.$B$71]=[.$B11];[Thong_Tin_Ngay_Nghi_201703.$C$3:.$C$71])" office:value-type="float" office:value="11.5">
            <text:p>11.5</text:p>
          </table:table-cell>
          <table:table-cell table:style-name="ce61" table:formula="of:=SUMPRODUCT([Thong_Tin_Ngay_Nghi_201701.$B$3:.$B$67]=[.$B11];[Thong_Tin_Ngay_Nghi_201701.$C$3:.$C$67]) +  SUMPRODUCT([Thong_Tin_Ngay_Nghi_201702.$B$3:.$B$68]=[.$B11];[Thong_Tin_Ngay_Nghi_201702.$C$3:.$C$68]) + SUMPRODUCT([Thong_Tin_Ngay_Nghi_201703.$B$3:.$B$71]=[.$B11];[Thong_Tin_Ngay_Nghi_201703.$C$3:.$C$71])+ SUMPRODUCT([Thong_Tin_Ngay_Nghi_201704.$B$3:.$B$71]=[.$B11];[Thong_Tin_Ngay_Nghi_201704.$C$3:.$C$71])" office:value-type="float" office:value="14">
            <text:p>14</text:p>
          </table:table-cell>
          <table:table-cell table:style-name="ce48" table:formula="of:=IF(DATE(YEAR([.E11]);MONTH([.E11]);DAY([.E11]))&lt;=DATE(YEAR([.E11]);3;31); [.C11]-[.G11] + [.F11]; IF([.G11]-[.C11]&lt;0;[.G11] + [.F11] -[.H11];[.F11]+[.C11]-[.H11]))" office:value-type="float" office:value="-5">
            <text:p>-5</text:p>
          </table:table-cell>
          <table:table-cell table:style-name="ce48"/>
          <table:table-cell table:style-name="ce48" table:formula="of:=3" office:value-type="float" office:value="3">
            <text:p>3</text:p>
          </table:table-cell>
          <table:table-cell table:style-name="ce48" table:formula="of:=[.I11]+[.K11] +[.J11]" office:value-type="float" office:value="-2">
            <text:p>-2</text:p>
          </table:table-cell>
          <table:table-cell table:style-name="ce62" office:value-type="string">
            <text:p>Những ngày nghỉ này đã trừ vào lương → sẽ ko trừ vào phép nữa:</text:p>
            <text:p>- Tháng 3: 3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2]);DATE(YEAR([.D12]);12;31);NOW())" office:value-type="date" office:date-value="2017-05-03T11:32:23.21">
            <text:p>05/03/17</text:p>
          </table:table-cell>
          <table:table-cell table:style-name="ce52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4">
            <text:p>4</text:p>
          </table:table-cell>
          <table:table-cell table:style-name="ce56" table:formula="of:=SUMPRODUCT([Thong_Tin_Ngay_Nghi_201701.$B$3:.$B$67]=[.$B12];[Thong_Tin_Ngay_Nghi_201701.$C$3:.$C$67]) +  SUMPRODUCT([Thong_Tin_Ngay_Nghi_201702.$B$3:.$B$68]=[.$B12];[Thong_Tin_Ngay_Nghi_201702.$C$3:.$C$68]) + SUMPRODUCT([Thong_Tin_Ngay_Nghi_201703.$B$3:.$B$71]=[.$B12];[Thong_Tin_Ngay_Nghi_201703.$C$3:.$C$71])" office:value-type="float" office:value="6.5">
            <text:p>6.5</text:p>
          </table:table-cell>
          <table:table-cell table:style-name="ce61" table:formula="of:=SUMPRODUCT([Thong_Tin_Ngay_Nghi_201701.$B$3:.$B$67]=[.$B12];[Thong_Tin_Ngay_Nghi_201701.$C$3:.$C$67]) +  SUMPRODUCT([Thong_Tin_Ngay_Nghi_201702.$B$3:.$B$68]=[.$B12];[Thong_Tin_Ngay_Nghi_201702.$C$3:.$C$68]) + SUMPRODUCT([Thong_Tin_Ngay_Nghi_201703.$B$3:.$B$71]=[.$B12];[Thong_Tin_Ngay_Nghi_201703.$C$3:.$C$71])+ SUMPRODUCT([Thong_Tin_Ngay_Nghi_201704.$B$3:.$B$71]=[.$B12];[Thong_Tin_Ngay_Nghi_201704.$C$3:.$C$71])" office:value-type="float" office:value="6.5">
            <text:p>6.5</text:p>
          </table:table-cell>
          <table:table-cell table:style-name="ce49" table:formula="of:=IF(DATE(YEAR([.E12]);MONTH([.E12]);DAY([.E12]))&lt;=DATE(YEAR([.E12]);3;31); [.C12]-[.G12] + [.F12]; IF([.G12]-[.C12]&lt;0;[.G12] + [.F12] -[.H12];[.F12]+[.C12]-[.H12]))" office:value-type="float" office:value="-2.5">
            <text:p>-2.5</text:p>
          </table:table-cell>
          <table:table-cell table:number-columns-repeated="2" table:style-name="ce49"/>
          <table:table-cell table:style-name="ce49" table:formula="of:=[.I12]+[.K12] +[.J12]" office:value-type="float" office:value="-2.5">
            <text:p>-2.5</text:p>
          </table:table-cell>
          <table:table-cell table:style-name="ce63"/>
          <table:table-cell table:style-name="ce64" table:number-columns-repeated="1011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3]);DATE(YEAR([.D13]);12;31);NOW())" office:value-type="date" office:date-value="2017-05-03T11:32:23.22">
            <text:p>05/03/17</text:p>
          </table:table-cell>
          <table:table-cell table:style-name="ce52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4">
            <text:p>4</text:p>
          </table:table-cell>
          <table:table-cell table:style-name="ce56" table:formula="of:=SUMPRODUCT([Thong_Tin_Ngay_Nghi_201701.$B$3:.$B$67]=[.$B13];[Thong_Tin_Ngay_Nghi_201701.$C$3:.$C$67]) +  SUMPRODUCT([Thong_Tin_Ngay_Nghi_201702.$B$3:.$B$68]=[.$B13];[Thong_Tin_Ngay_Nghi_201702.$C$3:.$C$68]) + SUMPRODUCT([Thong_Tin_Ngay_Nghi_201703.$B$3:.$B$71]=[.$B13];[Thong_Tin_Ngay_Nghi_201703.$C$3:.$C$71])" office:value-type="float" office:value="5.5">
            <text:p>5.5</text:p>
          </table:table-cell>
          <table:table-cell table:style-name="ce61" table:formula="of:=SUMPRODUCT([Thong_Tin_Ngay_Nghi_201701.$B$3:.$B$67]=[.$B13];[Thong_Tin_Ngay_Nghi_201701.$C$3:.$C$67]) +  SUMPRODUCT([Thong_Tin_Ngay_Nghi_201702.$B$3:.$B$68]=[.$B13];[Thong_Tin_Ngay_Nghi_201702.$C$3:.$C$68]) + SUMPRODUCT([Thong_Tin_Ngay_Nghi_201703.$B$3:.$B$71]=[.$B13];[Thong_Tin_Ngay_Nghi_201703.$C$3:.$C$71])+ SUMPRODUCT([Thong_Tin_Ngay_Nghi_201704.$B$3:.$B$71]=[.$B13];[Thong_Tin_Ngay_Nghi_201704.$C$3:.$C$71])" office:value-type="float" office:value="6">
            <text:p>6</text:p>
          </table:table-cell>
          <table:table-cell table:style-name="ce48" table:formula="of:=IF(DATE(YEAR([.E13]);MONTH([.E13]);DAY([.E13]))&lt;=DATE(YEAR([.E13]);3;31); [.C13]-[.G13] + [.F13]; IF([.G13]-[.C13]&lt;0;[.G13] + [.F13] -[.H13];[.F13]+[.C13]-[.H13]))" office:value-type="float" office:value="-1">
            <text:p>-1</text:p>
          </table:table-cell>
          <table:table-cell table:number-columns-repeated="2" table:style-name="ce48"/>
          <table:table-cell table:style-name="ce48" table:formula="of:=[.I13]+[.K13] +[.J13]" office:value-type="float" office:value="-1">
            <text:p>-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4]);DATE(YEAR([.D14]);12;31);NOW())" office:value-type="date" office:date-value="2017-05-03T11:32:23.22">
            <text:p>05/03/17</text:p>
          </table:table-cell>
          <table:table-cell table:style-name="ce52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4">
            <text:p>4</text:p>
          </table:table-cell>
          <table:table-cell table:style-name="ce56" table:formula="of:=SUMPRODUCT([Thong_Tin_Ngay_Nghi_201701.$B$3:.$B$67]=[.$B14];[Thong_Tin_Ngay_Nghi_201701.$C$3:.$C$67]) +  SUMPRODUCT([Thong_Tin_Ngay_Nghi_201702.$B$3:.$B$68]=[.$B14];[Thong_Tin_Ngay_Nghi_201702.$C$3:.$C$68]) + SUMPRODUCT([Thong_Tin_Ngay_Nghi_201703.$B$3:.$B$71]=[.$B14];[Thong_Tin_Ngay_Nghi_201703.$C$3:.$C$71])" office:value-type="float" office:value="7.5">
            <text:p>7.5</text:p>
          </table:table-cell>
          <table:table-cell table:style-name="ce61" table:formula="of:=SUMPRODUCT([Thong_Tin_Ngay_Nghi_201701.$B$3:.$B$67]=[.$B14];[Thong_Tin_Ngay_Nghi_201701.$C$3:.$C$67]) +  SUMPRODUCT([Thong_Tin_Ngay_Nghi_201702.$B$3:.$B$68]=[.$B14];[Thong_Tin_Ngay_Nghi_201702.$C$3:.$C$68]) + SUMPRODUCT([Thong_Tin_Ngay_Nghi_201703.$B$3:.$B$71]=[.$B14];[Thong_Tin_Ngay_Nghi_201703.$C$3:.$C$71])+ SUMPRODUCT([Thong_Tin_Ngay_Nghi_201704.$B$3:.$B$71]=[.$B14];[Thong_Tin_Ngay_Nghi_201704.$C$3:.$C$71])" office:value-type="float" office:value="7.5">
            <text:p>7.5</text:p>
          </table:table-cell>
          <table:table-cell table:style-name="ce49" table:formula="of:=IF(DATE(YEAR([.E14]);MONTH([.E14]);DAY([.E14]))&lt;=DATE(YEAR([.E14]);3;31); [.C14]-[.G14] + [.F14]; IF([.G14]-[.C13]&lt;0;[.G14] + [.F14] -[.H14];[.F14]+[.C115]-[.H14]))" office:value-type="float" office:value="-3.5">
            <text:p>-3.5</text:p>
          </table:table-cell>
          <table:table-cell table:number-columns-repeated="2" table:style-name="ce49"/>
          <table:table-cell table:style-name="ce49" table:formula="of:=[.I14]+[.K14] +[.J14]" office:value-type="float" office:value="-3.5">
            <text:p>-3.5</text:p>
          </table:table-cell>
          <table:table-cell table:style-name="ce63"/>
          <table:table-cell table:style-name="ce64" table:number-columns-repeated="1011"/>
        </table:table-row>
        <table:table-row table:style-name="ro10">
          <table:table-cell table:style-name="ce42" office:value-type="float" office:value="9">
            <text:p>9</text:p>
          </table:table-cell>
          <table:table-cell table:style-name="ce44" office:value-type="string">
            <text:p>Ha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5]);DATE(YEAR([.D15]);12;31);NOW())" office:value-type="date" office:date-value="2017-05-03T11:32:23.22">
            <text:p>05/03/17</text:p>
          </table:table-cell>
          <table:table-cell table:style-name="ce52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4">
            <text:p>4</text:p>
          </table:table-cell>
          <table:table-cell table:style-name="ce56" table:formula="of:=SUMPRODUCT([Thong_Tin_Ngay_Nghi_201701.$B$3:.$B$67]=[.$B15];[Thong_Tin_Ngay_Nghi_201701.$C$3:.$C$67]) +  SUMPRODUCT([Thong_Tin_Ngay_Nghi_201702.$B$3:.$B$68]=[.$B15];[Thong_Tin_Ngay_Nghi_201702.$C$3:.$C$68]) + SUMPRODUCT([Thong_Tin_Ngay_Nghi_201703.$B$3:.$B$71]=[.$B15];[Thong_Tin_Ngay_Nghi_201703.$C$3:.$C$71])" office:value-type="float" office:value="3">
            <text:p>3</text:p>
          </table:table-cell>
          <table:table-cell table:style-name="ce61" table:formula="of:=SUMPRODUCT([Thong_Tin_Ngay_Nghi_201701.$B$3:.$B$67]=[.$B15];[Thong_Tin_Ngay_Nghi_201701.$C$3:.$C$67]) +  SUMPRODUCT([Thong_Tin_Ngay_Nghi_201702.$B$3:.$B$68]=[.$B15];[Thong_Tin_Ngay_Nghi_201702.$C$3:.$C$68]) + SUMPRODUCT([Thong_Tin_Ngay_Nghi_201703.$B$3:.$B$71]=[.$B15];[Thong_Tin_Ngay_Nghi_201703.$C$3:.$C$71])+ SUMPRODUCT([Thong_Tin_Ngay_Nghi_201704.$B$3:.$B$71]=[.$B15];[Thong_Tin_Ngay_Nghi_201704.$C$3:.$C$71])" office:value-type="float" office:value="3">
            <text:p>3</text:p>
          </table:table-cell>
          <table:table-cell table:style-name="ce48" table:formula="of:=IF(DATE(YEAR([.E15]);MONTH([.E15]);DAY([.E15]))&lt;=DATE(YEAR([.E15]);3;31); [.C15]-[.G15] + [.F15]; IF([.G15]-[.C14]&lt;0;[.G15] + [.F15] -[.H15];[.F15]+[.C15]-[.H15]))" office:value-type="float" office:value="1">
            <text:p>1</text:p>
          </table:table-cell>
          <table:table-cell table:style-name="ce48"/>
          <table:table-cell table:style-name="ce48" table:formula="of:=3" office:value-type="float" office:value="3">
            <text:p>3</text:p>
          </table:table-cell>
          <table:table-cell table:style-name="ce48" table:formula="of:=[.I15]+[.K15] +[.J15]" office:value-type="float" office:value="4">
            <text:p>4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6]);DATE(YEAR([.D16]);12;31);NOW())" office:value-type="date" office:date-value="2017-05-03T11:32:23.22">
            <text:p>05/03/17</text:p>
          </table:table-cell>
          <table:table-cell table:style-name="ce52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4">
            <text:p>4</text:p>
          </table:table-cell>
          <table:table-cell table:style-name="ce56" table:formula="of:=SUMPRODUCT([Thong_Tin_Ngay_Nghi_201701.$B$3:.$B$67]=[.$B16];[Thong_Tin_Ngay_Nghi_201701.$C$3:.$C$67]) +  SUMPRODUCT([Thong_Tin_Ngay_Nghi_201702.$B$3:.$B$68]=[.$B16];[Thong_Tin_Ngay_Nghi_201702.$C$3:.$C$68]) + SUMPRODUCT([Thong_Tin_Ngay_Nghi_201703.$B$3:.$B$71]=[.$B16];[Thong_Tin_Ngay_Nghi_201703.$C$3:.$C$71])" office:value-type="float" office:value="4">
            <text:p>4</text:p>
          </table:table-cell>
          <table:table-cell table:style-name="ce61" table:formula="of:=SUMPRODUCT([Thong_Tin_Ngay_Nghi_201701.$B$3:.$B$67]=[.$B16];[Thong_Tin_Ngay_Nghi_201701.$C$3:.$C$67]) +  SUMPRODUCT([Thong_Tin_Ngay_Nghi_201702.$B$3:.$B$68]=[.$B16];[Thong_Tin_Ngay_Nghi_201702.$C$3:.$C$68]) + SUMPRODUCT([Thong_Tin_Ngay_Nghi_201703.$B$3:.$B$71]=[.$B16];[Thong_Tin_Ngay_Nghi_201703.$C$3:.$C$71])+ SUMPRODUCT([Thong_Tin_Ngay_Nghi_201704.$B$3:.$B$71]=[.$B16];[Thong_Tin_Ngay_Nghi_201704.$C$3:.$C$71])" office:value-type="float" office:value="5.5">
            <text:p>5.5</text:p>
          </table:table-cell>
          <table:table-cell table:style-name="ce48" table:formula="of:=IF(DATE(YEAR([.E16]);MONTH([.E16]);DAY([.E16]))&lt;=DATE(YEAR([.E16]);3;31); [.C16]-[.G16] + [.F16]; IF([.G16]-[.C16]&lt;0;[.G16] + [.F16] -[.H16];[.F16]+[.C16]-[.H16]))" office:value-type="float" office:value="-1.5">
            <text:p>-1.5</text:p>
          </table:table-cell>
          <table:table-cell table:style-name="ce48"/>
          <table:table-cell table:style-name="ce48" table:formula="of:=1.5" office:value-type="float" office:value="1.5">
            <text:p>1.5</text:p>
          </table:table-cell>
          <table:table-cell table:style-name="ce48" table:formula="of:=[.I16]+[.K16] +[.J16]" office:value-type="float" office:value="0">
            <text:p>0</text:p>
          </table:table-cell>
          <table:table-cell table:style-name="ce62" office:value-type="string">
            <text:p>Những ngày nghỉ này đã trừ vào lương → sẽ ko trừ vào phép nữa:</text:p>
            <text:p>- Tháng 1 1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office:value-type="date" office:date-value="2017-04-14">
            <text:p>04/14/17</text:p>
          </table:table-cell>
          <table:table-cell table:style-name="ce52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4">
            <text:p>4</text:p>
          </table:table-cell>
          <table:table-cell table:style-name="ce56" table:formula="of:=SUMPRODUCT([Thong_Tin_Ngay_Nghi_201701.$B$3:.$B$67]=[.$B17];[Thong_Tin_Ngay_Nghi_201701.$C$3:.$C$67]) +  SUMPRODUCT([Thong_Tin_Ngay_Nghi_201702.$B$3:.$B$68]=[.$B17];[Thong_Tin_Ngay_Nghi_201702.$C$3:.$C$68]) + SUMPRODUCT([Thong_Tin_Ngay_Nghi_201703.$B$3:.$B$71]=[.$B17];[Thong_Tin_Ngay_Nghi_201703.$C$3:.$C$71])" office:value-type="float" office:value="3">
            <text:p>3</text:p>
          </table:table-cell>
          <table:table-cell table:style-name="ce61" table:formula="of:=SUMPRODUCT([Thong_Tin_Ngay_Nghi_201701.$B$3:.$B$67]=[.$B17];[Thong_Tin_Ngay_Nghi_201701.$C$3:.$C$67]) +  SUMPRODUCT([Thong_Tin_Ngay_Nghi_201702.$B$3:.$B$68]=[.$B17];[Thong_Tin_Ngay_Nghi_201702.$C$3:.$C$68]) + SUMPRODUCT([Thong_Tin_Ngay_Nghi_201703.$B$3:.$B$71]=[.$B17];[Thong_Tin_Ngay_Nghi_201703.$C$3:.$C$71])+ SUMPRODUCT([Thong_Tin_Ngay_Nghi_201704.$B$3:.$B$71]=[.$B17];[Thong_Tin_Ngay_Nghi_201704.$C$3:.$C$71])" office:value-type="float" office:value="4">
            <text:p>4</text:p>
          </table:table-cell>
          <table:table-cell table:style-name="ce48" table:formula="of:=IF(DATE(YEAR([.E17]);MONTH([.E17]);DAY([.E17]))&lt;=DATE(YEAR([.E17]);3;31); [.C17]-[.G17] + [.F17]; IF([.G17]-[.C17]&lt;0;[.G17] + [.F17] -[.H17];[.F17]+[.C17]-[.H17]))" office:value-type="float" office:value="2.5">
            <text:p>2.5</text:p>
          </table:table-cell>
          <table:table-cell table:number-columns-repeated="2" table:style-name="ce48"/>
          <table:table-cell table:style-name="ce48" table:formula="of:=[.I17]+[.K17] +[.J17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8]);DATE(YEAR([.D18]);12;31);NOW())" office:value-type="date" office:date-value="2017-05-03T11:32:23.22">
            <text:p>05/03/17</text:p>
          </table:table-cell>
          <table:table-cell table:style-name="ce52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4">
            <text:p>4</text:p>
          </table:table-cell>
          <table:table-cell table:style-name="ce56" table:formula="of:=SUMPRODUCT([Thong_Tin_Ngay_Nghi_201701.$B$3:.$B$67]=[.$B18];[Thong_Tin_Ngay_Nghi_201701.$C$3:.$C$67]) +  SUMPRODUCT([Thong_Tin_Ngay_Nghi_201702.$B$3:.$B$68]=[.$B18];[Thong_Tin_Ngay_Nghi_201702.$C$3:.$C$68]) + SUMPRODUCT([Thong_Tin_Ngay_Nghi_201703.$B$3:.$B$71]=[.$B18];[Thong_Tin_Ngay_Nghi_201703.$C$3:.$C$71])" office:value-type="float" office:value="9.5">
            <text:p>9.5</text:p>
          </table:table-cell>
          <table:table-cell table:style-name="ce61" table:formula="of:=SUMPRODUCT([Thong_Tin_Ngay_Nghi_201701.$B$3:.$B$67]=[.$B18];[Thong_Tin_Ngay_Nghi_201701.$C$3:.$C$67]) +  SUMPRODUCT([Thong_Tin_Ngay_Nghi_201702.$B$3:.$B$68]=[.$B18];[Thong_Tin_Ngay_Nghi_201702.$C$3:.$C$68]) + SUMPRODUCT([Thong_Tin_Ngay_Nghi_201703.$B$3:.$B$71]=[.$B18];[Thong_Tin_Ngay_Nghi_201703.$C$3:.$C$71])+ SUMPRODUCT([Thong_Tin_Ngay_Nghi_201704.$B$3:.$B$71]=[.$B18];[Thong_Tin_Ngay_Nghi_201704.$C$3:.$C$71])" office:value-type="float" office:value="11.5">
            <text:p>11.5</text:p>
          </table:table-cell>
          <table:table-cell table:style-name="ce48" table:formula="of:=IF(DATE(YEAR([.E18]);MONTH([.E18]);DAY([.E18]))&lt;=DATE(YEAR([.E18]);3;31); [.C18]-[.G18] + [.F18]; IF([.G18]-[.C18]&lt;0;[.G18] + [.F18] -[.H18];[.F18]+[.C18]-[.H18]))" office:value-type="float" office:value="-7.5">
            <text:p>-7.5</text:p>
          </table:table-cell>
          <table:table-cell table:number-columns-repeated="2" table:style-name="ce48"/>
          <table:table-cell table:style-name="ce48" table:formula="of:=[.I18]+[.K18] +[.J18]" office:value-type="float" office:value="-7.5">
            <text:p>-7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19]);DATE(YEAR([.D19]);12;31);NOW())" office:value-type="date" office:date-value="2017-05-03T11:32:23.22">
            <text:p>05/03/17</text:p>
          </table:table-cell>
          <table:table-cell table:style-name="ce52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4">
            <text:p>4</text:p>
          </table:table-cell>
          <table:table-cell table:style-name="ce56" table:formula="of:=SUMPRODUCT([Thong_Tin_Ngay_Nghi_201701.$B$3:.$B$67]=[.$B19];[Thong_Tin_Ngay_Nghi_201701.$C$3:.$C$67]) +  SUMPRODUCT([Thong_Tin_Ngay_Nghi_201702.$B$3:.$B$68]=[.$B19];[Thong_Tin_Ngay_Nghi_201702.$C$3:.$C$68]) + SUMPRODUCT([Thong_Tin_Ngay_Nghi_201703.$B$3:.$B$71]=[.$B19];[Thong_Tin_Ngay_Nghi_201703.$C$3:.$C$71])" office:value-type="float" office:value="3">
            <text:p>3</text:p>
          </table:table-cell>
          <table:table-cell table:style-name="ce61" table:formula="of:=SUMPRODUCT([Thong_Tin_Ngay_Nghi_201701.$B$3:.$B$67]=[.$B19];[Thong_Tin_Ngay_Nghi_201701.$C$3:.$C$67]) +  SUMPRODUCT([Thong_Tin_Ngay_Nghi_201702.$B$3:.$B$68]=[.$B19];[Thong_Tin_Ngay_Nghi_201702.$C$3:.$C$68]) + SUMPRODUCT([Thong_Tin_Ngay_Nghi_201703.$B$3:.$B$71]=[.$B19];[Thong_Tin_Ngay_Nghi_201703.$C$3:.$C$71])+ SUMPRODUCT([Thong_Tin_Ngay_Nghi_201704.$B$3:.$B$71]=[.$B19];[Thong_Tin_Ngay_Nghi_201704.$C$3:.$C$71])" office:value-type="float" office:value="3">
            <text:p>3</text:p>
          </table:table-cell>
          <table:table-cell table:style-name="ce48" table:formula="of:=IF(DATE(YEAR([.E19]);MONTH([.E19]);DAY([.E19]))&lt;=DATE(YEAR([.E19]);3;31); [.C19]-[.G19] + [.F19]; IF([.G19]-[.C19]&lt;0;[.G19] + [.F19] -[.H19];[.F19]+[.C19]-[.H19]))" office:value-type="float" office:value="3.5">
            <text:p>3.5</text:p>
          </table:table-cell>
          <table:table-cell table:number-columns-repeated="2" table:style-name="ce48"/>
          <table:table-cell table:style-name="ce48" table:formula="of:=[.I19]+[.K19] +[.J19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office:value-type="float" office:value="0">
            <text:p>0</text:p>
          </table:table-cell>
          <table:table-cell table:style-name="ce50" office:value-type="date" office:date-value="2017-02-06">
            <text:p>02/06/17</text:p>
          </table:table-cell>
          <table:table-cell table:style-name="ce50" table:formula="of:=IF(YEAR(NOW())&gt;YEAR([.D20]);DATE(YEAR([.D20]);12;31);NOW())" office:value-type="date" office:date-value="2017-05-03T11:32:23.22">
            <text:p>05/03/17</text:p>
          </table:table-cell>
          <table:table-cell table:style-name="ce52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3">
            <text:p>3</text:p>
          </table:table-cell>
          <table:table-cell table:style-name="ce56" table:formula="of:=SUMPRODUCT([Thong_Tin_Ngay_Nghi_201701.$B$3:.$B$67]=[.$B20];[Thong_Tin_Ngay_Nghi_201701.$C$3:.$C$67]) +  SUMPRODUCT([Thong_Tin_Ngay_Nghi_201702.$B$3:.$B$68]=[.$B20];[Thong_Tin_Ngay_Nghi_201702.$C$3:.$C$68]) + SUMPRODUCT([Thong_Tin_Ngay_Nghi_201703.$B$3:.$B$71]=[.$B20];[Thong_Tin_Ngay_Nghi_201703.$C$3:.$C$71])" office:value-type="float" office:value="0.5">
            <text:p>0.5</text:p>
          </table:table-cell>
          <table:table-cell table:style-name="ce61" table:formula="of:=SUMPRODUCT([Thong_Tin_Ngay_Nghi_201701.$B$3:.$B$67]=[.$B20];[Thong_Tin_Ngay_Nghi_201701.$C$3:.$C$67]) +  SUMPRODUCT([Thong_Tin_Ngay_Nghi_201702.$B$3:.$B$68]=[.$B20];[Thong_Tin_Ngay_Nghi_201702.$C$3:.$C$68]) + SUMPRODUCT([Thong_Tin_Ngay_Nghi_201703.$B$3:.$B$71]=[.$B20];[Thong_Tin_Ngay_Nghi_201703.$C$3:.$C$71])+ SUMPRODUCT([Thong_Tin_Ngay_Nghi_201704.$B$3:.$B$71]=[.$B20];[Thong_Tin_Ngay_Nghi_201704.$C$3:.$C$71])" office:value-type="float" office:value="0.5">
            <text:p>0.5</text:p>
          </table:table-cell>
          <table:table-cell table:style-name="ce48" table:formula="of:=IF(DATE(YEAR([.E20]);MONTH([.E20]);DAY([.E20]))&lt;=DATE(YEAR([.E20]);3;31); [.C20]-[.G20] + [.F20]; IF([.G20]-[.C20]&lt;0;[.G20] + [.F20] -[.H20];[.F20]+[.C20]-[.H20]))" office:value-type="float" office:value="2.5">
            <text:p>2.5</text:p>
          </table:table-cell>
          <table:table-cell table:style-name="ce48"/>
          <table:table-cell table:style-name="ce48" table:formula="of:=0.5" office:value-type="float" office:value="0.5">
            <text:p>0.5</text:p>
          </table:table-cell>
          <table:table-cell table:style-name="ce48" table:formula="of:=[.I20]+[.K20] +[.J20]" office:value-type="float" office:value="3">
            <text:p>3</text:p>
          </table:table-cell>
          <table:table-cell table:style-name="ce62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ieuPT</text:p>
          </table:table-cell>
          <table:table-cell table:style-name="ce48" office:value-type="float" office:value="7.5">
            <text:p>7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1]);DATE(YEAR([.D21]);12;31);NOW())" office:value-type="date" office:date-value="2017-05-03T11:32:23.23">
            <text:p>05/03/17</text:p>
          </table:table-cell>
          <table:table-cell table:style-name="ce52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4">
            <text:p>4</text:p>
          </table:table-cell>
          <table:table-cell table:style-name="ce56" table:formula="of:=SUMPRODUCT([Thong_Tin_Ngay_Nghi_201701.$B$3:.$B$67]=[.$B21];[Thong_Tin_Ngay_Nghi_201701.$C$3:.$C$67]) +  SUMPRODUCT([Thong_Tin_Ngay_Nghi_201702.$B$3:.$B$68]=[.$B21];[Thong_Tin_Ngay_Nghi_201702.$C$3:.$C$68]) + SUMPRODUCT([Thong_Tin_Ngay_Nghi_201703.$B$3:.$B$71]=[.$B21];[Thong_Tin_Ngay_Nghi_201703.$C$3:.$C$71])" office:value-type="float" office:value="3.5">
            <text:p>3.5</text:p>
          </table:table-cell>
          <table:table-cell table:style-name="ce61" table:formula="of:=SUMPRODUCT([Thong_Tin_Ngay_Nghi_201701.$B$3:.$B$67]=[.$B21];[Thong_Tin_Ngay_Nghi_201701.$C$3:.$C$67]) +  SUMPRODUCT([Thong_Tin_Ngay_Nghi_201702.$B$3:.$B$68]=[.$B21];[Thong_Tin_Ngay_Nghi_201702.$C$3:.$C$68]) + SUMPRODUCT([Thong_Tin_Ngay_Nghi_201703.$B$3:.$B$71]=[.$B21];[Thong_Tin_Ngay_Nghi_201703.$C$3:.$C$71])+ SUMPRODUCT([Thong_Tin_Ngay_Nghi_201704.$B$3:.$B$71]=[.$B21];[Thong_Tin_Ngay_Nghi_201704.$C$3:.$C$71])" office:value-type="float" office:value="3.5">
            <text:p>3.5</text:p>
          </table:table-cell>
          <table:table-cell table:style-name="ce48" table:formula="of:=IF(DATE(YEAR([.E21]);MONTH([.E21]);DAY([.E21]))&lt;=DATE(YEAR([.E21]);3;31); [.C21]-[.G21] + [.F21]; IF([.G21]-[.C21]&lt;0;[.G21] + [.F21] -[.H21];[.F21]+[.C21]-[.H21]))" office:value-type="float" office:value="4">
            <text:p>4</text:p>
          </table:table-cell>
          <table:table-cell table:number-columns-repeated="2" table:style-name="ce48"/>
          <table:table-cell table:style-name="ce48" table:formula="of:=[.I21]+[.K21] +[.J21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16">
            <text:p>16</text:p>
          </table:table-cell>
          <table:table-cell table:style-name="ce44" office:value-type="string">
            <text:p>HoangNTM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office:value-type="date" office:date-value="2017-04-14">
            <text:p>04/14/17</text:p>
          </table:table-cell>
          <table:table-cell table:style-name="ce52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-1" office:value-type="float" office:value="3">
            <text:p>3</text:p>
          </table:table-cell>
          <table:table-cell table:style-name="ce56" table:formula="of:=SUMPRODUCT([Thong_Tin_Ngay_Nghi_201701.$B$3:.$B$67]=[.$B22];[Thong_Tin_Ngay_Nghi_201701.$C$3:.$C$67]) +  SUMPRODUCT([Thong_Tin_Ngay_Nghi_201702.$B$3:.$B$68]=[.$B22];[Thong_Tin_Ngay_Nghi_201702.$C$3:.$C$68]) + SUMPRODUCT([Thong_Tin_Ngay_Nghi_201703.$B$3:.$B$71]=[.$B22];[Thong_Tin_Ngay_Nghi_201703.$C$3:.$C$71])" office:value-type="float" office:value="17">
            <text:p>17</text:p>
          </table:table-cell>
          <table:table-cell table:style-name="ce61" table:formula="of:=SUMPRODUCT([Thong_Tin_Ngay_Nghi_201701.$B$3:.$B$67]=[.$B22];[Thong_Tin_Ngay_Nghi_201701.$C$3:.$C$67]) +  SUMPRODUCT([Thong_Tin_Ngay_Nghi_201702.$B$3:.$B$68]=[.$B22];[Thong_Tin_Ngay_Nghi_201702.$C$3:.$C$68]) + SUMPRODUCT([Thong_Tin_Ngay_Nghi_201703.$B$3:.$B$71]=[.$B22];[Thong_Tin_Ngay_Nghi_201703.$C$3:.$C$71])+ SUMPRODUCT([Thong_Tin_Ngay_Nghi_201704.$B$3:.$B$71]=[.$B22];[Thong_Tin_Ngay_Nghi_201704.$C$3:.$C$71])" office:value-type="float" office:value="23.5">
            <text:p>23.5</text:p>
          </table:table-cell>
          <table:table-cell table:style-name="ce48" table:formula="of:=IF(DATE(YEAR([.E22]);MONTH([.E22]);DAY([.E22]))&lt;=DATE(YEAR([.E22]);3;31); [.C22]-[.G22] + [.F22]; IF([.G22]-[.C22]&lt;0;[.G22] + [.F22] -[.H22];[.F22]+[.C22]-[.H22]))" office:value-type="float" office:value="-17.5">
            <text:p>-17.5</text:p>
          </table:table-cell>
          <table:table-cell table:style-name="ce48"/>
          <table:table-cell table:style-name="ce48" table:formula="of:=9+8.5" office:value-type="float" office:value="17.5">
            <text:p>17.5</text:p>
          </table:table-cell>
          <table:table-cell table:style-name="ce48" table:formula="of:=[.I22]+[.K22] +[.J22]" office:value-type="float" office:value="0">
            <text:p>0</text:p>
          </table:table-cell>
          <table:table-cell table:style-name="ce62" office:value-type="string">
            <text:p>Những ngày nghỉ này đã trừ vào lương → sẽ ko trừ vào phép nữa:</text:p>
            <text:p>- Tháng 3: 9 ngày</text:p>
            <text:p>- Tháng 4: 8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3]);DATE(YEAR([.D23]);12;31);NOW())" office:value-type="date" office:date-value="2017-05-03T11:32:23.23">
            <text:p>05/03/17</text:p>
          </table:table-cell>
          <table:table-cell table:style-name="ce52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4">
            <text:p>4</text:p>
          </table:table-cell>
          <table:table-cell table:style-name="ce56" table:formula="of:=SUMPRODUCT([Thong_Tin_Ngay_Nghi_201701.$B$3:.$B$67]=[.$B23];[Thong_Tin_Ngay_Nghi_201701.$C$3:.$C$67]) +  SUMPRODUCT([Thong_Tin_Ngay_Nghi_201702.$B$3:.$B$68]=[.$B23];[Thong_Tin_Ngay_Nghi_201702.$C$3:.$C$68]) + SUMPRODUCT([Thong_Tin_Ngay_Nghi_201703.$B$3:.$B$71]=[.$B23];[Thong_Tin_Ngay_Nghi_201703.$C$3:.$C$71])" office:value-type="float" office:value="0">
            <text:p>0</text:p>
          </table:table-cell>
          <table:table-cell table:style-name="ce61" table:formula="of:=SUMPRODUCT([Thong_Tin_Ngay_Nghi_201701.$B$3:.$B$67]=[.$B23];[Thong_Tin_Ngay_Nghi_201701.$C$3:.$C$67]) +  SUMPRODUCT([Thong_Tin_Ngay_Nghi_201702.$B$3:.$B$68]=[.$B23];[Thong_Tin_Ngay_Nghi_201702.$C$3:.$C$68]) + SUMPRODUCT([Thong_Tin_Ngay_Nghi_201703.$B$3:.$B$71]=[.$B23];[Thong_Tin_Ngay_Nghi_201703.$C$3:.$C$71])+ SUMPRODUCT([Thong_Tin_Ngay_Nghi_201704.$B$3:.$B$71]=[.$B23];[Thong_Tin_Ngay_Nghi_201704.$C$3:.$C$71])" office:value-type="float" office:value="0">
            <text:p>0</text:p>
          </table:table-cell>
          <table:table-cell table:style-name="ce48" table:formula="of:=IF(DATE(YEAR([.E23]);MONTH([.E23]);DAY([.E23]))&lt;=DATE(YEAR([.E23]);3;31); [.C23]-[.G23] + [.F23]; IF([.G23]-[.C22]&lt;0;[.G23] + [.F23] -[.H23];[.F23]+[.C23]-[.H23]))" office:value-type="float" office:value="4">
            <text:p>4</text:p>
          </table:table-cell>
          <table:table-cell table:number-columns-repeated="2" table:style-name="ce48"/>
          <table:table-cell table:style-name="ce48" table:formula="of:=[.I23]+[.K23] +[.J23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4]);DATE(YEAR([.D24]);12;31);NOW())" office:value-type="date" office:date-value="2017-05-03T11:32:23.23">
            <text:p>05/03/17</text:p>
          </table:table-cell>
          <table:table-cell table:style-name="ce52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4">
            <text:p>4</text:p>
          </table:table-cell>
          <table:table-cell table:style-name="ce56" table:formula="of:=SUMPRODUCT([Thong_Tin_Ngay_Nghi_201701.$B$3:.$B$67]=[.$B24];[Thong_Tin_Ngay_Nghi_201701.$C$3:.$C$67]) +  SUMPRODUCT([Thong_Tin_Ngay_Nghi_201702.$B$3:.$B$68]=[.$B24];[Thong_Tin_Ngay_Nghi_201702.$C$3:.$C$68]) + SUMPRODUCT([Thong_Tin_Ngay_Nghi_201703.$B$3:.$B$71]=[.$B24];[Thong_Tin_Ngay_Nghi_201703.$C$3:.$C$71])" office:value-type="float" office:value="3">
            <text:p>3</text:p>
          </table:table-cell>
          <table:table-cell table:style-name="ce61" table:formula="of:=SUMPRODUCT([Thong_Tin_Ngay_Nghi_201701.$B$3:.$B$67]=[.$B24];[Thong_Tin_Ngay_Nghi_201701.$C$3:.$C$67]) +  SUMPRODUCT([Thong_Tin_Ngay_Nghi_201702.$B$3:.$B$68]=[.$B24];[Thong_Tin_Ngay_Nghi_201702.$C$3:.$C$68]) + SUMPRODUCT([Thong_Tin_Ngay_Nghi_201703.$B$3:.$B$71]=[.$B24];[Thong_Tin_Ngay_Nghi_201703.$C$3:.$C$71])+ SUMPRODUCT([Thong_Tin_Ngay_Nghi_201704.$B$3:.$B$71]=[.$B24];[Thong_Tin_Ngay_Nghi_201704.$C$3:.$C$71])" office:value-type="float" office:value="3">
            <text:p>3</text:p>
          </table:table-cell>
          <table:table-cell table:style-name="ce48" table:formula="of:=IF(DATE(YEAR([.E24]);MONTH([.E24]);DAY([.E24]))&lt;=DATE(YEAR([.E24]);3;31); [.C24]-[.G24] + [.F24]; IF([.G24]-[.C24]&lt;0;[.G24] + [.F24] -[.H24];[.F24]+[.C24]-[.H24]))" office:value-type="float" office:value="4">
            <text:p>4</text:p>
          </table:table-cell>
          <table:table-cell table:number-columns-repeated="2" table:style-name="ce48"/>
          <table:table-cell table:style-name="ce48" table:formula="of:=[.I24]+[.K24] +[.J24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5]);DATE(YEAR([.D25]);12;31);NOW())" office:value-type="date" office:date-value="2017-05-03T11:32:23.23">
            <text:p>05/03/17</text:p>
          </table:table-cell>
          <table:table-cell table:style-name="ce52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4">
            <text:p>4</text:p>
          </table:table-cell>
          <table:table-cell table:style-name="ce56" table:formula="of:=SUMPRODUCT([Thong_Tin_Ngay_Nghi_201701.$B$3:.$B$67]=[.$B25];[Thong_Tin_Ngay_Nghi_201701.$C$3:.$C$67]) +  SUMPRODUCT([Thong_Tin_Ngay_Nghi_201702.$B$3:.$B$68]=[.$B25];[Thong_Tin_Ngay_Nghi_201702.$C$3:.$C$68]) + SUMPRODUCT([Thong_Tin_Ngay_Nghi_201703.$B$3:.$B$71]=[.$B25];[Thong_Tin_Ngay_Nghi_201703.$C$3:.$C$71])" office:value-type="float" office:value="6">
            <text:p>6</text:p>
          </table:table-cell>
          <table:table-cell table:style-name="ce61" table:formula="of:=SUMPRODUCT([Thong_Tin_Ngay_Nghi_201701.$B$3:.$B$67]=[.$B25];[Thong_Tin_Ngay_Nghi_201701.$C$3:.$C$67]) +  SUMPRODUCT([Thong_Tin_Ngay_Nghi_201702.$B$3:.$B$68]=[.$B25];[Thong_Tin_Ngay_Nghi_201702.$C$3:.$C$68]) + SUMPRODUCT([Thong_Tin_Ngay_Nghi_201703.$B$3:.$B$71]=[.$B25];[Thong_Tin_Ngay_Nghi_201703.$C$3:.$C$71])+ SUMPRODUCT([Thong_Tin_Ngay_Nghi_201704.$B$3:.$B$71]=[.$B25];[Thong_Tin_Ngay_Nghi_201704.$C$3:.$C$71])" office:value-type="float" office:value="6">
            <text:p>6</text:p>
          </table:table-cell>
          <table:table-cell table:style-name="ce48" table:formula="of:=IF(DATE(YEAR([.E25]);MONTH([.E25]);DAY([.E25]))&lt;=DATE(YEAR([.E25]);3;31); [.C25]-[.G25] + [.F25]; IF([.G25]-[.C25]&lt;0;[.G25] + [.F25] -[.H25];[.F25]+[.C25]-[.H25]))" office:value-type="float" office:value="-2">
            <text:p>-2</text:p>
          </table:table-cell>
          <table:table-cell table:number-columns-repeated="2" table:style-name="ce48"/>
          <table:table-cell table:style-name="ce48" table:formula="of:=[.I25]+[.K25] +[.J25]" office:value-type="float" office:value="-2">
            <text:p>-2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6]);DATE(YEAR([.D26]);12;31);NOW())" office:value-type="date" office:date-value="2017-05-03T11:32:23.23">
            <text:p>05/03/17</text:p>
          </table:table-cell>
          <table:table-cell table:style-name="ce52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4">
            <text:p>4</text:p>
          </table:table-cell>
          <table:table-cell table:style-name="ce56" table:formula="of:=SUMPRODUCT([Thong_Tin_Ngay_Nghi_201701.$B$3:.$B$67]=[.$B26];[Thong_Tin_Ngay_Nghi_201701.$C$3:.$C$67]) +  SUMPRODUCT([Thong_Tin_Ngay_Nghi_201702.$B$3:.$B$68]=[.$B26];[Thong_Tin_Ngay_Nghi_201702.$C$3:.$C$68]) + SUMPRODUCT([Thong_Tin_Ngay_Nghi_201703.$B$3:.$B$71]=[.$B26];[Thong_Tin_Ngay_Nghi_201703.$C$3:.$C$71])" office:value-type="float" office:value="0.5">
            <text:p>0.5</text:p>
          </table:table-cell>
          <table:table-cell table:style-name="ce61" table:formula="of:=SUMPRODUCT([Thong_Tin_Ngay_Nghi_201701.$B$3:.$B$67]=[.$B26];[Thong_Tin_Ngay_Nghi_201701.$C$3:.$C$67]) +  SUMPRODUCT([Thong_Tin_Ngay_Nghi_201702.$B$3:.$B$68]=[.$B26];[Thong_Tin_Ngay_Nghi_201702.$C$3:.$C$68]) + SUMPRODUCT([Thong_Tin_Ngay_Nghi_201703.$B$3:.$B$71]=[.$B26];[Thong_Tin_Ngay_Nghi_201703.$C$3:.$C$71])+ SUMPRODUCT([Thong_Tin_Ngay_Nghi_201704.$B$3:.$B$71]=[.$B26];[Thong_Tin_Ngay_Nghi_201704.$C$3:.$C$71])" office:value-type="float" office:value="1.5">
            <text:p>1.5</text:p>
          </table:table-cell>
          <table:table-cell table:style-name="ce48" table:formula="of:=IF(DATE(YEAR([.E26]);MONTH([.E26]);DAY([.E26]))&lt;=DATE(YEAR([.E26]);3;31); [.C26]-[.G26] + [.F26]; IF([.G26]-[.C26]&lt;0;[.G26] + [.F26] -[.H26];[.F26]+[.C26]-[.H26]))" office:value-type="float" office:value="3">
            <text:p>3</text:p>
          </table:table-cell>
          <table:table-cell table:number-columns-repeated="2" table:style-name="ce48"/>
          <table:table-cell table:style-name="ce48" table:formula="of:=[.I26]+[.K26] +[.J26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48" office:value-type="float" office:value="1">
            <text:p>1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7]);DATE(YEAR([.D27]);12;31);NOW())" office:value-type="date" office:date-value="2017-05-03T11:32:23.23">
            <text:p>05/03/17</text:p>
          </table:table-cell>
          <table:table-cell table:style-name="ce52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4">
            <text:p>4</text:p>
          </table:table-cell>
          <table:table-cell table:style-name="ce56" table:formula="of:=SUMPRODUCT([Thong_Tin_Ngay_Nghi_201701.$B$3:.$B$67]=[.$B27];[Thong_Tin_Ngay_Nghi_201701.$C$3:.$C$67]) +  SUMPRODUCT([Thong_Tin_Ngay_Nghi_201702.$B$3:.$B$68]=[.$B27];[Thong_Tin_Ngay_Nghi_201702.$C$3:.$C$68]) + SUMPRODUCT([Thong_Tin_Ngay_Nghi_201703.$B$3:.$B$71]=[.$B27];[Thong_Tin_Ngay_Nghi_201703.$C$3:.$C$71])" office:value-type="float" office:value="5">
            <text:p>5</text:p>
          </table:table-cell>
          <table:table-cell table:style-name="ce61" table:formula="of:=SUMPRODUCT([Thong_Tin_Ngay_Nghi_201701.$B$3:.$B$67]=[.$B27];[Thong_Tin_Ngay_Nghi_201701.$C$3:.$C$67]) +  SUMPRODUCT([Thong_Tin_Ngay_Nghi_201702.$B$3:.$B$68]=[.$B27];[Thong_Tin_Ngay_Nghi_201702.$C$3:.$C$68]) + SUMPRODUCT([Thong_Tin_Ngay_Nghi_201703.$B$3:.$B$71]=[.$B27];[Thong_Tin_Ngay_Nghi_201703.$C$3:.$C$71])+ SUMPRODUCT([Thong_Tin_Ngay_Nghi_201704.$B$3:.$B$71]=[.$B27];[Thong_Tin_Ngay_Nghi_201704.$C$3:.$C$71])" office:value-type="float" office:value="9">
            <text:p>9</text:p>
          </table:table-cell>
          <table:table-cell table:style-name="ce48" table:formula="of:=IF(DATE(YEAR([.E27]);MONTH([.E27]);DAY([.E27]))&lt;=DATE(YEAR([.E27]);3;31); [.C27]-[.G27] + [.F27]; IF([.G27]-[.C27]&lt;0;[.G27] + [.F27] -[.H27];[.F27]+[.C27]-[.H27]))" office:value-type="float" office:value="-4">
            <text:p>-4</text:p>
          </table:table-cell>
          <table:table-cell table:number-columns-repeated="2" table:style-name="ce48"/>
          <table:table-cell table:style-name="ce48" table:formula="of:=[.I27]+[.K27] +[.J27]" office:value-type="float" office:value="-4">
            <text:p>-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8]);DATE(YEAR([.D28]);12;31);NOW())" office:value-type="date" office:date-value="2017-05-03T11:32:23.23">
            <text:p>05/03/17</text:p>
          </table:table-cell>
          <table:table-cell table:style-name="ce52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4">
            <text:p>4</text:p>
          </table:table-cell>
          <table:table-cell table:style-name="ce56" table:formula="of:=SUMPRODUCT([Thong_Tin_Ngay_Nghi_201701.$B$3:.$B$67]=[.$B28];[Thong_Tin_Ngay_Nghi_201701.$C$3:.$C$67]) +  SUMPRODUCT([Thong_Tin_Ngay_Nghi_201702.$B$3:.$B$68]=[.$B28];[Thong_Tin_Ngay_Nghi_201702.$C$3:.$C$68]) + SUMPRODUCT([Thong_Tin_Ngay_Nghi_201703.$B$3:.$B$71]=[.$B28];[Thong_Tin_Ngay_Nghi_201703.$C$3:.$C$71])" office:value-type="float" office:value="5">
            <text:p>5</text:p>
          </table:table-cell>
          <table:table-cell table:style-name="ce61" table:formula="of:=SUMPRODUCT([Thong_Tin_Ngay_Nghi_201701.$B$3:.$B$67]=[.$B28];[Thong_Tin_Ngay_Nghi_201701.$C$3:.$C$67]) +  SUMPRODUCT([Thong_Tin_Ngay_Nghi_201702.$B$3:.$B$68]=[.$B28];[Thong_Tin_Ngay_Nghi_201702.$C$3:.$C$68]) + SUMPRODUCT([Thong_Tin_Ngay_Nghi_201703.$B$3:.$B$71]=[.$B28];[Thong_Tin_Ngay_Nghi_201703.$C$3:.$C$71])+ SUMPRODUCT([Thong_Tin_Ngay_Nghi_201704.$B$3:.$B$71]=[.$B28];[Thong_Tin_Ngay_Nghi_201704.$C$3:.$C$71])" office:value-type="float" office:value="5">
            <text:p>5</text:p>
          </table:table-cell>
          <table:table-cell table:style-name="ce48" table:formula="of:=IF(DATE(YEAR([.E28]);MONTH([.E28]);DAY([.E28]))&lt;=DATE(YEAR([.E28]);3;31); [.C28]-[.G28] + [.F28]; IF([.G28]-[.C28]&lt;0;[.G28] + [.F28] -[.H28];[.F28]+[.C28]-[.H28]))" office:value-type="float" office:value="1">
            <text:p>1</text:p>
          </table:table-cell>
          <table:table-cell table:number-columns-repeated="2" table:style-name="ce48"/>
          <table:table-cell table:style-name="ce48" table:formula="of:=[.I28]+[.K28] +[.J28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29]);DATE(YEAR([.D29]);12;31);NOW())" office:value-type="date" office:date-value="2017-05-03T11:32:23.23">
            <text:p>05/03/17</text:p>
          </table:table-cell>
          <table:table-cell table:style-name="ce52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4">
            <text:p>4</text:p>
          </table:table-cell>
          <table:table-cell table:style-name="ce56" table:formula="of:=SUMPRODUCT([Thong_Tin_Ngay_Nghi_201701.$B$3:.$B$67]=[.$B29];[Thong_Tin_Ngay_Nghi_201701.$C$3:.$C$67]) +  SUMPRODUCT([Thong_Tin_Ngay_Nghi_201702.$B$3:.$B$68]=[.$B29];[Thong_Tin_Ngay_Nghi_201702.$C$3:.$C$68]) + SUMPRODUCT([Thong_Tin_Ngay_Nghi_201703.$B$3:.$B$71]=[.$B29];[Thong_Tin_Ngay_Nghi_201703.$C$3:.$C$71])" office:value-type="float" office:value="0">
            <text:p>0</text:p>
          </table:table-cell>
          <table:table-cell table:style-name="ce61" table:formula="of:=SUMPRODUCT([Thong_Tin_Ngay_Nghi_201701.$B$3:.$B$67]=[.$B29];[Thong_Tin_Ngay_Nghi_201701.$C$3:.$C$67]) +  SUMPRODUCT([Thong_Tin_Ngay_Nghi_201702.$B$3:.$B$68]=[.$B29];[Thong_Tin_Ngay_Nghi_201702.$C$3:.$C$68]) + SUMPRODUCT([Thong_Tin_Ngay_Nghi_201703.$B$3:.$B$71]=[.$B29];[Thong_Tin_Ngay_Nghi_201703.$C$3:.$C$71])+ SUMPRODUCT([Thong_Tin_Ngay_Nghi_201704.$B$3:.$B$71]=[.$B29];[Thong_Tin_Ngay_Nghi_201704.$C$3:.$C$71])" office:value-type="float" office:value="0">
            <text:p>0</text:p>
          </table:table-cell>
          <table:table-cell table:style-name="ce48" table:formula="of:=IF(DATE(YEAR([.E29]);MONTH([.E29]);DAY([.E29]))&lt;=DATE(YEAR([.E29]);3;31); [.C29]-[.G29] + [.F29]; IF([.G29]-[.C29]&lt;0;[.G29] + [.F29] -[.H29];[.F29]+[.C29]-[.H29]))" office:value-type="float" office:value="4">
            <text:p>4</text:p>
          </table:table-cell>
          <table:table-cell table:number-columns-repeated="2" table:style-name="ce48"/>
          <table:table-cell table:style-name="ce48" table:formula="of:=[.I29]+[.K29] +[.J29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0]);DATE(YEAR([.D30]);12;31);NOW())" office:value-type="date" office:date-value="2017-05-03T11:32:23.23">
            <text:p>05/03/17</text:p>
          </table:table-cell>
          <table:table-cell table:style-name="ce52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4">
            <text:p>4</text:p>
          </table:table-cell>
          <table:table-cell table:style-name="ce56" table:formula="of:=SUMPRODUCT([Thong_Tin_Ngay_Nghi_201701.$B$3:.$B$67]=[.$B30];[Thong_Tin_Ngay_Nghi_201701.$C$3:.$C$67]) +  SUMPRODUCT([Thong_Tin_Ngay_Nghi_201702.$B$3:.$B$68]=[.$B30];[Thong_Tin_Ngay_Nghi_201702.$C$3:.$C$68]) + SUMPRODUCT([Thong_Tin_Ngay_Nghi_201703.$B$3:.$B$71]=[.$B30];[Thong_Tin_Ngay_Nghi_201703.$C$3:.$C$71])" office:value-type="float" office:value="5">
            <text:p>5</text:p>
          </table:table-cell>
          <table:table-cell table:style-name="ce61" table:formula="of:=SUMPRODUCT([Thong_Tin_Ngay_Nghi_201701.$B$3:.$B$67]=[.$B30];[Thong_Tin_Ngay_Nghi_201701.$C$3:.$C$67]) +  SUMPRODUCT([Thong_Tin_Ngay_Nghi_201702.$B$3:.$B$68]=[.$B30];[Thong_Tin_Ngay_Nghi_201702.$C$3:.$C$68]) + SUMPRODUCT([Thong_Tin_Ngay_Nghi_201703.$B$3:.$B$71]=[.$B30];[Thong_Tin_Ngay_Nghi_201703.$C$3:.$C$71])+ SUMPRODUCT([Thong_Tin_Ngay_Nghi_201704.$B$3:.$B$71]=[.$B30];[Thong_Tin_Ngay_Nghi_201704.$C$3:.$C$71])" office:value-type="float" office:value="5">
            <text:p>5</text:p>
          </table:table-cell>
          <table:table-cell table:style-name="ce48" table:formula="of:=IF(DATE(YEAR([.E30]);MONTH([.E30]);DAY([.E30]))&lt;=DATE(YEAR([.E30]);3;31); [.C30]-[.G30] + [.F30]; IF([.G30]-[.C30]&lt;0;[.G30] + [.F30] -[.H30];[.F30]+[.C30]-[.H30]))" office:value-type="float" office:value="3.5">
            <text:p>3.5</text:p>
          </table:table-cell>
          <table:table-cell table:number-columns-repeated="2" table:style-name="ce48"/>
          <table:table-cell table:style-name="ce48" table:formula="of:=[.I30]+[.K30] +[.J30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1]);DATE(YEAR([.D31]);12;31);NOW())" office:value-type="date" office:date-value="2017-05-03T11:32:23.24">
            <text:p>05/03/17</text:p>
          </table:table-cell>
          <table:table-cell table:style-name="ce52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4">
            <text:p>4</text:p>
          </table:table-cell>
          <table:table-cell table:style-name="ce56" table:formula="of:=SUMPRODUCT([Thong_Tin_Ngay_Nghi_201701.$B$3:.$B$67]=[.$B31];[Thong_Tin_Ngay_Nghi_201701.$C$3:.$C$67]) +  SUMPRODUCT([Thong_Tin_Ngay_Nghi_201702.$B$3:.$B$68]=[.$B31];[Thong_Tin_Ngay_Nghi_201702.$C$3:.$C$68]) + SUMPRODUCT([Thong_Tin_Ngay_Nghi_201703.$B$3:.$B$71]=[.$B31];[Thong_Tin_Ngay_Nghi_201703.$C$3:.$C$71])" office:value-type="float" office:value="9.5">
            <text:p>9.5</text:p>
          </table:table-cell>
          <table:table-cell table:style-name="ce61" table:formula="of:=SUMPRODUCT([Thong_Tin_Ngay_Nghi_201701.$B$3:.$B$67]=[.$B31];[Thong_Tin_Ngay_Nghi_201701.$C$3:.$C$67]) +  SUMPRODUCT([Thong_Tin_Ngay_Nghi_201702.$B$3:.$B$68]=[.$B31];[Thong_Tin_Ngay_Nghi_201702.$C$3:.$C$68]) + SUMPRODUCT([Thong_Tin_Ngay_Nghi_201703.$B$3:.$B$71]=[.$B31];[Thong_Tin_Ngay_Nghi_201703.$C$3:.$C$71])+ SUMPRODUCT([Thong_Tin_Ngay_Nghi_201704.$B$3:.$B$71]=[.$B31];[Thong_Tin_Ngay_Nghi_201704.$C$3:.$C$71])" office:value-type="float" office:value="9.5">
            <text:p>9.5</text:p>
          </table:table-cell>
          <table:table-cell table:style-name="ce48" table:formula="of:=IF(DATE(YEAR([.E31]);MONTH([.E31]);DAY([.E31]))&lt;=DATE(YEAR([.E31]);3;31); [.C31]-[.G31] + [.F31]; IF([.G31]-[.C31]&lt;0;[.G31] + [.F31] -[.H31];[.F31]+[.C31]-[.H31]))" office:value-type="float" office:value="-4">
            <text:p>-4</text:p>
          </table:table-cell>
          <table:table-cell table:number-columns-repeated="2" table:style-name="ce48"/>
          <table:table-cell table:style-name="ce48" table:formula="of:=[.I31]+[.K31] +[.J31]" office:value-type="float" office:value="-4">
            <text:p>-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2]);DATE(YEAR([.D32]);12;31);NOW())" office:value-type="date" office:date-value="2017-05-03T11:32:23.24">
            <text:p>05/03/17</text:p>
          </table:table-cell>
          <table:table-cell table:style-name="ce52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4">
            <text:p>4</text:p>
          </table:table-cell>
          <table:table-cell table:style-name="ce56" table:formula="of:=SUMPRODUCT([Thong_Tin_Ngay_Nghi_201701.$B$3:.$B$67]=[.$B32];[Thong_Tin_Ngay_Nghi_201701.$C$3:.$C$67]) +  SUMPRODUCT([Thong_Tin_Ngay_Nghi_201702.$B$3:.$B$68]=[.$B32];[Thong_Tin_Ngay_Nghi_201702.$C$3:.$C$68]) + SUMPRODUCT([Thong_Tin_Ngay_Nghi_201703.$B$3:.$B$71]=[.$B32];[Thong_Tin_Ngay_Nghi_201703.$C$3:.$C$71])" office:value-type="float" office:value="2">
            <text:p>2</text:p>
          </table:table-cell>
          <table:table-cell table:style-name="ce61" table:formula="of:=SUMPRODUCT([Thong_Tin_Ngay_Nghi_201701.$B$3:.$B$67]=[.$B32];[Thong_Tin_Ngay_Nghi_201701.$C$3:.$C$67]) +  SUMPRODUCT([Thong_Tin_Ngay_Nghi_201702.$B$3:.$B$68]=[.$B32];[Thong_Tin_Ngay_Nghi_201702.$C$3:.$C$68]) + SUMPRODUCT([Thong_Tin_Ngay_Nghi_201703.$B$3:.$B$71]=[.$B32];[Thong_Tin_Ngay_Nghi_201703.$C$3:.$C$71])+ SUMPRODUCT([Thong_Tin_Ngay_Nghi_201704.$B$3:.$B$71]=[.$B32];[Thong_Tin_Ngay_Nghi_201704.$C$3:.$C$71])" office:value-type="float" office:value="2.5">
            <text:p>2.5</text:p>
          </table:table-cell>
          <table:table-cell table:style-name="ce48" table:formula="of:=IF(DATE(YEAR([.E32]);MONTH([.E32]);DAY([.E32]))&lt;=DATE(YEAR([.E32]);3;31); [.C32]-[.G32] + [.F32]; IF([.G32]-[.C32]&lt;0;[.G32] + [.F32] -[.H32];[.F32]+[.C32]-[.H32]))" office:value-type="float" office:value="3.5">
            <text:p>3.5</text:p>
          </table:table-cell>
          <table:table-cell table:number-columns-repeated="2" table:style-name="ce48"/>
          <table:table-cell table:style-name="ce48" table:formula="of:=[.I32]+[.K32] +[.J32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10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3]);DATE(YEAR([.D33]);12;31);NOW())" office:value-type="date" office:date-value="2017-05-03T11:32:23.24">
            <text:p>05/03/17</text:p>
          </table:table-cell>
          <table:table-cell table:style-name="ce52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4">
            <text:p>4</text:p>
          </table:table-cell>
          <table:table-cell table:style-name="ce56" table:formula="of:=SUMPRODUCT([Thong_Tin_Ngay_Nghi_201701.$B$3:.$B$67]=[.$B33];[Thong_Tin_Ngay_Nghi_201701.$C$3:.$C$67]) +  SUMPRODUCT([Thong_Tin_Ngay_Nghi_201702.$B$3:.$B$68]=[.$B33];[Thong_Tin_Ngay_Nghi_201702.$C$3:.$C$68]) + SUMPRODUCT([Thong_Tin_Ngay_Nghi_201703.$B$3:.$B$71]=[.$B33];[Thong_Tin_Ngay_Nghi_201703.$C$3:.$C$71])" office:value-type="float" office:value="6">
            <text:p>6</text:p>
          </table:table-cell>
          <table:table-cell table:style-name="ce61" table:formula="of:=SUMPRODUCT([Thong_Tin_Ngay_Nghi_201701.$B$3:.$B$67]=[.$B33];[Thong_Tin_Ngay_Nghi_201701.$C$3:.$C$67]) +  SUMPRODUCT([Thong_Tin_Ngay_Nghi_201702.$B$3:.$B$68]=[.$B33];[Thong_Tin_Ngay_Nghi_201702.$C$3:.$C$68]) + SUMPRODUCT([Thong_Tin_Ngay_Nghi_201703.$B$3:.$B$71]=[.$B33];[Thong_Tin_Ngay_Nghi_201703.$C$3:.$C$71])+ SUMPRODUCT([Thong_Tin_Ngay_Nghi_201704.$B$3:.$B$71]=[.$B33];[Thong_Tin_Ngay_Nghi_201704.$C$3:.$C$71])" office:value-type="float" office:value="6">
            <text:p>6</text:p>
          </table:table-cell>
          <table:table-cell table:style-name="ce48" table:formula="of:=IF(DATE(YEAR([.E33]);MONTH([.E33]);DAY([.E33]))&lt;=DATE(YEAR([.E33]);3;31); [.C33]-[.G33] + [.F33]; IF([.G33]-[.C33]&lt;0;[.G33] + [.F33] -[.H33];[.F33]+[.C33]-[.H33]))" office:value-type="float" office:value="0">
            <text:p>0</text:p>
          </table:table-cell>
          <table:table-cell table:style-name="ce48"/>
          <table:table-cell table:style-name="ce48" office:value-type="float" office:value="3">
            <text:p>3</text:p>
          </table:table-cell>
          <table:table-cell table:style-name="ce48" table:formula="of:=[.I33]+[.K33] +[.J33]" office:value-type="float" office:value="3">
            <text:p>3</text:p>
          </table:table-cell>
          <table:table-cell table:style-name="ce62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4]);DATE(YEAR([.D34]);12;31);NOW())" office:value-type="date" office:date-value="2017-05-03T11:32:23.24">
            <text:p>05/03/17</text:p>
          </table:table-cell>
          <table:table-cell table:style-name="ce52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4">
            <text:p>4</text:p>
          </table:table-cell>
          <table:table-cell table:style-name="ce56" table:formula="of:=SUMPRODUCT([Thong_Tin_Ngay_Nghi_201701.$B$3:.$B$67]=[.$B34];[Thong_Tin_Ngay_Nghi_201701.$C$3:.$C$67]) +  SUMPRODUCT([Thong_Tin_Ngay_Nghi_201702.$B$3:.$B$68]=[.$B34];[Thong_Tin_Ngay_Nghi_201702.$C$3:.$C$68]) + SUMPRODUCT([Thong_Tin_Ngay_Nghi_201703.$B$3:.$B$71]=[.$B34];[Thong_Tin_Ngay_Nghi_201703.$C$3:.$C$71])" office:value-type="float" office:value="5">
            <text:p>5</text:p>
          </table:table-cell>
          <table:table-cell table:style-name="ce61" table:formula="of:=SUMPRODUCT([Thong_Tin_Ngay_Nghi_201701.$B$3:.$B$67]=[.$B34];[Thong_Tin_Ngay_Nghi_201701.$C$3:.$C$67]) +  SUMPRODUCT([Thong_Tin_Ngay_Nghi_201702.$B$3:.$B$68]=[.$B34];[Thong_Tin_Ngay_Nghi_201702.$C$3:.$C$68]) + SUMPRODUCT([Thong_Tin_Ngay_Nghi_201703.$B$3:.$B$71]=[.$B34];[Thong_Tin_Ngay_Nghi_201703.$C$3:.$C$71])+ SUMPRODUCT([Thong_Tin_Ngay_Nghi_201704.$B$3:.$B$71]=[.$B34];[Thong_Tin_Ngay_Nghi_201704.$C$3:.$C$71])" office:value-type="float" office:value="5">
            <text:p>5</text:p>
          </table:table-cell>
          <table:table-cell table:style-name="ce48" table:formula="of:=IF(DATE(YEAR([.E34]);MONTH([.E34]);DAY([.E34]))&lt;=DATE(YEAR([.E34]);3;31); [.C34]-[.G34] + [.F34]; IF([.G34]-[.C34]&lt;0;[.G34] + [.F34] -[.H34];[.F34]+[.C34]-[.H34]))" office:value-type="float" office:value="2">
            <text:p>2</text:p>
          </table:table-cell>
          <table:table-cell table:number-columns-repeated="2" table:style-name="ce48"/>
          <table:table-cell table:style-name="ce48" table:formula="of:=[.I34]+[.K34] +[.J34]" office:value-type="float" office:value="2">
            <text:p>2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48" office:value-type="float" office:value="1.5">
            <text:p>1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5]);DATE(YEAR([.D35]);12;31);NOW())" office:value-type="date" office:date-value="2017-05-03T11:32:23.25">
            <text:p>05/03/17</text:p>
          </table:table-cell>
          <table:table-cell table:style-name="ce52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4">
            <text:p>4</text:p>
          </table:table-cell>
          <table:table-cell table:style-name="ce56" table:formula="of:=SUMPRODUCT([Thong_Tin_Ngay_Nghi_201701.$B$3:.$B$67]=[.$B35];[Thong_Tin_Ngay_Nghi_201701.$C$3:.$C$67]) +  SUMPRODUCT([Thong_Tin_Ngay_Nghi_201702.$B$3:.$B$68]=[.$B35];[Thong_Tin_Ngay_Nghi_201702.$C$3:.$C$68]) + SUMPRODUCT([Thong_Tin_Ngay_Nghi_201703.$B$3:.$B$71]=[.$B35];[Thong_Tin_Ngay_Nghi_201703.$C$3:.$C$71])" office:value-type="float" office:value="3">
            <text:p>3</text:p>
          </table:table-cell>
          <table:table-cell table:style-name="ce61" table:formula="of:=SUMPRODUCT([Thong_Tin_Ngay_Nghi_201701.$B$3:.$B$67]=[.$B35];[Thong_Tin_Ngay_Nghi_201701.$C$3:.$C$67]) +  SUMPRODUCT([Thong_Tin_Ngay_Nghi_201702.$B$3:.$B$68]=[.$B35];[Thong_Tin_Ngay_Nghi_201702.$C$3:.$C$68]) + SUMPRODUCT([Thong_Tin_Ngay_Nghi_201703.$B$3:.$B$71]=[.$B35];[Thong_Tin_Ngay_Nghi_201703.$C$3:.$C$71])+ SUMPRODUCT([Thong_Tin_Ngay_Nghi_201704.$B$3:.$B$71]=[.$B35];[Thong_Tin_Ngay_Nghi_201704.$C$3:.$C$71])" office:value-type="float" office:value="3">
            <text:p>3</text:p>
          </table:table-cell>
          <table:table-cell table:style-name="ce48" table:formula="of:=IF(DATE(YEAR([.E35]);MONTH([.E35]);DAY([.E35]))&lt;=DATE(YEAR([.E35]);3;31); [.C35]-[.G35] + [.F35]; IF([.G35]-[.C35]&lt;0;[.G35] + [.F35] -[.H35];[.F35]+[.C35]-[.H35]))" office:value-type="float" office:value="2.5">
            <text:p>2.5</text:p>
          </table:table-cell>
          <table:table-cell table:number-columns-repeated="2" table:style-name="ce48"/>
          <table:table-cell table:style-name="ce48" table:formula="of:=[.I35]+[.K35] +[.J35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D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20">
            <text:p>03/20/17</text:p>
          </table:table-cell>
          <table:table-cell table:style-name="ce50" table:formula="of:=IF(YEAR(NOW())&gt;YEAR([.D36]);DATE(YEAR([.D36]);12;31);NOW())" office:value-type="date" office:date-value="2017-05-03T11:32:23.25">
            <text:p>05/03/17</text:p>
          </table:table-cell>
          <table:table-cell table:style-name="ce52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">
            <text:p>1</text:p>
          </table:table-cell>
          <table:table-cell table:style-name="ce56" table:formula="of:=SUMPRODUCT([Thong_Tin_Ngay_Nghi_201701.$B$3:.$B$67]=[.$B36];[Thong_Tin_Ngay_Nghi_201701.$C$3:.$C$67]) +  SUMPRODUCT([Thong_Tin_Ngay_Nghi_201702.$B$3:.$B$68]=[.$B36];[Thong_Tin_Ngay_Nghi_201702.$C$3:.$C$68]) + SUMPRODUCT([Thong_Tin_Ngay_Nghi_201703.$B$3:.$B$71]=[.$B36];[Thong_Tin_Ngay_Nghi_201703.$C$3:.$C$71])" office:value-type="float" office:value="0">
            <text:p>0</text:p>
          </table:table-cell>
          <table:table-cell table:style-name="ce61" table:formula="of:=SUMPRODUCT([Thong_Tin_Ngay_Nghi_201701.$B$3:.$B$67]=[.$B36];[Thong_Tin_Ngay_Nghi_201701.$C$3:.$C$67]) +  SUMPRODUCT([Thong_Tin_Ngay_Nghi_201702.$B$3:.$B$68]=[.$B36];[Thong_Tin_Ngay_Nghi_201702.$C$3:.$C$68]) + SUMPRODUCT([Thong_Tin_Ngay_Nghi_201703.$B$3:.$B$71]=[.$B36];[Thong_Tin_Ngay_Nghi_201703.$C$3:.$C$71])+ SUMPRODUCT([Thong_Tin_Ngay_Nghi_201704.$B$3:.$B$71]=[.$B36];[Thong_Tin_Ngay_Nghi_201704.$C$3:.$C$71])" office:value-type="float" office:value="0">
            <text:p>0</text:p>
          </table:table-cell>
          <table:table-cell table:style-name="ce48" table:formula="of:=IF(DATE(YEAR([.E36]);MONTH([.E36]);DAY([.E36]))&lt;=DATE(YEAR([.E36]);3;31); [.C36]-[.G36] + [.F36]; IF([.G36]-[.C36]&lt;0;[.G36] + [.F36] -[.H36];[.F36]+[.C36]-[.H36]))" office:value-type="float" office:value="1">
            <text:p>1</text:p>
          </table:table-cell>
          <table:table-cell table:number-columns-repeated="2" table:style-name="ce48"/>
          <table:table-cell table:style-name="ce48" table:formula="of:=[.I36]+[.K36] +[.J36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NH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7]);DATE(YEAR([.D37]);12;31);NOW())" office:value-type="date" office:date-value="2017-05-03T11:32:23.25">
            <text:p>05/03/17</text:p>
          </table:table-cell>
          <table:table-cell table:style-name="ce52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4">
            <text:p>4</text:p>
          </table:table-cell>
          <table:table-cell table:style-name="ce56" table:formula="of:=SUMPRODUCT([Thong_Tin_Ngay_Nghi_201701.$B$3:.$B$67]=[.$B37];[Thong_Tin_Ngay_Nghi_201701.$C$3:.$C$67]) +  SUMPRODUCT([Thong_Tin_Ngay_Nghi_201702.$B$3:.$B$68]=[.$B37];[Thong_Tin_Ngay_Nghi_201702.$C$3:.$C$68]) + SUMPRODUCT([Thong_Tin_Ngay_Nghi_201703.$B$3:.$B$71]=[.$B37];[Thong_Tin_Ngay_Nghi_201703.$C$3:.$C$71])" office:value-type="float" office:value="2.5">
            <text:p>2.5</text:p>
          </table:table-cell>
          <table:table-cell table:style-name="ce61" table:formula="of:=SUMPRODUCT([Thong_Tin_Ngay_Nghi_201701.$B$3:.$B$67]=[.$B37];[Thong_Tin_Ngay_Nghi_201701.$C$3:.$C$67]) +  SUMPRODUCT([Thong_Tin_Ngay_Nghi_201702.$B$3:.$B$68]=[.$B37];[Thong_Tin_Ngay_Nghi_201702.$C$3:.$C$68]) + SUMPRODUCT([Thong_Tin_Ngay_Nghi_201703.$B$3:.$B$71]=[.$B37];[Thong_Tin_Ngay_Nghi_201703.$C$3:.$C$71])+ SUMPRODUCT([Thong_Tin_Ngay_Nghi_201704.$B$3:.$B$71]=[.$B37];[Thong_Tin_Ngay_Nghi_201704.$C$3:.$C$71])" office:value-type="float" office:value="3">
            <text:p>3</text:p>
          </table:table-cell>
          <table:table-cell table:style-name="ce48" table:formula="of:=IF(DATE(YEAR([.E37]);MONTH([.E37]);DAY([.E37]))&lt;=DATE(YEAR([.E37]);3;31); [.C37]-[.G37] + [.F37]; IF([.G37]-[.C37]&lt;0;[.G37] + [.F37] -[.H37];[.F37]+[.C37]-[.H37]))" office:value-type="float" office:value="3">
            <text:p>3</text:p>
          </table:table-cell>
          <table:table-cell table:number-columns-repeated="2" table:style-name="ce48"/>
          <table:table-cell table:style-name="ce48" table:formula="of:=[.I37]+[.K37] +[.J37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8]);DATE(YEAR([.D38]);12;31);NOW())" office:value-type="date" office:date-value="2017-05-03T11:32:23.25">
            <text:p>05/03/17</text:p>
          </table:table-cell>
          <table:table-cell table:style-name="ce52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4">
            <text:p>4</text:p>
          </table:table-cell>
          <table:table-cell table:style-name="ce56" table:formula="of:=SUMPRODUCT([Thong_Tin_Ngay_Nghi_201701.$B$3:.$B$67]=[.$B38];[Thong_Tin_Ngay_Nghi_201701.$C$3:.$C$67]) +  SUMPRODUCT([Thong_Tin_Ngay_Nghi_201702.$B$3:.$B$68]=[.$B38];[Thong_Tin_Ngay_Nghi_201702.$C$3:.$C$68]) + SUMPRODUCT([Thong_Tin_Ngay_Nghi_201703.$B$3:.$B$71]=[.$B38];[Thong_Tin_Ngay_Nghi_201703.$C$3:.$C$71])" office:value-type="float" office:value="6.5">
            <text:p>6.5</text:p>
          </table:table-cell>
          <table:table-cell table:style-name="ce61" table:formula="of:=SUMPRODUCT([Thong_Tin_Ngay_Nghi_201701.$B$3:.$B$67]=[.$B38];[Thong_Tin_Ngay_Nghi_201701.$C$3:.$C$67]) +  SUMPRODUCT([Thong_Tin_Ngay_Nghi_201702.$B$3:.$B$68]=[.$B38];[Thong_Tin_Ngay_Nghi_201702.$C$3:.$C$68]) + SUMPRODUCT([Thong_Tin_Ngay_Nghi_201703.$B$3:.$B$71]=[.$B38];[Thong_Tin_Ngay_Nghi_201703.$C$3:.$C$71])+ SUMPRODUCT([Thong_Tin_Ngay_Nghi_201704.$B$3:.$B$71]=[.$B38];[Thong_Tin_Ngay_Nghi_201704.$C$3:.$C$71])" office:value-type="float" office:value="6.5">
            <text:p>6.5</text:p>
          </table:table-cell>
          <table:table-cell table:style-name="ce48" table:formula="of:=IF(DATE(YEAR([.E38]);MONTH([.E38]);DAY([.E38]))&lt;=DATE(YEAR([.E38]);3;31); [.C38]-[.G38] + [.F38]; IF([.G38]-[.C38]&lt;0;[.G38] + [.F38] -[.H38];[.F38]+[.C38]-[.H38]))" office:value-type="float" office:value="0.5">
            <text:p>0.5</text:p>
          </table:table-cell>
          <table:table-cell table:number-columns-repeated="2" table:style-name="ce48"/>
          <table:table-cell table:style-name="ce48" table:formula="of:=[.I38]+[.K38] +[.J38]" office:value-type="float" office:value="0.5">
            <text:p>0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39]);DATE(YEAR([.D39]);12;31);NOW())" office:value-type="date" office:date-value="2017-05-03T11:32:23.25">
            <text:p>05/03/17</text:p>
          </table:table-cell>
          <table:table-cell table:style-name="ce52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4">
            <text:p>4</text:p>
          </table:table-cell>
          <table:table-cell table:style-name="ce56" table:formula="of:=SUMPRODUCT([Thong_Tin_Ngay_Nghi_201701.$B$3:.$B$67]=[.$B39];[Thong_Tin_Ngay_Nghi_201701.$C$3:.$C$67]) +  SUMPRODUCT([Thong_Tin_Ngay_Nghi_201702.$B$3:.$B$68]=[.$B39];[Thong_Tin_Ngay_Nghi_201702.$C$3:.$C$68]) + SUMPRODUCT([Thong_Tin_Ngay_Nghi_201703.$B$3:.$B$71]=[.$B39];[Thong_Tin_Ngay_Nghi_201703.$C$3:.$C$71])" office:value-type="float" office:value="5">
            <text:p>5</text:p>
          </table:table-cell>
          <table:table-cell table:style-name="ce61" table:formula="of:=SUMPRODUCT([Thong_Tin_Ngay_Nghi_201701.$B$3:.$B$67]=[.$B39];[Thong_Tin_Ngay_Nghi_201701.$C$3:.$C$67]) +  SUMPRODUCT([Thong_Tin_Ngay_Nghi_201702.$B$3:.$B$68]=[.$B39];[Thong_Tin_Ngay_Nghi_201702.$C$3:.$C$68]) + SUMPRODUCT([Thong_Tin_Ngay_Nghi_201703.$B$3:.$B$71]=[.$B39];[Thong_Tin_Ngay_Nghi_201703.$C$3:.$C$71])+ SUMPRODUCT([Thong_Tin_Ngay_Nghi_201704.$B$3:.$B$71]=[.$B39];[Thong_Tin_Ngay_Nghi_201704.$C$3:.$C$71])" office:value-type="float" office:value="6">
            <text:p>6</text:p>
          </table:table-cell>
          <table:table-cell table:style-name="ce48" table:formula="of:=IF(DATE(YEAR([.E39]);MONTH([.E39]);DAY([.E39]))&lt;=DATE(YEAR([.E39]);3;31); [.C39]-[.G39] + [.F39]; IF([.G39]-[.C39]&lt;0;[.G39] + [.F39] -[.H39];[.F39]+[.C39]-[.H39]))" office:value-type="float" office:value="3">
            <text:p>3</text:p>
          </table:table-cell>
          <table:table-cell table:number-columns-repeated="2" table:style-name="ce48"/>
          <table:table-cell table:style-name="ce48" table:formula="of:=[.I39]+[.K39] +[.J39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gaTN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0]);DATE(YEAR([.D40]);12;31);NOW())" office:value-type="date" office:date-value="2017-05-03T11:32:23.25">
            <text:p>05/03/17</text:p>
          </table:table-cell>
          <table:table-cell table:style-name="ce52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4">
            <text:p>4</text:p>
          </table:table-cell>
          <table:table-cell table:style-name="ce56" table:formula="of:=SUMPRODUCT([Thong_Tin_Ngay_Nghi_201701.$B$3:.$B$67]=[.$B40];[Thong_Tin_Ngay_Nghi_201701.$C$3:.$C$67]) +  SUMPRODUCT([Thong_Tin_Ngay_Nghi_201702.$B$3:.$B$68]=[.$B40];[Thong_Tin_Ngay_Nghi_201702.$C$3:.$C$68]) + SUMPRODUCT([Thong_Tin_Ngay_Nghi_201703.$B$3:.$B$71]=[.$B40];[Thong_Tin_Ngay_Nghi_201703.$C$3:.$C$71])" office:value-type="float" office:value="4.5">
            <text:p>4.5</text:p>
          </table:table-cell>
          <table:table-cell table:style-name="ce61" table:formula="of:=SUMPRODUCT([Thong_Tin_Ngay_Nghi_201701.$B$3:.$B$67]=[.$B40];[Thong_Tin_Ngay_Nghi_201701.$C$3:.$C$67]) +  SUMPRODUCT([Thong_Tin_Ngay_Nghi_201702.$B$3:.$B$68]=[.$B40];[Thong_Tin_Ngay_Nghi_201702.$C$3:.$C$68]) + SUMPRODUCT([Thong_Tin_Ngay_Nghi_201703.$B$3:.$B$71]=[.$B40];[Thong_Tin_Ngay_Nghi_201703.$C$3:.$C$71])+ SUMPRODUCT([Thong_Tin_Ngay_Nghi_201704.$B$3:.$B$71]=[.$B40];[Thong_Tin_Ngay_Nghi_201704.$C$3:.$C$71])" office:value-type="float" office:value="4.5">
            <text:p>4.5</text:p>
          </table:table-cell>
          <table:table-cell table:style-name="ce48" table:formula="of:=IF(DATE(YEAR([.E40]);MONTH([.E40]);DAY([.E40]))&lt;=DATE(YEAR([.E40]);3;31); [.C40]-[.G40] + [.F40]; IF([.G40]-[.C40]&lt;0;[.G40] + [.F40] -[.H40];[.F40]+[.C40]-[.H40]))" office:value-type="float" office:value="1.5">
            <text:p>1.5</text:p>
          </table:table-cell>
          <table:table-cell table:number-columns-repeated="2" table:style-name="ce48"/>
          <table:table-cell table:style-name="ce48" table:formula="of:=[.I40]+[.K40] +[.J40]" office:value-type="float" office:value="1.5">
            <text:p>1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ganTL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1]);DATE(YEAR([.D41]);12;31);NOW())" office:value-type="date" office:date-value="2017-05-03T11:32:23.25">
            <text:p>05/03/17</text:p>
          </table:table-cell>
          <table:table-cell table:style-name="ce52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4">
            <text:p>4</text:p>
          </table:table-cell>
          <table:table-cell table:style-name="ce56" table:formula="of:=SUMPRODUCT([Thong_Tin_Ngay_Nghi_201701.$B$3:.$B$67]=[.$B41];[Thong_Tin_Ngay_Nghi_201701.$C$3:.$C$67]) +  SUMPRODUCT([Thong_Tin_Ngay_Nghi_201702.$B$3:.$B$68]=[.$B41];[Thong_Tin_Ngay_Nghi_201702.$C$3:.$C$68]) + SUMPRODUCT([Thong_Tin_Ngay_Nghi_201703.$B$3:.$B$71]=[.$B41];[Thong_Tin_Ngay_Nghi_201703.$C$3:.$C$71])" office:value-type="float" office:value="7.5">
            <text:p>7.5</text:p>
          </table:table-cell>
          <table:table-cell table:style-name="ce61" table:formula="of:=SUMPRODUCT([Thong_Tin_Ngay_Nghi_201701.$B$3:.$B$67]=[.$B41];[Thong_Tin_Ngay_Nghi_201701.$C$3:.$C$67]) +  SUMPRODUCT([Thong_Tin_Ngay_Nghi_201702.$B$3:.$B$68]=[.$B41];[Thong_Tin_Ngay_Nghi_201702.$C$3:.$C$68]) + SUMPRODUCT([Thong_Tin_Ngay_Nghi_201703.$B$3:.$B$71]=[.$B41];[Thong_Tin_Ngay_Nghi_201703.$C$3:.$C$71])+ SUMPRODUCT([Thong_Tin_Ngay_Nghi_201704.$B$3:.$B$71]=[.$B41];[Thong_Tin_Ngay_Nghi_201704.$C$3:.$C$71])" office:value-type="float" office:value="8.5">
            <text:p>8.5</text:p>
          </table:table-cell>
          <table:table-cell table:style-name="ce48" table:formula="of:=IF(DATE(YEAR([.E41]);MONTH([.E41]);DAY([.E41]))&lt;=DATE(YEAR([.E41]);3;31); [.C41]-[.G41] + [.F41]; IF([.G41]-[.C41]&lt;0;[.G41] + [.F41] -[.H41];[.F41]+[.C41]-[.H41]))" office:value-type="float" office:value="-2.5">
            <text:p>-2.5</text:p>
          </table:table-cell>
          <table:table-cell table:number-columns-repeated="2" table:style-name="ce48"/>
          <table:table-cell table:style-name="ce48" table:formula="of:=[.I41]+[.K41] +[.J41]" office:value-type="float" office:value="-2.5">
            <text:p>-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anHTH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2]);DATE(YEAR([.D42]);12;31);NOW())" office:value-type="date" office:date-value="2017-05-03T11:32:23.25">
            <text:p>05/03/17</text:p>
          </table:table-cell>
          <table:table-cell table:style-name="ce52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4">
            <text:p>4</text:p>
          </table:table-cell>
          <table:table-cell table:style-name="ce56" table:formula="of:=SUMPRODUCT([Thong_Tin_Ngay_Nghi_201701.$B$3:.$B$67]=[.$B42];[Thong_Tin_Ngay_Nghi_201701.$C$3:.$C$67]) +  SUMPRODUCT([Thong_Tin_Ngay_Nghi_201702.$B$3:.$B$68]=[.$B42];[Thong_Tin_Ngay_Nghi_201702.$C$3:.$C$68]) + SUMPRODUCT([Thong_Tin_Ngay_Nghi_201703.$B$3:.$B$71]=[.$B42];[Thong_Tin_Ngay_Nghi_201703.$C$3:.$C$71])" office:value-type="float" office:value="1">
            <text:p>1</text:p>
          </table:table-cell>
          <table:table-cell table:style-name="ce61" table:formula="of:=SUMPRODUCT([Thong_Tin_Ngay_Nghi_201701.$B$3:.$B$67]=[.$B42];[Thong_Tin_Ngay_Nghi_201701.$C$3:.$C$67]) +  SUMPRODUCT([Thong_Tin_Ngay_Nghi_201702.$B$3:.$B$68]=[.$B42];[Thong_Tin_Ngay_Nghi_201702.$C$3:.$C$68]) + SUMPRODUCT([Thong_Tin_Ngay_Nghi_201703.$B$3:.$B$71]=[.$B42];[Thong_Tin_Ngay_Nghi_201703.$C$3:.$C$71])+ SUMPRODUCT([Thong_Tin_Ngay_Nghi_201704.$B$3:.$B$71]=[.$B42];[Thong_Tin_Ngay_Nghi_201704.$C$3:.$C$71])" office:value-type="float" office:value="1">
            <text:p>1</text:p>
          </table:table-cell>
          <table:table-cell table:style-name="ce48" table:formula="of:=IF(DATE(YEAR([.E42]);MONTH([.E42]);DAY([.E42]))&lt;=DATE(YEAR([.E42]);3;31); [.C42]-[.G42] + [.F42]; IF([.G42]-[.C42]&lt;0;[.G42] + [.F42] -[.H42];[.F42]+[.C42]-[.H42]))" office:value-type="float" office:value="4">
            <text:p>4</text:p>
          </table:table-cell>
          <table:table-cell table:number-columns-repeated="2" table:style-name="ce48"/>
          <table:table-cell table:style-name="ce48" table:formula="of:=[.I42]+[.K42] +[.J42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anNM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3]);DATE(YEAR([.D43]);12;31);NOW())" office:value-type="date" office:date-value="2017-05-03T11:32:23.25">
            <text:p>05/03/17</text:p>
          </table:table-cell>
          <table:table-cell table:style-name="ce52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4">
            <text:p>4</text:p>
          </table:table-cell>
          <table:table-cell table:style-name="ce56" table:formula="of:=SUMPRODUCT([Thong_Tin_Ngay_Nghi_201701.$B$3:.$B$67]=[.$B43];[Thong_Tin_Ngay_Nghi_201701.$C$3:.$C$67]) +  SUMPRODUCT([Thong_Tin_Ngay_Nghi_201702.$B$3:.$B$68]=[.$B43];[Thong_Tin_Ngay_Nghi_201702.$C$3:.$C$68]) + SUMPRODUCT([Thong_Tin_Ngay_Nghi_201703.$B$3:.$B$71]=[.$B43];[Thong_Tin_Ngay_Nghi_201703.$C$3:.$C$71])" office:value-type="float" office:value="4.5">
            <text:p>4.5</text:p>
          </table:table-cell>
          <table:table-cell table:style-name="ce61" table:formula="of:=SUMPRODUCT([Thong_Tin_Ngay_Nghi_201701.$B$3:.$B$67]=[.$B43];[Thong_Tin_Ngay_Nghi_201701.$C$3:.$C$67]) +  SUMPRODUCT([Thong_Tin_Ngay_Nghi_201702.$B$3:.$B$68]=[.$B43];[Thong_Tin_Ngay_Nghi_201702.$C$3:.$C$68]) + SUMPRODUCT([Thong_Tin_Ngay_Nghi_201703.$B$3:.$B$71]=[.$B43];[Thong_Tin_Ngay_Nghi_201703.$C$3:.$C$71])+ SUMPRODUCT([Thong_Tin_Ngay_Nghi_201704.$B$3:.$B$71]=[.$B43];[Thong_Tin_Ngay_Nghi_201704.$C$3:.$C$71])" office:value-type="float" office:value="5">
            <text:p>5</text:p>
          </table:table-cell>
          <table:table-cell table:style-name="ce48" table:formula="of:=IF(DATE(YEAR([.E43]);MONTH([.E43]);DAY([.E43]))&lt;=DATE(YEAR([.E43]);3;31); [.C43]-[.G43] + [.F43]; IF([.G43]-[.C43]&lt;0;[.G43] + [.F43] -[.H43];[.F43]+[.C43]-[.H43]))" office:value-type="float" office:value="3.5">
            <text:p>3.5</text:p>
          </table:table-cell>
          <table:table-cell table:number-columns-repeated="2" table:style-name="ce48"/>
          <table:table-cell table:style-name="ce48" table:formula="of:=[.I43]+[.K43] +[.J43]" office:value-type="float" office:value="3.5">
            <text:p>3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NhungHTH</text:p>
          </table:table-cell>
          <table:table-cell table:style-name="ce48" office:value-type="float" office:value="3">
            <text:p>3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4]);DATE(YEAR([.D44]);12;31);NOW())" office:value-type="date" office:date-value="2017-05-03T11:32:23.25">
            <text:p>05/03/17</text:p>
          </table:table-cell>
          <table:table-cell table:style-name="ce52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4">
            <text:p>4</text:p>
          </table:table-cell>
          <table:table-cell table:style-name="ce56" table:formula="of:=SUMPRODUCT([Thong_Tin_Ngay_Nghi_201701.$B$3:.$B$67]=[.$B44];[Thong_Tin_Ngay_Nghi_201701.$C$3:.$C$67]) +  SUMPRODUCT([Thong_Tin_Ngay_Nghi_201702.$B$3:.$B$68]=[.$B44];[Thong_Tin_Ngay_Nghi_201702.$C$3:.$C$68]) + SUMPRODUCT([Thong_Tin_Ngay_Nghi_201703.$B$3:.$B$71]=[.$B44];[Thong_Tin_Ngay_Nghi_201703.$C$3:.$C$71])" office:value-type="float" office:value="1.5">
            <text:p>1.5</text:p>
          </table:table-cell>
          <table:table-cell table:style-name="ce61" table:formula="of:=SUMPRODUCT([Thong_Tin_Ngay_Nghi_201701.$B$3:.$B$67]=[.$B44];[Thong_Tin_Ngay_Nghi_201701.$C$3:.$C$67]) +  SUMPRODUCT([Thong_Tin_Ngay_Nghi_201702.$B$3:.$B$68]=[.$B44];[Thong_Tin_Ngay_Nghi_201702.$C$3:.$C$68]) + SUMPRODUCT([Thong_Tin_Ngay_Nghi_201703.$B$3:.$B$71]=[.$B44];[Thong_Tin_Ngay_Nghi_201703.$C$3:.$C$71])+ SUMPRODUCT([Thong_Tin_Ngay_Nghi_201704.$B$3:.$B$71]=[.$B44];[Thong_Tin_Ngay_Nghi_201704.$C$3:.$C$71])" office:value-type="float" office:value="2.5">
            <text:p>2.5</text:p>
          </table:table-cell>
          <table:table-cell table:style-name="ce48" table:formula="of:=IF(DATE(YEAR([.E44]);MONTH([.E44]);DAY([.E44]))&lt;=DATE(YEAR([.E44]);3;31); [.C44]-[.G44] + [.F44]; IF([.G44]-[.C44]&lt;0;[.G44] + [.F44] -[.H44];[.F44]+[.C44]-[.H44]))" office:value-type="float" office:value="3">
            <text:p>3</text:p>
          </table:table-cell>
          <table:table-cell table:number-columns-repeated="2" table:style-name="ce48"/>
          <table:table-cell table:style-name="ce48" table:formula="of:=[.I44]+[.K44] +[.J44]" office:value-type="float" office:value="3">
            <text:p>3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NhuPHQ</text:p>
          </table:table-cell>
          <table:table-cell table:style-name="ce48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5]);DATE(YEAR([.D45]);12;31);NOW())" office:value-type="date" office:date-value="2017-05-03T11:32:23.26">
            <text:p>05/03/17</text:p>
          </table:table-cell>
          <table:table-cell table:style-name="ce52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4">
            <text:p>4</text:p>
          </table:table-cell>
          <table:table-cell table:style-name="ce56" table:formula="of:=SUMPRODUCT([Thong_Tin_Ngay_Nghi_201701.$B$3:.$B$67]=[.$B45];[Thong_Tin_Ngay_Nghi_201701.$C$3:.$C$67]) +  SUMPRODUCT([Thong_Tin_Ngay_Nghi_201702.$B$3:.$B$68]=[.$B45];[Thong_Tin_Ngay_Nghi_201702.$C$3:.$C$68]) + SUMPRODUCT([Thong_Tin_Ngay_Nghi_201703.$B$3:.$B$71]=[.$B45];[Thong_Tin_Ngay_Nghi_201703.$C$3:.$C$71])" office:value-type="float" office:value="2">
            <text:p>2</text:p>
          </table:table-cell>
          <table:table-cell table:style-name="ce61" table:formula="of:=SUMPRODUCT([Thong_Tin_Ngay_Nghi_201701.$B$3:.$B$67]=[.$B45];[Thong_Tin_Ngay_Nghi_201701.$C$3:.$C$67]) +  SUMPRODUCT([Thong_Tin_Ngay_Nghi_201702.$B$3:.$B$68]=[.$B45];[Thong_Tin_Ngay_Nghi_201702.$C$3:.$C$68]) + SUMPRODUCT([Thong_Tin_Ngay_Nghi_201703.$B$3:.$B$71]=[.$B45];[Thong_Tin_Ngay_Nghi_201703.$C$3:.$C$71])+ SUMPRODUCT([Thong_Tin_Ngay_Nghi_201704.$B$3:.$B$71]=[.$B45];[Thong_Tin_Ngay_Nghi_201704.$C$3:.$C$71])" office:value-type="float" office:value="2">
            <text:p>2</text:p>
          </table:table-cell>
          <table:table-cell table:style-name="ce48" table:formula="of:=IF(DATE(YEAR([.E45]);MONTH([.E45]);DAY([.E45]))&lt;=DATE(YEAR([.E45]);3;31); [.C45]-[.G45] + [.F45]; IF([.G45]-[.C45]&lt;0;[.G45] + [.F45] -[.H45];[.F45]+[.C45]-[.H45]))" office:value-type="float" office:value="2.5">
            <text:p>2.5</text:p>
          </table:table-cell>
          <table:table-cell table:number-columns-repeated="2" table:style-name="ce48"/>
          <table:table-cell table:style-name="ce48" table:formula="of:=[.I45]+[.K45] +[.J45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12">
          <table:table-cell table:style-name="ce42" office:value-type="float" office:value="40">
            <text:p>40</text:p>
          </table:table-cell>
          <table:table-cell table:style-name="ce44" office:value-type="string">
            <text:p>PhuongTH</text:p>
          </table:table-cell>
          <table:table-cell table:style-name="ce48" office:value-type="float" office:value="3.5">
            <text:p>3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6]);DATE(YEAR([.D46]);12;31);NOW())" office:value-type="date" office:date-value="2017-05-03T11:32:23.26">
            <text:p>05/03/17</text:p>
          </table:table-cell>
          <table:table-cell table:style-name="ce52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4">
            <text:p>4</text:p>
          </table:table-cell>
          <table:table-cell table:style-name="ce56" table:formula="of:=SUMPRODUCT([Thong_Tin_Ngay_Nghi_201701.$B$3:.$B$67]=[.$B46];[Thong_Tin_Ngay_Nghi_201701.$C$3:.$C$67]) +  SUMPRODUCT([Thong_Tin_Ngay_Nghi_201702.$B$3:.$B$68]=[.$B46];[Thong_Tin_Ngay_Nghi_201702.$C$3:.$C$68]) + SUMPRODUCT([Thong_Tin_Ngay_Nghi_201703.$B$3:.$B$71]=[.$B46];[Thong_Tin_Ngay_Nghi_201703.$C$3:.$C$71])" office:value-type="float" office:value="18.5">
            <text:p>18.5</text:p>
          </table:table-cell>
          <table:table-cell table:style-name="ce61" table:formula="of:=SUMPRODUCT([Thong_Tin_Ngay_Nghi_201701.$B$3:.$B$67]=[.$B46];[Thong_Tin_Ngay_Nghi_201701.$C$3:.$C$67]) +  SUMPRODUCT([Thong_Tin_Ngay_Nghi_201702.$B$3:.$B$68]=[.$B46];[Thong_Tin_Ngay_Nghi_201702.$C$3:.$C$68]) + SUMPRODUCT([Thong_Tin_Ngay_Nghi_201703.$B$3:.$B$71]=[.$B46];[Thong_Tin_Ngay_Nghi_201703.$C$3:.$C$71])+ SUMPRODUCT([Thong_Tin_Ngay_Nghi_201704.$B$3:.$B$71]=[.$B46];[Thong_Tin_Ngay_Nghi_201704.$C$3:.$C$71])" office:value-type="float" office:value="26">
            <text:p>26</text:p>
          </table:table-cell>
          <table:table-cell table:style-name="ce48" table:formula="of:=IF(DATE(YEAR([.E46]);MONTH([.E46]);DAY([.E46]))&lt;=DATE(YEAR([.E46]);3;31); [.C46]-[.G46] + [.F46]; IF([.G46]-[.C46]&lt;0;[.G46] + [.F46] -[.H46];[.F46]+[.C46]-[.H46]))" office:value-type="float" office:value="-18.5">
            <text:p>-18.5</text:p>
          </table:table-cell>
          <table:table-cell table:style-name="ce48"/>
          <table:table-cell table:style-name="ce48" table:formula="of:=1.5+6+4.5" office:value-type="float" office:value="12">
            <text:p>12</text:p>
          </table:table-cell>
          <table:table-cell table:style-name="ce48" table:formula="of:=[.I46]+[.K46] +[.J46]" office:value-type="float" office:value="-6.5">
            <text:p>-6.5</text:p>
          </table:table-cell>
          <table:table-cell table:style-name="ce62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7]);DATE(YEAR([.D47]);12;31);NOW())" office:value-type="date" office:date-value="2017-05-03T11:32:23.26">
            <text:p>05/03/17</text:p>
          </table:table-cell>
          <table:table-cell table:style-name="ce52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4">
            <text:p>4</text:p>
          </table:table-cell>
          <table:table-cell table:style-name="ce56" table:formula="of:=SUMPRODUCT([Thong_Tin_Ngay_Nghi_201701.$B$3:.$B$67]=[.$B47];[Thong_Tin_Ngay_Nghi_201701.$C$3:.$C$67]) +  SUMPRODUCT([Thong_Tin_Ngay_Nghi_201702.$B$3:.$B$68]=[.$B47];[Thong_Tin_Ngay_Nghi_201702.$C$3:.$C$68]) + SUMPRODUCT([Thong_Tin_Ngay_Nghi_201703.$B$3:.$B$71]=[.$B47];[Thong_Tin_Ngay_Nghi_201703.$C$3:.$C$71])" office:value-type="float" office:value="5">
            <text:p>5</text:p>
          </table:table-cell>
          <table:table-cell table:style-name="ce61" table:formula="of:=SUMPRODUCT([Thong_Tin_Ngay_Nghi_201701.$B$3:.$B$67]=[.$B47];[Thong_Tin_Ngay_Nghi_201701.$C$3:.$C$67]) +  SUMPRODUCT([Thong_Tin_Ngay_Nghi_201702.$B$3:.$B$68]=[.$B47];[Thong_Tin_Ngay_Nghi_201702.$C$3:.$C$68]) + SUMPRODUCT([Thong_Tin_Ngay_Nghi_201703.$B$3:.$B$71]=[.$B47];[Thong_Tin_Ngay_Nghi_201703.$C$3:.$C$71])+ SUMPRODUCT([Thong_Tin_Ngay_Nghi_201704.$B$3:.$B$71]=[.$B47];[Thong_Tin_Ngay_Nghi_201704.$C$3:.$C$71])" office:value-type="float" office:value="5.5">
            <text:p>5.5</text:p>
          </table:table-cell>
          <table:table-cell table:style-name="ce48" table:formula="of:=IF(DATE(YEAR([.E47]);MONTH([.E47]);DAY([.E47]))&lt;=DATE(YEAR([.E47]);3;31); [.C47]-[.G47] + [.F47]; IF([.G47]-[.C47]&lt;0;[.G47] + [.F47] -[.H47];[.F47]+[.C47]-[.H47]))" office:value-type="float" office:value="-1.5">
            <text:p>-1.5</text:p>
          </table:table-cell>
          <table:table-cell table:style-name="ce48"/>
          <table:table-cell table:style-name="ce48" table:formula="of:=1" office:value-type="float" office:value="1">
            <text:p>1</text:p>
          </table:table-cell>
          <table:table-cell table:style-name="ce48" table:formula="of:=[.I47]+[.K47] +[.J47]" office:value-type="float" office:value="-0.5">
            <text:p>-0.5</text:p>
          </table:table-cell>
          <table:table-cell table:style-name="ce62" office:value-type="string">
            <text:p>Những ngày nghỉ này đã trừ vào lương → sẽ ko trừ vào phép nữa:</text:p>
            <text:p>- Tháng 3: 1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SonL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20">
            <text:p>03/20/17</text:p>
          </table:table-cell>
          <table:table-cell table:style-name="ce50" table:formula="of:=IF(YEAR(NOW())&gt;YEAR([.D48]);DATE(YEAR([.D48]);12;31);NOW())" office:value-type="date" office:date-value="2017-05-03T11:32:23.26">
            <text:p>05/03/17</text:p>
          </table:table-cell>
          <table:table-cell table:style-name="ce52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1">
            <text:p>1</text:p>
          </table:table-cell>
          <table:table-cell table:style-name="ce56" table:formula="of:=SUMPRODUCT([Thong_Tin_Ngay_Nghi_201701.$B$3:.$B$67]=[.$B48];[Thong_Tin_Ngay_Nghi_201701.$C$3:.$C$67]) +  SUMPRODUCT([Thong_Tin_Ngay_Nghi_201702.$B$3:.$B$68]=[.$B48];[Thong_Tin_Ngay_Nghi_201702.$C$3:.$C$68]) + SUMPRODUCT([Thong_Tin_Ngay_Nghi_201703.$B$3:.$B$71]=[.$B48];[Thong_Tin_Ngay_Nghi_201703.$C$3:.$C$71])" office:value-type="float" office:value="0">
            <text:p>0</text:p>
          </table:table-cell>
          <table:table-cell table:style-name="ce61" table:formula="of:=SUMPRODUCT([Thong_Tin_Ngay_Nghi_201701.$B$3:.$B$67]=[.$B48];[Thong_Tin_Ngay_Nghi_201701.$C$3:.$C$67]) +  SUMPRODUCT([Thong_Tin_Ngay_Nghi_201702.$B$3:.$B$68]=[.$B48];[Thong_Tin_Ngay_Nghi_201702.$C$3:.$C$68]) + SUMPRODUCT([Thong_Tin_Ngay_Nghi_201703.$B$3:.$B$71]=[.$B48];[Thong_Tin_Ngay_Nghi_201703.$C$3:.$C$71])+ SUMPRODUCT([Thong_Tin_Ngay_Nghi_201704.$B$3:.$B$71]=[.$B48];[Thong_Tin_Ngay_Nghi_201704.$C$3:.$C$71])" office:value-type="float" office:value="0">
            <text:p>0</text:p>
          </table:table-cell>
          <table:table-cell table:style-name="ce48" table:formula="of:=IF(DATE(YEAR([.E48]);MONTH([.E48]);DAY([.E48]))&lt;=DATE(YEAR([.E48]);3;31); [.C48]-[.G48] + [.F48]; IF([.G48]-[.C48]&lt;0;[.G48] + [.F48] -[.H48];[.F48]+[.C48]-[.H48]))" office:value-type="float" office:value="1">
            <text:p>1</text:p>
          </table:table-cell>
          <table:table-cell table:number-columns-repeated="2" table:style-name="ce48"/>
          <table:table-cell table:style-name="ce48" table:formula="of:=[.I48]+[.K48] +[.J48]" office:value-type="float" office:value="1">
            <text:p>1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SonPX</text:p>
          </table:table-cell>
          <table:table-cell table:style-name="ce48" office:value-type="float" office:value="5">
            <text:p>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49]);DATE(YEAR([.D49]);12;31);NOW())" office:value-type="date" office:date-value="2017-05-03T11:32:23.26">
            <text:p>05/03/17</text:p>
          </table:table-cell>
          <table:table-cell table:style-name="ce52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4">
            <text:p>4</text:p>
          </table:table-cell>
          <table:table-cell table:style-name="ce56" table:formula="of:=SUMPRODUCT([Thong_Tin_Ngay_Nghi_201701.$B$3:.$B$67]=[.$B49];[Thong_Tin_Ngay_Nghi_201701.$C$3:.$C$67]) +  SUMPRODUCT([Thong_Tin_Ngay_Nghi_201702.$B$3:.$B$68]=[.$B49];[Thong_Tin_Ngay_Nghi_201702.$C$3:.$C$68]) + SUMPRODUCT([Thong_Tin_Ngay_Nghi_201703.$B$3:.$B$71]=[.$B49];[Thong_Tin_Ngay_Nghi_201703.$C$3:.$C$71])" office:value-type="float" office:value="6.5">
            <text:p>6.5</text:p>
          </table:table-cell>
          <table:table-cell table:style-name="ce61" table:formula="of:=SUMPRODUCT([Thong_Tin_Ngay_Nghi_201701.$B$3:.$B$67]=[.$B49];[Thong_Tin_Ngay_Nghi_201701.$C$3:.$C$67]) +  SUMPRODUCT([Thong_Tin_Ngay_Nghi_201702.$B$3:.$B$68]=[.$B49];[Thong_Tin_Ngay_Nghi_201702.$C$3:.$C$68]) + SUMPRODUCT([Thong_Tin_Ngay_Nghi_201703.$B$3:.$B$71]=[.$B49];[Thong_Tin_Ngay_Nghi_201703.$C$3:.$C$71])+ SUMPRODUCT([Thong_Tin_Ngay_Nghi_201704.$B$3:.$B$71]=[.$B49];[Thong_Tin_Ngay_Nghi_201704.$C$3:.$C$71])" office:value-type="float" office:value="6.5">
            <text:p>6.5</text:p>
          </table:table-cell>
          <table:table-cell table:style-name="ce48" table:formula="of:=IF(DATE(YEAR([.E49]);MONTH([.E49]);DAY([.E49]))&lt;=DATE(YEAR([.E49]);3;31); [.C49]-[.G49] + [.F49]; IF([.G49]-[.C49]&lt;0;[.G49] + [.F49] -[.H49];[.F49]+[.C49]-[.H49]))" office:value-type="float" office:value="2.5">
            <text:p>2.5</text:p>
          </table:table-cell>
          <table:table-cell table:number-columns-repeated="2" table:style-name="ce48"/>
          <table:table-cell table:style-name="ce48" table:formula="of:=[.I49]+[.K49] +[.J49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48" office:value-type="float" office:value="4">
            <text:p>4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0]);DATE(YEAR([.D50]);12;31);NOW())" office:value-type="date" office:date-value="2017-05-03T11:32:23.26">
            <text:p>05/03/17</text:p>
          </table:table-cell>
          <table:table-cell table:style-name="ce52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4">
            <text:p>4</text:p>
          </table:table-cell>
          <table:table-cell table:style-name="ce56" table:formula="of:=SUMPRODUCT([Thong_Tin_Ngay_Nghi_201701.$B$3:.$B$67]=[.$B50];[Thong_Tin_Ngay_Nghi_201701.$C$3:.$C$67]) +  SUMPRODUCT([Thong_Tin_Ngay_Nghi_201702.$B$3:.$B$68]=[.$B50];[Thong_Tin_Ngay_Nghi_201702.$C$3:.$C$68]) + SUMPRODUCT([Thong_Tin_Ngay_Nghi_201703.$B$3:.$B$71]=[.$B50];[Thong_Tin_Ngay_Nghi_201703.$C$3:.$C$71])" office:value-type="float" office:value="4.5">
            <text:p>4.5</text:p>
          </table:table-cell>
          <table:table-cell table:style-name="ce61" table:formula="of:=SUMPRODUCT([Thong_Tin_Ngay_Nghi_201701.$B$3:.$B$67]=[.$B50];[Thong_Tin_Ngay_Nghi_201701.$C$3:.$C$67]) +  SUMPRODUCT([Thong_Tin_Ngay_Nghi_201702.$B$3:.$B$68]=[.$B50];[Thong_Tin_Ngay_Nghi_201702.$C$3:.$C$68]) + SUMPRODUCT([Thong_Tin_Ngay_Nghi_201703.$B$3:.$B$71]=[.$B50];[Thong_Tin_Ngay_Nghi_201703.$C$3:.$C$71])+ SUMPRODUCT([Thong_Tin_Ngay_Nghi_201704.$B$3:.$B$71]=[.$B50];[Thong_Tin_Ngay_Nghi_201704.$C$3:.$C$71])" office:value-type="float" office:value="5.5">
            <text:p>5.5</text:p>
          </table:table-cell>
          <table:table-cell table:style-name="ce48" table:formula="of:=IF(DATE(YEAR([.E50]);MONTH([.E50]);DAY([.E50]))&lt;=DATE(YEAR([.E50]);3;31); [.C50]-[.G50] + [.F50]; IF([.G50]-[.C50]&lt;0;[.G50] + [.F50] -[.H50];[.F50]+[.C50]-[.H50]))" office:value-type="float" office:value="2.5">
            <text:p>2.5</text:p>
          </table:table-cell>
          <table:table-cell table:number-columns-repeated="2" table:style-name="ce48"/>
          <table:table-cell table:style-name="ce48" table:formula="of:=[.I50]+[.K50] +[.J50]" office:value-type="float" office:value="2.5">
            <text:p>2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48" office:value-type="float" office:value="2">
            <text:p>2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1]);DATE(YEAR([.D51]);12;31);NOW())" office:value-type="date" office:date-value="2017-05-03T11:32:23.26">
            <text:p>05/03/17</text:p>
          </table:table-cell>
          <table:table-cell table:style-name="ce52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4">
            <text:p>4</text:p>
          </table:table-cell>
          <table:table-cell table:style-name="ce56" table:formula="of:=SUMPRODUCT([Thong_Tin_Ngay_Nghi_201701.$B$3:.$B$67]=[.$B51];[Thong_Tin_Ngay_Nghi_201701.$C$3:.$C$67]) +  SUMPRODUCT([Thong_Tin_Ngay_Nghi_201702.$B$3:.$B$68]=[.$B51];[Thong_Tin_Ngay_Nghi_201702.$C$3:.$C$68]) + SUMPRODUCT([Thong_Tin_Ngay_Nghi_201703.$B$3:.$B$71]=[.$B51];[Thong_Tin_Ngay_Nghi_201703.$C$3:.$C$71])" office:value-type="float" office:value="8.5">
            <text:p>8.5</text:p>
          </table:table-cell>
          <table:table-cell table:style-name="ce61" table:formula="of:=SUMPRODUCT([Thong_Tin_Ngay_Nghi_201701.$B$3:.$B$67]=[.$B51];[Thong_Tin_Ngay_Nghi_201701.$C$3:.$C$67]) +  SUMPRODUCT([Thong_Tin_Ngay_Nghi_201702.$B$3:.$B$68]=[.$B51];[Thong_Tin_Ngay_Nghi_201702.$C$3:.$C$68]) + SUMPRODUCT([Thong_Tin_Ngay_Nghi_201703.$B$3:.$B$71]=[.$B51];[Thong_Tin_Ngay_Nghi_201703.$C$3:.$C$71])+ SUMPRODUCT([Thong_Tin_Ngay_Nghi_201704.$B$3:.$B$71]=[.$B51];[Thong_Tin_Ngay_Nghi_201704.$C$3:.$C$71])" office:value-type="float" office:value="10.5">
            <text:p>10.5</text:p>
          </table:table-cell>
          <table:table-cell table:style-name="ce48" table:formula="of:=IF(DATE(YEAR([.E51]);MONTH([.E51]);DAY([.E51]))&lt;=DATE(YEAR([.E51]);3;31); [.C51]-[.G51] + [.F51]; IF([.G51]-[.C51]&lt;0;[.G51] + [.F51] -[.H51];[.F51]+[.C51]-[.H51]))" office:value-type="float" office:value="-4.5">
            <text:p>-4.5</text:p>
          </table:table-cell>
          <table:table-cell table:number-columns-repeated="2" table:style-name="ce48"/>
          <table:table-cell table:style-name="ce48" table:formula="of:=[.I51]+[.K51] +[.J51]" office:value-type="float" office:value="-4.5">
            <text:p>-4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3-11">
            <text:p>03/11/17</text:p>
          </table:table-cell>
          <table:table-cell table:style-name="ce50" table:formula="of:=IF(YEAR(NOW())&gt;YEAR([.D52]);DATE(YEAR([.D52]);12;31);NOW())" office:value-type="date" office:date-value="2017-05-03T11:32:23.26">
            <text:p>05/03/17</text:p>
          </table:table-cell>
          <table:table-cell table:style-name="ce52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2">
            <text:p>2</text:p>
          </table:table-cell>
          <table:table-cell table:style-name="ce56" table:formula="of:=SUMPRODUCT([Thong_Tin_Ngay_Nghi_201701.$B$3:.$B$67]=[.$B52];[Thong_Tin_Ngay_Nghi_201701.$C$3:.$C$67]) +  SUMPRODUCT([Thong_Tin_Ngay_Nghi_201702.$B$3:.$B$68]=[.$B52];[Thong_Tin_Ngay_Nghi_201702.$C$3:.$C$68]) + SUMPRODUCT([Thong_Tin_Ngay_Nghi_201703.$B$3:.$B$71]=[.$B52];[Thong_Tin_Ngay_Nghi_201703.$C$3:.$C$71])" office:value-type="float" office:value="0">
            <text:p>0</text:p>
          </table:table-cell>
          <table:table-cell table:style-name="ce61" table:formula="of:=SUMPRODUCT([Thong_Tin_Ngay_Nghi_201701.$B$3:.$B$67]=[.$B52];[Thong_Tin_Ngay_Nghi_201701.$C$3:.$C$67]) +  SUMPRODUCT([Thong_Tin_Ngay_Nghi_201702.$B$3:.$B$68]=[.$B52];[Thong_Tin_Ngay_Nghi_201702.$C$3:.$C$68]) + SUMPRODUCT([Thong_Tin_Ngay_Nghi_201703.$B$3:.$B$71]=[.$B52];[Thong_Tin_Ngay_Nghi_201703.$C$3:.$C$71])+ SUMPRODUCT([Thong_Tin_Ngay_Nghi_201704.$B$3:.$B$71]=[.$B52];[Thong_Tin_Ngay_Nghi_201704.$C$3:.$C$71])" office:value-type="float" office:value="0">
            <text:p>0</text:p>
          </table:table-cell>
          <table:table-cell table:style-name="ce48" table:formula="of:=IF(DATE(YEAR([.E52]);MONTH([.E52]);DAY([.E52]))&lt;=DATE(YEAR([.E52]);3;31); [.C52]-[.G52] + [.F52]; IF([.G52]-[.C52]&lt;0;[.G52] + [.F52] -[.H52];[.F52]+[.C52]-[.H52]))" office:value-type="float" office:value="2">
            <text:p>2</text:p>
          </table:table-cell>
          <table:table-cell table:number-columns-repeated="2" table:style-name="ce48"/>
          <table:table-cell table:style-name="ce48" table:formula="of:=[.I52]+[.K52] +[.J52]" office:value-type="float" office:value="2">
            <text:p>2</text:p>
          </table:table-cell>
          <table:table-cell table:style-name="ce62"/>
          <table:table-cell table:number-columns-repeated="1011"/>
        </table:table-row>
        <table:table-row table:style-name="ro11">
          <table:table-cell table:style-name="ce42" office:value-type="float" office:value="47">
            <text:p>47</text:p>
          </table:table-cell>
          <table:table-cell table:style-name="ce44" office:value-type="string">
            <text:p>ThinhDH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3]);DATE(YEAR([.D53]);12;31);NOW())" office:value-type="date" office:date-value="2017-05-03T11:32:23.26">
            <text:p>05/03/17</text:p>
          </table:table-cell>
          <table:table-cell table:style-name="ce52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4">
            <text:p>4</text:p>
          </table:table-cell>
          <table:table-cell table:style-name="ce56" table:formula="of:=SUMPRODUCT([Thong_Tin_Ngay_Nghi_201701.$B$3:.$B$67]=[.$B53];[Thong_Tin_Ngay_Nghi_201701.$C$3:.$C$67]) +  SUMPRODUCT([Thong_Tin_Ngay_Nghi_201702.$B$3:.$B$68]=[.$B53];[Thong_Tin_Ngay_Nghi_201702.$C$3:.$C$68]) + SUMPRODUCT([Thong_Tin_Ngay_Nghi_201703.$B$3:.$B$71]=[.$B53];[Thong_Tin_Ngay_Nghi_201703.$C$3:.$C$71])" office:value-type="float" office:value="18">
            <text:p>18</text:p>
          </table:table-cell>
          <table:table-cell table:style-name="ce61" table:formula="of:=SUMPRODUCT([Thong_Tin_Ngay_Nghi_201701.$B$3:.$B$67]=[.$B53];[Thong_Tin_Ngay_Nghi_201701.$C$3:.$C$67]) +  SUMPRODUCT([Thong_Tin_Ngay_Nghi_201702.$B$3:.$B$68]=[.$B53];[Thong_Tin_Ngay_Nghi_201702.$C$3:.$C$68]) + SUMPRODUCT([Thong_Tin_Ngay_Nghi_201703.$B$3:.$B$71]=[.$B53];[Thong_Tin_Ngay_Nghi_201703.$C$3:.$C$71])+ SUMPRODUCT([Thong_Tin_Ngay_Nghi_201704.$B$3:.$B$71]=[.$B53];[Thong_Tin_Ngay_Nghi_201704.$C$3:.$C$71])" office:value-type="float" office:value="18.5">
            <text:p>18.5</text:p>
          </table:table-cell>
          <table:table-cell table:style-name="ce48" table:formula="of:=IF(DATE(YEAR([.E53]);MONTH([.E53]);DAY([.E53]))&lt;=DATE(YEAR([.E53]);3;31); [.C53]-[.G53] + [.F53]; IF([.G53]-[.C53]&lt;0;[.G53] + [.F53] -[.H53];[.F53]+[.C53]-[.H53]))" office:value-type="float" office:value="-14.5">
            <text:p>-14.5</text:p>
          </table:table-cell>
          <table:table-cell table:style-name="ce48"/>
          <table:table-cell table:style-name="ce48" table:formula="of:=4.5+6" office:value-type="float" office:value="10.5">
            <text:p>10.5</text:p>
          </table:table-cell>
          <table:table-cell table:style-name="ce48" table:formula="of:=[.I53]+[.K53] +[.J53]" office:value-type="float" office:value="-4">
            <text:p>-4</text:p>
          </table:table-cell>
          <table:table-cell table:style-name="ce62" office:value-type="string">
            <text:p>Những ngày nghỉ này đã trừ vào lương → sẽ ko trừ vào phép nữa:</text:p>
            <text:p>- Tháng 1 4.5 ngày</text:p>
            <text:p>- Tháng 2 6 ngày</text:p>
          </table:table-cell>
          <table:table-cell table:number-columns-repeated="1011"/>
        </table:table-row>
        <table:table-row table:style-name="ro10">
          <table:table-cell table:style-name="ce42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48" office:value-type="float" office:value="2.5">
            <text:p>2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4]);DATE(YEAR([.D54]);12;31);NOW())" office:value-type="date" office:date-value="2017-05-03T11:32:23.27">
            <text:p>05/03/17</text:p>
          </table:table-cell>
          <table:table-cell table:style-name="ce52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4">
            <text:p>4</text:p>
          </table:table-cell>
          <table:table-cell table:style-name="ce56" table:formula="of:=SUMPRODUCT([Thong_Tin_Ngay_Nghi_201701.$B$3:.$B$67]=[.$B54];[Thong_Tin_Ngay_Nghi_201701.$C$3:.$C$67]) +  SUMPRODUCT([Thong_Tin_Ngay_Nghi_201702.$B$3:.$B$68]=[.$B54];[Thong_Tin_Ngay_Nghi_201702.$C$3:.$C$68]) + SUMPRODUCT([Thong_Tin_Ngay_Nghi_201703.$B$3:.$B$71]=[.$B54];[Thong_Tin_Ngay_Nghi_201703.$C$3:.$C$71])" office:value-type="float" office:value="20.5">
            <text:p>20.5</text:p>
          </table:table-cell>
          <table:table-cell table:style-name="ce61" table:formula="of:=SUMPRODUCT([Thong_Tin_Ngay_Nghi_201701.$B$3:.$B$67]=[.$B54];[Thong_Tin_Ngay_Nghi_201701.$C$3:.$C$67]) +  SUMPRODUCT([Thong_Tin_Ngay_Nghi_201702.$B$3:.$B$68]=[.$B54];[Thong_Tin_Ngay_Nghi_201702.$C$3:.$C$68]) + SUMPRODUCT([Thong_Tin_Ngay_Nghi_201703.$B$3:.$B$71]=[.$B54];[Thong_Tin_Ngay_Nghi_201703.$C$3:.$C$71])+ SUMPRODUCT([Thong_Tin_Ngay_Nghi_201704.$B$3:.$B$71]=[.$B54];[Thong_Tin_Ngay_Nghi_201704.$C$3:.$C$71])" office:value-type="float" office:value="21">
            <text:p>21</text:p>
          </table:table-cell>
          <table:table-cell table:style-name="ce48" table:formula="of:=IF(DATE(YEAR([.E54]);MONTH([.E54]);DAY([.E54]))&lt;=DATE(YEAR([.E54]);3;31); [.C54]-[.G54] + [.F54]; IF([.G54]-[.C54]&lt;0;[.G54] + [.F54] -[.H54];[.F54]+[.C54]-[.H54]))" office:value-type="float" office:value="-14.5">
            <text:p>-14.5</text:p>
          </table:table-cell>
          <table:table-cell table:style-name="ce48"/>
          <table:table-cell table:style-name="ce48" table:formula="of:=15" office:value-type="float" office:value="15">
            <text:p>15</text:p>
          </table:table-cell>
          <table:table-cell table:style-name="ce48" table:formula="of:=[.I54]+[.K54] +[.J54]" office:value-type="float" office:value="0.5">
            <text:p>0.5</text:p>
          </table:table-cell>
          <table:table-cell table:style-name="ce62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ThoaiVK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5]);DATE(YEAR([.D55]);12;31);NOW())" office:value-type="date" office:date-value="2017-05-03T11:32:23.27">
            <text:p>05/03/17</text:p>
          </table:table-cell>
          <table:table-cell table:style-name="ce52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4">
            <text:p>4</text:p>
          </table:table-cell>
          <table:table-cell table:style-name="ce56" table:formula="of:=SUMPRODUCT([Thong_Tin_Ngay_Nghi_201701.$B$3:.$B$67]=[.$B55];[Thong_Tin_Ngay_Nghi_201701.$C$3:.$C$67]) +  SUMPRODUCT([Thong_Tin_Ngay_Nghi_201702.$B$3:.$B$68]=[.$B55];[Thong_Tin_Ngay_Nghi_201702.$C$3:.$C$68]) + SUMPRODUCT([Thong_Tin_Ngay_Nghi_201703.$B$3:.$B$71]=[.$B55];[Thong_Tin_Ngay_Nghi_201703.$C$3:.$C$71])" office:value-type="float" office:value="5">
            <text:p>5</text:p>
          </table:table-cell>
          <table:table-cell table:style-name="ce61" table:formula="of:=SUMPRODUCT([Thong_Tin_Ngay_Nghi_201701.$B$3:.$B$67]=[.$B55];[Thong_Tin_Ngay_Nghi_201701.$C$3:.$C$67]) +  SUMPRODUCT([Thong_Tin_Ngay_Nghi_201702.$B$3:.$B$68]=[.$B55];[Thong_Tin_Ngay_Nghi_201702.$C$3:.$C$68]) + SUMPRODUCT([Thong_Tin_Ngay_Nghi_201703.$B$3:.$B$71]=[.$B55];[Thong_Tin_Ngay_Nghi_201703.$C$3:.$C$71])+ SUMPRODUCT([Thong_Tin_Ngay_Nghi_201704.$B$3:.$B$71]=[.$B55];[Thong_Tin_Ngay_Nghi_201704.$C$3:.$C$71])" office:value-type="float" office:value="6">
            <text:p>6</text:p>
          </table:table-cell>
          <table:table-cell table:style-name="ce48" table:formula="of:=IF(DATE(YEAR([.E55]);MONTH([.E55]);DAY([.E55]))&lt;=DATE(YEAR([.E55]);3;31); [.C55]-[.G55] + [.F55]; IF([.G55]-[.C55]&lt;0;[.G55] + [.F55] -[.H55];[.F55]+[.C55]-[.H55]))" office:value-type="float" office:value="-2">
            <text:p>-2</text:p>
          </table:table-cell>
          <table:table-cell table:number-columns-repeated="2" table:style-name="ce48"/>
          <table:table-cell table:style-name="ce48" table:formula="of:=[.I55]+[.K55] +[.J55]" office:value-type="float" office:value="-2">
            <text:p>-2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48" office:value-type="float" office:value="0">
            <text:p>0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6]);DATE(YEAR([.D56]);12;31);NOW())" office:value-type="date" office:date-value="2017-05-03T11:32:23.27">
            <text:p>05/03/17</text:p>
          </table:table-cell>
          <table:table-cell table:style-name="ce52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4">
            <text:p>4</text:p>
          </table:table-cell>
          <table:table-cell table:style-name="ce56" table:formula="of:=SUMPRODUCT([Thong_Tin_Ngay_Nghi_201701.$B$3:.$B$67]=[.$B56];[Thong_Tin_Ngay_Nghi_201701.$C$3:.$C$67]) +  SUMPRODUCT([Thong_Tin_Ngay_Nghi_201702.$B$3:.$B$68]=[.$B56];[Thong_Tin_Ngay_Nghi_201702.$C$3:.$C$68]) + SUMPRODUCT([Thong_Tin_Ngay_Nghi_201703.$B$3:.$B$71]=[.$B56];[Thong_Tin_Ngay_Nghi_201703.$C$3:.$C$71])" office:value-type="float" office:value="9.5">
            <text:p>9.5</text:p>
          </table:table-cell>
          <table:table-cell table:style-name="ce61" table:formula="of:=SUMPRODUCT([Thong_Tin_Ngay_Nghi_201701.$B$3:.$B$67]=[.$B56];[Thong_Tin_Ngay_Nghi_201701.$C$3:.$C$67]) +  SUMPRODUCT([Thong_Tin_Ngay_Nghi_201702.$B$3:.$B$68]=[.$B56];[Thong_Tin_Ngay_Nghi_201702.$C$3:.$C$68]) + SUMPRODUCT([Thong_Tin_Ngay_Nghi_201703.$B$3:.$B$71]=[.$B56];[Thong_Tin_Ngay_Nghi_201703.$C$3:.$C$71])+ SUMPRODUCT([Thong_Tin_Ngay_Nghi_201704.$B$3:.$B$71]=[.$B56];[Thong_Tin_Ngay_Nghi_201704.$C$3:.$C$71])" office:value-type="float" office:value="12.5">
            <text:p>12.5</text:p>
          </table:table-cell>
          <table:table-cell table:style-name="ce48" table:formula="of:=IF(DATE(YEAR([.E56]);MONTH([.E56]);DAY([.E56]))&lt;=DATE(YEAR([.E56]);3;31); [.C56]-[.G56] + [.F56]; IF([.G56]-[.C56]&lt;0;[.G56] + [.F56] -[.H56];[.F56]+[.C56]-[.H56]))" office:value-type="float" office:value="-8.5">
            <text:p>-8.5</text:p>
          </table:table-cell>
          <table:table-cell table:number-columns-repeated="2" table:style-name="ce48"/>
          <table:table-cell table:style-name="ce48" table:formula="of:=[.I56]+[.K56] +[.J56]" office:value-type="float" office:value="-8.5">
            <text:p>-8.5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4" office:value-type="string">
            <text:p>TruyenLVC</text:p>
          </table:table-cell>
          <table:table-cell table:style-name="ce48" office:value-type="float" office:value="4.5">
            <text:p>4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7]);DATE(YEAR([.D57]);12;31);NOW())" office:value-type="date" office:date-value="2017-05-03T11:32:23.27">
            <text:p>05/03/17</text:p>
          </table:table-cell>
          <table:table-cell table:style-name="ce52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4">
            <text:p>4</text:p>
          </table:table-cell>
          <table:table-cell table:style-name="ce56" table:formula="of:=SUMPRODUCT([Thong_Tin_Ngay_Nghi_201701.$B$3:.$B$67]=[.$B57];[Thong_Tin_Ngay_Nghi_201701.$C$3:.$C$67]) +  SUMPRODUCT([Thong_Tin_Ngay_Nghi_201702.$B$3:.$B$68]=[.$B57];[Thong_Tin_Ngay_Nghi_201702.$C$3:.$C$68]) + SUMPRODUCT([Thong_Tin_Ngay_Nghi_201703.$B$3:.$B$71]=[.$B57];[Thong_Tin_Ngay_Nghi_201703.$C$3:.$C$71])" office:value-type="float" office:value="3">
            <text:p>3</text:p>
          </table:table-cell>
          <table:table-cell table:style-name="ce61" table:formula="of:=SUMPRODUCT([Thong_Tin_Ngay_Nghi_201701.$B$3:.$B$67]=[.$B57];[Thong_Tin_Ngay_Nghi_201701.$C$3:.$C$67]) +  SUMPRODUCT([Thong_Tin_Ngay_Nghi_201702.$B$3:.$B$68]=[.$B57];[Thong_Tin_Ngay_Nghi_201702.$C$3:.$C$68]) + SUMPRODUCT([Thong_Tin_Ngay_Nghi_201703.$B$3:.$B$71]=[.$B57];[Thong_Tin_Ngay_Nghi_201703.$C$3:.$C$71])+ SUMPRODUCT([Thong_Tin_Ngay_Nghi_201704.$B$3:.$B$71]=[.$B57];[Thong_Tin_Ngay_Nghi_201704.$C$3:.$C$71])" office:value-type="float" office:value="3">
            <text:p>3</text:p>
          </table:table-cell>
          <table:table-cell table:style-name="ce48" table:formula="of:=IF(DATE(YEAR([.E57]);MONTH([.E57]);DAY([.E57]))&lt;=DATE(YEAR([.E57]);3;31); [.C57]-[.G57] + [.F57]; IF([.G57]-[.C57]&lt;0;[.G57] + [.F57] -[.H57];[.F57]+[.C57]-[.H57]))" office:value-type="float" office:value="4">
            <text:p>4</text:p>
          </table:table-cell>
          <table:table-cell table:number-columns-repeated="2" table:style-name="ce48"/>
          <table:table-cell table:style-name="ce48" table:formula="of:=[.I57]+[.K57] +[.J57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44" office:value-type="string">
            <text:p>VietBA</text:p>
          </table:table-cell>
          <table:table-cell table:style-name="ce48" office:value-type="float" office:value="7">
            <text:p>7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8]);DATE(YEAR([.D58]);12;31);NOW())" office:value-type="date" office:date-value="2017-05-03T11:32:23.27">
            <text:p>05/03/17</text:p>
          </table:table-cell>
          <table:table-cell table:style-name="ce52" table:formula="of:= IF(MONTH([.E58])=MONTH([.D58]) ; IF(NETWORKDAYS([.D58];[.D58]) &lt; NETWORKDAYS(DATE(YEAR([.D58]);MONTH([.D58]);1);EOMONTH([.D58];0)) / 2 ; 0 ; 1)  ;  IF( NETWORKDAYS([.D58];EOMONTH([.D58];0)) &lt; NETWORKDAYS(DATE(YEAR([.D58]);MONTH([.D58]);1);EOMONTH([.D58];0))/2  ; 0  ; 1) + IF(MONTH([.E58]) &gt; MONTH([.D58]) ; MONTH([.E58])-MONTH([.D58])-1 ; 0) + IF(NETWORKDAYS(DATE(YEAR([.E58]);MONTH([.E58]);1);[.E58]) &lt;  NETWORKDAYS(DATE(YEAR([.E58]);MONTH([.E58]);1);EOMONTH([.E58];0)) / 2 ; 0 ; 1))" office:value-type="float" office:value="4">
            <text:p>4</text:p>
          </table:table-cell>
          <table:table-cell table:style-name="ce56" table:formula="of:=SUMPRODUCT([Thong_Tin_Ngay_Nghi_201701.$B$3:.$B$67]=[.$B58];[Thong_Tin_Ngay_Nghi_201701.$C$3:.$C$67]) +  SUMPRODUCT([Thong_Tin_Ngay_Nghi_201702.$B$3:.$B$68]=[.$B58];[Thong_Tin_Ngay_Nghi_201702.$C$3:.$C$68]) + SUMPRODUCT([Thong_Tin_Ngay_Nghi_201703.$B$3:.$B$71]=[.$B58];[Thong_Tin_Ngay_Nghi_201703.$C$3:.$C$71])" office:value-type="float" office:value="6.5">
            <text:p>6.5</text:p>
          </table:table-cell>
          <table:table-cell table:style-name="ce61" table:formula="of:=SUMPRODUCT([Thong_Tin_Ngay_Nghi_201701.$B$3:.$B$67]=[.$B58];[Thong_Tin_Ngay_Nghi_201701.$C$3:.$C$67]) +  SUMPRODUCT([Thong_Tin_Ngay_Nghi_201702.$B$3:.$B$68]=[.$B58];[Thong_Tin_Ngay_Nghi_201702.$C$3:.$C$68]) + SUMPRODUCT([Thong_Tin_Ngay_Nghi_201703.$B$3:.$B$71]=[.$B58];[Thong_Tin_Ngay_Nghi_201703.$C$3:.$C$71])+ SUMPRODUCT([Thong_Tin_Ngay_Nghi_201704.$B$3:.$B$71]=[.$B58];[Thong_Tin_Ngay_Nghi_201704.$C$3:.$C$71])" office:value-type="float" office:value="6.5">
            <text:p>6.5</text:p>
          </table:table-cell>
          <table:table-cell table:style-name="ce48" table:formula="of:=IF(DATE(YEAR([.E58]);MONTH([.E58]);DAY([.E58]))&lt;=DATE(YEAR([.E58]);3;31); [.C58]-[.G58] + [.F58]; IF([.G58]-[.C58]&lt;0;[.G58] + [.F58] -[.H58];[.F58]+[.C58]-[.H58]))" office:value-type="float" office:value="4">
            <text:p>4</text:p>
          </table:table-cell>
          <table:table-cell table:number-columns-repeated="2" table:style-name="ce48"/>
          <table:table-cell table:style-name="ce48" table:formula="of:=[.I58]+[.K58] +[.J58]" office:value-type="float" office:value="4">
            <text:p>4</text:p>
          </table:table-cell>
          <table:table-cell table:style-name="ce62"/>
          <table:table-cell table:number-columns-repeated="1011"/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6" office:value-type="string">
            <text:p>VinhP</text:p>
          </table:table-cell>
          <table:table-cell table:style-name="ce44" office:value-type="float" office:value="0.5">
            <text:p>0.5</text:p>
          </table:table-cell>
          <table:table-cell table:style-name="ce50" office:value-type="date" office:date-value="2017-01-01">
            <text:p>01/01/17</text:p>
          </table:table-cell>
          <table:table-cell table:style-name="ce50" table:formula="of:=IF(YEAR(NOW())&gt;YEAR([.D59]);DATE(YEAR([.D59]);12;31);NOW())" office:value-type="date" office:date-value="2017-05-03T11:32:23.27">
            <text:p>05/03/17</text:p>
          </table:table-cell>
          <table:table-cell table:style-name="ce52" table:formula="of:= IF(MONTH([.E59])=MONTH([.D59]) ; IF(NETWORKDAYS([.D59];[.D59]) &lt; NETWORKDAYS(DATE(YEAR([.D59]);MONTH([.D59]);1);EOMONTH([.D59];0)) / 2 ; 0 ; 1)  ;  IF( NETWORKDAYS([.D59];EOMONTH([.D59];0)) &lt; NETWORKDAYS(DATE(YEAR([.D59]);MONTH([.D59]);1);EOMONTH([.D59];0))/2  ; 0  ; 1) + IF(MONTH([.E59]) &gt; MONTH([.D59]) ; MONTH([.E59])-MONTH([.D59])-1 ; 0) + IF(NETWORKDAYS(DATE(YEAR([.E59]);MONTH([.E59]);1);[.E59]) &lt;  NETWORKDAYS(DATE(YEAR([.E59]);MONTH([.E59]);1);EOMONTH([.E59];0)) / 2 ; 0 ; 1))" office:value-type="float" office:value="4">
            <text:p>4</text:p>
          </table:table-cell>
          <table:table-cell table:style-name="ce56" table:formula="of:=SUMPRODUCT([Thong_Tin_Ngay_Nghi_201701.$B$3:.$B$67]=[.$B59];[Thong_Tin_Ngay_Nghi_201701.$C$3:.$C$67]) +  SUMPRODUCT([Thong_Tin_Ngay_Nghi_201702.$B$3:.$B$68]=[.$B59];[Thong_Tin_Ngay_Nghi_201702.$C$3:.$C$68]) + SUMPRODUCT([Thong_Tin_Ngay_Nghi_201703.$B$3:.$B$71]=[.$B59];[Thong_Tin_Ngay_Nghi_201703.$C$3:.$C$71])" office:value-type="float" office:value="6.5">
            <text:p>6.5</text:p>
          </table:table-cell>
          <table:table-cell table:style-name="ce61" table:formula="of:=SUMPRODUCT([Thong_Tin_Ngay_Nghi_201701.$B$3:.$B$67]=[.$B59];[Thong_Tin_Ngay_Nghi_201701.$C$3:.$C$67]) +  SUMPRODUCT([Thong_Tin_Ngay_Nghi_201702.$B$3:.$B$68]=[.$B59];[Thong_Tin_Ngay_Nghi_201702.$C$3:.$C$68]) + SUMPRODUCT([Thong_Tin_Ngay_Nghi_201703.$B$3:.$B$71]=[.$B59];[Thong_Tin_Ngay_Nghi_201703.$C$3:.$C$71])+ SUMPRODUCT([Thong_Tin_Ngay_Nghi_201704.$B$3:.$B$71]=[.$B59];[Thong_Tin_Ngay_Nghi_201704.$C$3:.$C$71])" office:value-type="float" office:value="6.5">
            <text:p>6.5</text:p>
          </table:table-cell>
          <table:table-cell table:style-name="ce48" table:formula="of:=IF(DATE(YEAR([.E59]);MONTH([.E59]);DAY([.E59]))&lt;=DATE(YEAR([.E59]);3;31); [.C59]-[.G59] + [.F59]; IF([.G59]-[.C59]&lt;0;[.G59] + [.F59] -[.H59];[.F59]+[.C59]-[.H59]))" office:value-type="float" office:value="-2">
            <text:p>-2</text:p>
          </table:table-cell>
          <table:table-cell table:number-columns-repeated="2" table:style-name="ce48"/>
          <table:table-cell table:style-name="ce48" table:formula="of:=[.I59]+[.K59] +[.J59]" office:value-type="float" office:value="-2">
            <text:p>-2</text:p>
          </table:table-cell>
          <table:table-cell table:style-name="ce62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2" table:number-rows-repeated="43">
          <table:table-cell table:number-columns-repeated="1024"/>
        </table:table-row>
        <table:table-row table:style-name="ro2">
          <table:table-cell table:number-columns-repeated="2"/>
          <table:table-cell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4"/>
        <table:table-column table:style-name="co26" table:number-columns-repeated="7" table:default-cell-style-name="ce74"/>
        <table:table-column table:style-name="co25" table:number-columns-repeated="16" table:default-cell-style-name="ce74"/>
        <table:table-column table:style-name="co7" table:number-columns-repeated="952" table:default-cell-style-name="Default"/>
        <table:table-row table:style-name="ro2">
          <table:table-cell table:style-name="ce65"/>
          <table:table-cell table:style-name="ce66" table:number-columns-repeated="2"/>
          <table:table-cell table:style-name="ce69" table:number-columns-repeated="8"/>
          <table:table-cell table:style-name="ce77" office:value-type="string" table:number-columns-spanned="2" table:number-rows-spanned="1">
            <text:p>Month</text:p>
          </table:table-cell>
          <table:covered-table-cell table:style-name="ce78"/>
          <table:table-cell table:style-name="ce79" table:content-validation-name="val1" office:value-type="float" office:value="1" table:number-columns-spanned="2" table:number-rows-spanned="1">
            <text:p>1</text:p>
          </table:table-cell>
          <table:covered-table-cell table:style-name="ce78"/>
          <table:table-cell table:style-name="ce77" office:value-type="string" table:number-columns-spanned="2" table:number-rows-spanned="1">
            <text:p>Year</text:p>
          </table:table-cell>
          <table:covered-table-cell table:style-name="ce78"/>
          <table:table-cell table:style-name="ce77" office:value-type="float" office:value="2017" table:number-columns-spanned="2" table:number-rows-spanned="1">
            <text:p>2017</text:p>
          </table:table-cell>
          <table:covered-table-cell table:style-name="ce80"/>
          <table:table-cell table:style-name="ce69" table:number-columns-repeated="15"/>
          <table:table-cell table:style-name="ce84" table:number-columns-repeated="952"/>
        </table:table-row>
        <table:table-row table:style-name="ro2">
          <table:table-cell table:style-name="ce65" table:number-columns-repeated="3"/>
          <table:table-cell table:style-name="ce70" table:formula="of:=DATE([.$R$1];[.N1];1)" office:value-type="date" office:date-value="2017-01-01">
            <text:p>01</text:p>
          </table:table-cell>
          <table:table-cell table:style-name="ce70" table:formula="of:=[.D2]+1" office:value-type="date" office:date-value="2017-01-02">
            <text:p>02</text:p>
          </table:table-cell>
          <table:table-cell table:style-name="ce70" table:formula="of:=[.E2]+1" office:value-type="date" office:date-value="2017-01-03">
            <text:p>03</text:p>
          </table:table-cell>
          <table:table-cell table:style-name="ce70" table:formula="of:=[.F2]+1" office:value-type="date" office:date-value="2017-01-04">
            <text:p>04</text:p>
          </table:table-cell>
          <table:table-cell table:style-name="ce70" table:formula="of:=[.G2]+1" office:value-type="date" office:date-value="2017-01-05">
            <text:p>05</text:p>
          </table:table-cell>
          <table:table-cell table:style-name="ce70" table:formula="of:=[.H2]+1" office:value-type="date" office:date-value="2017-01-06">
            <text:p>06</text:p>
          </table:table-cell>
          <table:table-cell table:style-name="ce70" table:formula="of:=[.I2]+1" office:value-type="date" office:date-value="2017-01-07">
            <text:p>07</text:p>
          </table:table-cell>
          <table:table-cell table:style-name="ce70" table:formula="of:=[.J2]+1" office:value-type="date" office:date-value="2017-01-08">
            <text:p>08</text:p>
          </table:table-cell>
          <table:table-cell table:style-name="ce70" table:formula="of:=[.K2]+1" office:value-type="date" office:date-value="2017-01-09">
            <text:p>09</text:p>
          </table:table-cell>
          <table:table-cell table:style-name="ce70" table:formula="of:=[.L2]+1" office:value-type="date" office:date-value="2017-01-10">
            <text:p>10</text:p>
          </table:table-cell>
          <table:table-cell table:style-name="ce70" table:formula="of:=[.M2]+1" office:value-type="date" office:date-value="2017-01-11">
            <text:p>11</text:p>
          </table:table-cell>
          <table:table-cell table:style-name="ce70" table:formula="of:=[.N2]+1" office:value-type="date" office:date-value="2017-01-12">
            <text:p>12</text:p>
          </table:table-cell>
          <table:table-cell table:style-name="ce70" table:formula="of:=[.O2]+1" office:value-type="date" office:date-value="2017-01-13">
            <text:p>13</text:p>
          </table:table-cell>
          <table:table-cell table:style-name="ce70" table:formula="of:=[.P2]+1" office:value-type="date" office:date-value="2017-01-14">
            <text:p>14</text:p>
          </table:table-cell>
          <table:table-cell table:style-name="ce70" table:formula="of:=[.Q2]+1" office:value-type="date" office:date-value="2017-01-15">
            <text:p>15</text:p>
          </table:table-cell>
          <table:table-cell table:style-name="ce70" table:formula="of:=[.R2]+1" office:value-type="date" office:date-value="2017-01-16">
            <text:p>16</text:p>
          </table:table-cell>
          <table:table-cell table:style-name="ce70" table:formula="of:=[.S2]+1" office:value-type="date" office:date-value="2017-01-17">
            <text:p>17</text:p>
          </table:table-cell>
          <table:table-cell table:style-name="ce70" table:formula="of:=[.T2]+1" office:value-type="date" office:date-value="2017-01-18">
            <text:p>18</text:p>
          </table:table-cell>
          <table:table-cell table:style-name="ce70" table:formula="of:=[.U2]+1" office:value-type="date" office:date-value="2017-01-19">
            <text:p>19</text:p>
          </table:table-cell>
          <table:table-cell table:style-name="ce70" table:formula="of:=[.V2]+1" office:value-type="date" office:date-value="2017-01-20">
            <text:p>20</text:p>
          </table:table-cell>
          <table:table-cell table:style-name="ce70" table:formula="of:=[.W2]+1" office:value-type="date" office:date-value="2017-01-21">
            <text:p>21</text:p>
          </table:table-cell>
          <table:table-cell table:style-name="ce70" table:formula="of:=[.X2]+1" office:value-type="date" office:date-value="2017-01-22">
            <text:p>22</text:p>
          </table:table-cell>
          <table:table-cell table:style-name="ce70" table:formula="of:=[.Y2]+1" office:value-type="date" office:date-value="2017-01-23">
            <text:p>23</text:p>
          </table:table-cell>
          <table:table-cell table:style-name="ce70" table:formula="of:=[.Z2]+1" office:value-type="date" office:date-value="2017-01-24">
            <text:p>24</text:p>
          </table:table-cell>
          <table:table-cell table:style-name="ce70" table:formula="of:=[.AA2]+1" office:value-type="date" office:date-value="2017-01-25">
            <text:p>25</text:p>
          </table:table-cell>
          <table:table-cell table:style-name="ce70" table:formula="of:=[.AB2]+1" office:value-type="date" office:date-value="2017-01-26">
            <text:p>26</text:p>
          </table:table-cell>
          <table:table-cell table:style-name="ce70" table:formula="of:=[.AC2]+1" office:value-type="date" office:date-value="2017-01-27">
            <text:p>27</text:p>
          </table:table-cell>
          <table:table-cell table:style-name="ce70" table:formula="of:=[.AD2]+1" office:value-type="date" office:date-value="2017-01-28">
            <text:p>28</text:p>
          </table:table-cell>
          <table:table-cell table:style-name="ce70" table:formula="of:=[.AE2]+1" office:value-type="date" office:date-value="2017-01-29">
            <text:p>29</text:p>
          </table:table-cell>
          <table:table-cell table:style-name="ce70" table:formula="of:=[.AF2]+1" office:value-type="date" office:date-value="2017-01-30">
            <text:p>30</text:p>
          </table:table-cell>
          <table:table-cell table:style-name="ce70" table:formula="of:=[.AG2]+1" office:value-type="date" office:date-value="2017-01-31">
            <text:p>31</text:p>
          </table:table-cell>
          <table:table-cell table:style-name="ce84" table:number-columns-repeated="952"/>
        </table:table-row>
        <table:table-row table:style-name="ro6">
          <table:table-cell table:style-name="ce65" office:value-type="string">
            <text:p>No.</text:p>
          </table:table-cell>
          <table:table-cell table:style-name="ce65" office:value-type="string">
            <text:p>Name</text:p>
          </table:table-cell>
          <table:table-cell table:style-name="ce65" office:value-type="string">
            <text:p>Absent</text:p>
          </table:table-cell>
          <table:table-cell table:style-name="ce71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1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1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1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1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1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1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1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1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1008in" draw:caption-point-x="-0.2402in" draw:caption-point-y="0.3697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1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1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1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1008in" draw:caption-point-x="-0.2402in" draw:caption-point-y="0.3697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1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1008in" draw:caption-point-x="-0.2402in" draw:caption-point-y="0.3697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68" table:formula="of:=SUM([.D4:.AH4])" office:value-type="float" office:value="1">
            <text:p>1</text:p>
          </table:table-cell>
          <table:table-cell table:style-name="ce72" table:number-columns-repeated="2"/>
          <table:table-cell table:style-name="ce72" office:value-type="float" office:value="0">
            <office:annotation draw:style-name="gr4" draw:text-style-name="P1" svg:width="1.1413in" svg:height="0.3902in" svg:x="3.5591in" svg:y="0.1098in" draw:caption-point-x="-0.2402in" draw:caption-point-y="0.6083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0157in" svg:y="0.1102in" draw:caption-point-x="-0.2402in" draw:caption-point-y="0.6079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3" draw:text-style-name="P1" svg:width="1.1413in" svg:height="0.7012in" svg:x="4.9287in" svg:y="0.111in" draw:caption-point-x="-0.2402in" draw:caption-point-y="0.6071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0.113in" draw:caption-point-x="-0.2402in" draw:caption-point-y="0.6051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6358in" svg:y="0.1161in" draw:caption-point-x="-0.2402in" draw:caption-point-y="0.602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3" draw:text-style-name="P1" svg:width="1.1413in" svg:height="0.7012in" svg:x="11.5492in" svg:y="0.1169in" draw:caption-point-x="-0.2402in" draw:caption-point-y="0.6012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0.1709in" draw:caption-point-x="-0.2402in" draw:caption-point-y="0.5472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68" table:formula="of:=SUM([.D5:.AH5])" office:value-type="float" office:value="4.5">
            <text:p>4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7" draw:text-style-name="P1" svg:width="1.1413in" svg:height="1.0122in" svg:x="4.0157in" svg:y="0.3579in" draw:caption-point-x="-0.2402in" draw:caption-point-y="0.6079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2" office:value-type="float" office:value="0">
            <office:annotation draw:style-name="gr2" draw:text-style-name="P1" svg:width="1.1413in" svg:height="0.5457in" svg:x="4.472in" svg:y="0.3583in" draw:caption-point-x="-0.2402in" draw:caption-point-y="0.6075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0.3594in" draw:caption-point-x="-0.2402in" draw:caption-point-y="0.6063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.5">
            <office:annotation draw:style-name="gr2" draw:text-style-name="P1" svg:width="1.1413in" svg:height="0.5457in" svg:x="9.7228in" svg:y="0.363in" draw:caption-point-x="-0.2402in" draw:caption-point-y="0.6028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6358in" svg:y="0.3638in" draw:caption-point-x="-0.2402in" draw:caption-point-y="0.602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11.0925in" svg:y="0.3642in" draw:caption-point-x="-0.2402in" draw:caption-point-y="0.6016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0.3646in" draw:caption-point-x="-0.2402in" draw:caption-point-y="0.6012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0.4185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0.4185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0.4185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68" table:formula="of:=SUM([.D6:.AH6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1.5492in" svg:y="0.6122in" draw:caption-point-x="-0.2402in" draw:caption-point-y="0.6012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3.8323in" svg:y="0.6142in" draw:caption-point-x="-0.2402in" draw:caption-point-y="0.5992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68" table:formula="of:=SUM([.D7:.AH7])" office:value-type="float" office:value="4">
            <text:p>4</text:p>
          </table:table-cell>
          <table:table-cell table:style-name="ce72" table:number-columns-repeated="2"/>
          <table:table-cell table:style-name="ce72" office:value-type="float" office:value="0">
            <office:annotation draw:style-name="gr2" draw:text-style-name="P1" svg:width="1.1413in" svg:height="0.5457in" svg:x="3.5591in" svg:y="0.8528in" draw:caption-point-x="-0.2402in" draw:caption-point-y="0.608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0157in" svg:y="0.8528in" draw:caption-point-x="-0.2402in" draw:caption-point-y="0.608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472in" svg:y="0.8528in" draw:caption-point-x="-0.2402in" draw:caption-point-y="0.6083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4.9287in" svg:y="0.8539in" draw:caption-point-x="-0.2402in" draw:caption-point-y="0.6071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0.8559in" draw:caption-point-x="-0.2402in" draw:caption-point-y="0.6051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5492in" svg:y="0.8598in" draw:caption-point-x="-0.2402in" draw:caption-point-y="0.6012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0.9138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0.9138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0.9138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68" table:formula="of:=SUM([.D8:.AH8])" office:value-type="float" office:value="3">
            <text:p>3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9287in" svg:y="1.1016in" draw:caption-point-x="-0.2402in" draw:caption-point-y="0.6071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1791in" svg:y="1.1063in" draw:caption-point-x="-0.2402in" draw:caption-point-y="0.6024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1.1075in" draw:caption-point-x="-0.2402in" draw:caption-point-y="0.6012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.161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.161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.161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68" table:formula="of:=SUM([.D9:.AH9])" office:value-type="float" office:value="3">
            <text:p>3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1.3484in" draw:caption-point-x="-0.2402in" draw:caption-point-y="0.608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7.3094in" svg:y="1.3516in" draw:caption-point-x="-0.2402in" draw:caption-point-y="0.6051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6358in" svg:y="1.3547in" draw:caption-point-x="-0.2402in" draw:caption-point-y="0.602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.409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.409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.409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68" table:formula="of:=SUM([.D10:.AH10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7" office:value-type="string">
            <text:p>HaTH</text:p>
          </table:table-cell>
          <table:table-cell table:style-name="ce68" table:formula="of:=SUM([.D11:.AH11])" office:value-type="float" office:value="3">
            <text:p>3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1.8469in" draw:caption-point-x="-0.2402in" draw:caption-point-y="0.6051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0925in" svg:y="1.8504in" draw:caption-point-x="-0.2402in" draw:caption-point-y="0.6016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5492in" svg:y="1.8508in" draw:caption-point-x="-0.2402in" draw:caption-point-y="0.6012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.9047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.9047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.9047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3"/>
          <table:table-cell table:style-name="ce8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68" table:formula="of:=SUM([.D12:.AH12])" office:value-type="float" office:value="3">
            <text:p>3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2.0917in" draw:caption-point-x="-0.2402in" draw:caption-point-y="0.6079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2.0921in" draw:caption-point-x="-0.2402in" draw:caption-point-y="0.6075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2.0969in" draw:caption-point-x="-0.2402in" draw:caption-point-y="0.6028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2.0972in" draw:caption-point-x="-0.2402in" draw:caption-point-y="0.6024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0.6358in" svg:y="2.0976in" draw:caption-point-x="-0.2402in" draw:caption-point-y="0.602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2.152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2.152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2.152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68" table:formula="of:=SUM([.D13:.AH13])" office:value-type="float" office:value="1.5">
            <text:p>1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0157in" svg:y="2.3394in" draw:caption-point-x="-0.2402in" draw:caption-point-y="0.6079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6.8205in" svg:y="2.3417in" draw:caption-point-x="-0.2402in" draw:caption-point-y="0.6055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7.3094in" svg:y="2.3425in" draw:caption-point-x="-0.2402in" draw:caption-point-y="0.6047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2" office:value-type="float" office:value="0.5">
            <office:annotation draw:style-name="gr2" draw:text-style-name="P1" svg:width="1.1413in" svg:height="0.5457in" svg:x="7.7988in" svg:y="2.3429in" draw:caption-point-x="-0.2402in" draw:caption-point-y="0.6043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2" draw:text-style-name="P1" svg:width="1.1413in" svg:height="0.5457in" svg:x="9.7228in" svg:y="2.3445in" draw:caption-point-x="-0.2402in" draw:caption-point-y="0.6028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10.6358in" svg:y="2.3453in" draw:caption-point-x="-0.2402in" draw:caption-point-y="0.602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68" table:formula="of:=SUM([.D14:.AH14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68" table:formula="of:=SUM([.D15:.AH15])" office:value-type="float" office:value="3.5">
            <text:p>3.5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4.472in" svg:y="2.8354in" draw:caption-point-x="-0.2402in" draw:caption-point-y="0.6071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10.1791in" svg:y="2.8406in" draw:caption-point-x="-0.2402in" draw:caption-point-y="0.602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11.0925in" svg:y="2.8409in" draw:caption-point-x="-0.2402in" draw:caption-point-y="0.6016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68" table:formula="of:=SUM([.D16:.AH16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2" draw:text-style-name="P1" svg:width="1.1413in" svg:height="0.5457in" svg:x="3.5591in" svg:y="3.0819in" draw:caption-point-x="-0.2402in" draw:caption-point-y="0.6083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3" draw:text-style-name="P1" svg:width="1.1413in" svg:height="0.7012in" svg:x="4.9287in" svg:y="3.0831in" draw:caption-point-x="-0.2402in" draw:caption-point-y="0.6071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6.8205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6358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0925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3756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8323in" svg:y="3.082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PT</text:p>
          </table:table-cell>
          <table:table-cell table:style-name="ce68" table:formula="of:=SUM([.D17:.AH17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3.3299in" draw:caption-point-x="-0.2402in" draw:caption-point-y="0.608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3.3307in" draw:caption-point-x="-0.2402in" draw:caption-point-y="0.6075in">
              <dc:date>2017-01-05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3.3331in" draw:caption-point-x="-0.2402in" draw:caption-point-y="0.6051in">
              <dc:date>2017-01-11T00:00:00</dc:date>
              <text:p text:style-name="P1"><text:span text:style-name="T1">8h44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3.3346in" draw:caption-point-x="-0.2402in" draw:caption-point-y="0.6035in">
              <dc:date>2017-01-13T00:00:00</dc:date>
              <text:p text:style-name="P1"><text:span text:style-name="T1">8h40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3.3354in" draw:caption-point-x="-0.2402in" draw:caption-point-y="0.6028in">
              <dc:date>2017-01-16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0925in" svg:y="3.3366in" draw:caption-point-x="-0.2402in" draw:caption-point-y="0.6016in">
              <dc:date>2017-01-19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3.337in" draw:caption-point-x="-0.2402in" draw:caption-point-y="0.6012in">
              <dc:date>2017-01-20T00:00:00</dc:date>
              <text:p text:style-name="P1"><text:span text:style-name="T1">8h29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3.330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3756in" svg:y="3.330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8323in" svg:y="3.3303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oangNTM</text:p>
          </table:table-cell>
          <table:table-cell table:style-name="ce68" table:formula="of:=SUM([.D18:.AH18])" office:value-type="float" office:value="1">
            <text:p>1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3.5776in" draw:caption-point-x="-0.2402in" draw:caption-point-y="0.608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4.0157in" svg:y="3.578in" draw:caption-point-x="-0.2402in" draw:caption-point-y="0.6079in">
              <dc:date>2017-01-04T00:00:00</dc:date>
              <text:p text:style-name="P1"><text:span text:style-name="T1">Xe bị hư, xin vào trễ, 8h50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472in" svg:y="3.5783in" draw:caption-point-x="-0.2402in" draw:caption-point-y="0.6075in">
              <dc:date>2017-01-05T00:00:00</dc:date>
              <text:p text:style-name="P1"><text:span text:style-name="T1">Bận việc nhà, xin vào trễ, 8h47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9287in" svg:y="3.5787in" draw:caption-point-x="-0.2402in" draw:caption-point-y="0.6071in">
              <dc:date>2017-01-06T00:00:00</dc:date>
              <text:p text:style-name="P1"><text:span text:style-name="T1">8h42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2" draw:text-style-name="P1" svg:width="1.1413in" svg:height="0.5457in" svg:x="6.3311in" svg:y="3.5791in" draw:caption-point-x="-0.2402in" draw:caption-point-y="0.6067in">
              <dc:date>2017-01-09T00:00:00</dc:date>
              <text:p text:style-name="P1"><text:span text:style-name="T1">Nhà có việc, xin vào trễ,9h16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3.5807in" draw:caption-point-x="-0.2402in" draw:caption-point-y="0.6051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3.5815in" draw:caption-point-x="-0.2402in" draw:caption-point-y="0.6043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8.2878in" svg:y="3.5827in" draw:caption-point-x="-0.2402in" draw:caption-point-y="0.6031in">
              <dc:date>2017-01-13T00:00:00</dc:date>
              <text:p text:style-name="P1"><text:span text:style-name="T1">Bận việc nhà, 8h47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3.5831in" draw:caption-point-x="-0.2402in" draw:caption-point-y="0.6028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3.5835in" draw:caption-point-x="-0.2402in" draw:caption-point-y="0.6024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10.6358in" svg:y="3.5839in" draw:caption-point-x="-0.2402in" draw:caption-point-y="0.602in">
              <dc:date>2017-01-18T00:00:00</dc:date>
              <text:p text:style-name="P1"><text:span text:style-name="T1">Gia đình có việc đột xuất</text:span></text:p>
            </office:annotation>
            <text:p>1</text:p>
          </table:table-cell>
          <table:table-cell table:style-name="ce72" office:value-type="float" office:value="0">
            <office:annotation draw:style-name="gr2" draw:text-style-name="P1" svg:width="1.1413in" svg:height="0.5457in" svg:x="11.0925in" svg:y="3.5843in" draw:caption-point-x="-0.2402in" draw:caption-point-y="0.6016in">
              <dc:date>2017-01-19T00:00:00</dc:date>
              <text:p text:style-name="P1"><text:span text:style-name="T1">Bận việc gđ, xin vào trễ,9h47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5492in" svg:y="3.5846in" draw:caption-point-x="-0.2402in" draw:caption-point-y="0.6012in">
              <dc:date>2017-01-20T00:00:00</dc:date>
              <text:p text:style-name="P1"><text:span text:style-name="T1">Bị kẹt xe, xin vào trễ, 8h46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4" draw:text-style-name="P1" svg:width="1.1413in" svg:height="0.3902in" svg:x="12.9189in" svg:y="3.5854in" draw:caption-point-x="-0.2402in" draw:caption-point-y="0.6004in">
              <dc:date>2017-01-23T00:00:00</dc:date>
              <text:p text:style-name="P1"><text:span text:style-name="T1">Mệt, xin vào trễ.</text:span></text:p>
              <text:p text:style-name="P1"><text:span text:style-name="T1">9h vô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3.8323in" svg:y="3.5866in" draw:caption-point-x="-0.2402in" draw:caption-point-y="0.5992in">
              <dc:date>2017-01-25T00:00:00</dc:date>
              <text:p text:style-name="P1"><text:span text:style-name="T1">Có việc riêng ra ngoài từ 11:30AM → 2PM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ungLV</text:p>
          </table:table-cell>
          <table:table-cell table:style-name="ce68" table:formula="of:=SUM([.D19:.AH19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1.5492in" svg:y="3.8323in" draw:caption-point-x="-0.2402in" draw:caption-point-y="0.6012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NC</text:p>
          </table:table-cell>
          <table:table-cell table:style-name="ce68" table:formula="of:=SUM([.D20:.AH20])" office:value-type="float" office:value="2">
            <text:p>2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4.1339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4.1339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PN</text:p>
          </table:table-cell>
          <table:table-cell table:style-name="ce68" table:formula="of:=SUM([.D21:.AH21])" office:value-type="float" office:value="1">
            <text:p>1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0157in" svg:y="4.3209in" draw:caption-point-x="-0.2402in" draw:caption-point-y="0.6079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4.9287in" svg:y="4.3217in" draw:caption-point-x="-0.2402in" draw:caption-point-y="0.6071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7.7988in" svg:y="4.324in" draw:caption-point-x="-0.2402in" draw:caption-point-y="0.6047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4.3264in" draw:caption-point-x="-0.2402in" draw:caption-point-y="0.6024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.5">
            <office:annotation draw:style-name="gr3" draw:text-style-name="P1" svg:width="1.1413in" svg:height="0.7012in" svg:x="13.8323in" svg:y="4.3295in" draw:caption-point-x="-0.2402in" draw:caption-point-y="0.5992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yDH</text:p>
          </table:table-cell>
          <table:table-cell table:style-name="ce68" table:formula="of:=SUM([.D22:.AH22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6.8205in" svg:y="4.5709in" draw:caption-point-x="-0.2402in" draw:caption-point-y="0.6055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7.3094in" svg:y="4.5713in" draw:caption-point-x="-0.2402in" draw:caption-point-y="0.6051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6358in" svg:y="4.5748in" draw:caption-point-x="-0.2402in" draw:caption-point-y="0.6016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4" draw:text-style-name="P1" svg:width="1.1413in" svg:height="0.3902in" svg:x="12.9189in" svg:y="4.576in" draw:caption-point-x="-0.2402in" draw:caption-point-y="0.6004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NG</text:p>
          </table:table-cell>
          <table:table-cell table:style-name="ce68" table:formula="of:=SUM([.D23:.AH23])" office:value-type="float" office:value="1.5">
            <text:p>1.5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3" draw:text-style-name="P1" svg:width="1.1413in" svg:height="0.7012in" svg:x="12.9189in" svg:y="4.8768in" draw:caption-point-x="-0.2402in" draw:caption-point-y="0.5472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3" draw:text-style-name="P1" svg:width="1.1413in" svg:height="0.7012in" svg:x="13.8323in" svg:y="4.8248in" draw:caption-point-x="-0.2402in" draw:caption-point-y="0.5992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KhaiLV</text:p>
          </table:table-cell>
          <table:table-cell table:style-name="ce68" table:formula="of:=SUM([.D24:.AH24])" office:value-type="float" office:value="3">
            <text:p>3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5.124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5.124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5.124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ngNHH</text:p>
          </table:table-cell>
          <table:table-cell table:style-name="ce68" table:formula="of:=SUM([.D25:.AH25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ienPT</text:p>
          </table:table-cell>
          <table:table-cell table:style-name="ce68" table:formula="of:=SUM([.D26:.AH26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0925in" svg:y="5.5661in" draw:caption-point-x="-0.2402in" draw:caption-point-y="0.6012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5.5594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5.5594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3756in" svg:y="5.5594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3.8323in" svg:y="5.5594in" draw:caption-point-x="-0.2402in" draw:caption-point-y="0.6079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tNVT</text:p>
          </table:table-cell>
          <table:table-cell table:style-name="ce68" table:formula="of:=SUM([.D27:.AH27])" office:value-type="float" office:value="3.5">
            <text:p>3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5.8075in" draw:caption-point-x="-0.2402in" draw:caption-point-y="0.6075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7.7988in" svg:y="5.8102in" draw:caption-point-x="-0.2402in" draw:caption-point-y="0.6047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5.8114in" draw:caption-point-x="-0.2402in" draw:caption-point-y="0.6035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5.8122in" draw:caption-point-x="-0.2402in" draw:caption-point-y="0.6028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5.8138in" draw:caption-point-x="-0.2402in" draw:caption-point-y="0.6012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5.8677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5.8677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5.8677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LinhBT</text:p>
          </table:table-cell>
          <table:table-cell table:style-name="ce68" table:formula="of:=SUM([.D28:.AH28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MaiLT</text:p>
          </table:table-cell>
          <table:table-cell table:style-name="ce68" table:formula="of:=SUM([.D29:.AH29])" office:value-type="float" office:value="3">
            <text:p>3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7" draw:text-style-name="P1" svg:width="1.1413in" svg:height="1.0122in" svg:x="6.3311in" svg:y="6.3039in" draw:caption-point-x="-0.2402in" draw:caption-point-y="0.6063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6.8205in" svg:y="6.3047in" draw:caption-point-x="-0.2402in" draw:caption-point-y="0.6055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2" office:value-type="float" office:value="1">
            <office:annotation draw:style-name="gr4" draw:text-style-name="P1" svg:width="1.1413in" svg:height="0.3902in" svg:x="7.3094in" svg:y="6.3047in" draw:caption-point-x="-0.2402in" draw:caption-point-y="0.6055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2" office:value-type="float" office:value="1">
            <office:annotation draw:style-name="gr4" draw:text-style-name="P1" svg:width="1.1413in" svg:height="0.3902in" svg:x="7.7988in" svg:y="6.3047in" draw:caption-point-x="-0.2402in" draw:caption-point-y="0.6055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iNTT</text:p>
          </table:table-cell>
          <table:table-cell table:style-name="ce68" table:formula="of:=SUM([.D30:.AH30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6.5496in" draw:caption-point-x="-0.2402in" draw:caption-point-y="0.6083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6.5504in" draw:caption-point-x="-0.2402in" draw:caption-point-y="0.6075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6.5512in" draw:caption-point-x="-0.2402in" draw:caption-point-y="0.6067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6358in" svg:y="6.5559in" draw:caption-point-x="-0.2402in" draw:caption-point-y="0.602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6.5567in" draw:caption-point-x="-0.2402in" draw:caption-point-y="0.6012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3.8323in" svg:y="6.5587in" draw:caption-point-x="-0.2402in" draw:caption-point-y="0.5992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nhNB</text:p>
          </table:table-cell>
          <table:table-cell table:style-name="ce68" table:formula="of:=SUM([.D31:.AH31])" office:value-type="float" office:value="3">
            <text:p>3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6.7976in" draw:caption-point-x="-0.2402in" draw:caption-point-y="0.6079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6.798in" draw:caption-point-x="-0.2402in" draw:caption-point-y="0.6075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6.8028in" draw:caption-point-x="-0.2402in" draw:caption-point-y="0.6028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6.8031in" draw:caption-point-x="-0.2402in" draw:caption-point-y="0.6024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0.6358in" svg:y="6.8035in" draw:caption-point-x="-0.2402in" draw:caption-point-y="0.602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5492in" svg:y="6.8043in" draw:caption-point-x="-0.2402in" draw:caption-point-y="0.6012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6.858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6.858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6.858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NamNH</text:p>
          </table:table-cell>
          <table:table-cell table:style-name="ce68" table:formula="of:=SUM([.D32:.AH32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8" draw:text-style-name="P1" svg:width="1.1413in" svg:height="0.8567in" svg:x="4.0157in" svg:y="7.0457in" draw:caption-point-x="-0.2402in" draw:caption-point-y="0.6075in">
              <dc:date>2017-01-04T00:00:00</dc:date>
              <text:p text:style-name="P1"><text:span text:style-name="T1">Ra ngoài từ 2h-3h, đi lấy sổ bh, xin làm bù, confirm với a Kiên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7.0528in" draw:caption-point-x="-0.2402in" draw:caption-point-y="0.6004in">
              <dc:date>2017-01-23T00:00:00</dc:date>
              <text:p text:style-name="P1"><text:span text:style-name="T1">8h43 vô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TH</text:p>
          </table:table-cell>
          <table:table-cell table:style-name="ce68" table:formula="of:=SUM([.D33:.AH33])" office:value-type="float" office:value="0.5">
            <text:p>0.5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8.2878in" svg:y="7.2976in" draw:caption-point-x="-0.2402in" draw:caption-point-y="0.6031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TV</text:p>
          </table:table-cell>
          <table:table-cell table:style-name="ce68" table:formula="of:=SUM([.D34:.AH34])" office:value-type="float" office:value="1.5">
            <text:p>1.5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7.5402in" draw:caption-point-x="-0.2402in" draw:caption-point-y="0.6083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7.5406in" draw:caption-point-x="-0.2402in" draw:caption-point-y="0.6079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9287in" svg:y="7.5413in" draw:caption-point-x="-0.2402in" draw:caption-point-y="0.6071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7.5417in" draw:caption-point-x="-0.2402in" draw:caption-point-y="0.6067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6.8205in" svg:y="7.5429in" draw:caption-point-x="-0.2402in" draw:caption-point-y="0.6055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7.3094in" svg:y="7.5433in" draw:caption-point-x="-0.2402in" draw:caption-point-y="0.6051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7.5441in" draw:caption-point-x="-0.2402in" draw:caption-point-y="0.6043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7.5453in" draw:caption-point-x="-0.2402in" draw:caption-point-y="0.6031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7.5457in" draw:caption-point-x="-0.2402in" draw:caption-point-y="0.6028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1791in" svg:y="7.5461in" draw:caption-point-x="-0.2402in" draw:caption-point-y="0.6024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0.6358in" svg:y="7.5465in" draw:caption-point-x="-0.2402in" draw:caption-point-y="0.602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7.5472in" draw:caption-point-x="-0.2402in" draw:caption-point-y="0.6012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7.6012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gaTN</text:p>
          </table:table-cell>
          <table:table-cell table:style-name="ce68" table:formula="of:=SUM([.D35:.AH35])" office:value-type="float" office:value="3.5">
            <text:p>3.5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.5">
            <office:annotation draw:style-name="gr8" draw:text-style-name="P1" svg:width="1.1413in" svg:height="0.8567in" svg:x="8.2878in" svg:y="7.7929in" draw:caption-point-x="-0.2402in" draw:caption-point-y="0.6035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7.8492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7.8492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7.8492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ganTLT</text:p>
          </table:table-cell>
          <table:table-cell table:style-name="ce68" table:formula="of:=SUM([.D36:.AH36])" office:value-type="float" office:value="1">
            <text:p>1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4" draw:text-style-name="P1" svg:width="1.1413in" svg:height="0.3902in" svg:x="10.1791in" svg:y="8.0417in" draw:caption-point-x="-0.2402in" draw:caption-point-y="0.6024in">
              <dc:date>2017-01-17T00:00:00</dc:date>
              <text:p text:style-name="P1"><text:span text:style-name="T1">Có việc bận đột xuất</text:span></text:p>
            </office:annotation>
            <text:p>1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hanHTH</text:p>
          </table:table-cell>
          <table:table-cell table:style-name="ce68" table:formula="of:=SUM([.D37:.AH37])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hanNM</text:p>
          </table:table-cell>
          <table:table-cell table:style-name="ce68" table:formula="of:=SUM([.D38:.AH38])" office:value-type="float" office:value="1">
            <text:p>1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8.5921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ungHTH</text:p>
          </table:table-cell>
          <table:table-cell table:style-name="ce68" table:formula="of:=SUM([.D39:.AH39])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472in" svg:y="8.7795in" draw:caption-point-x="-0.2402in" draw:caption-point-y="0.6075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8.7803in" draw:caption-point-x="-0.2402in" draw:caption-point-y="0.6067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0925in" svg:y="8.7854in" draw:caption-point-x="-0.2402in" draw:caption-point-y="0.6016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uPHQ</text:p>
          </table:table-cell>
          <table:table-cell table:style-name="ce68" table:formula="of:=SUM([.D40:.AH40])" office:value-type="float" office:value="2">
            <text:p>2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9.0291in" draw:caption-point-x="-0.2402in" draw:caption-point-y="0.6055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9.0319in" draw:caption-point-x="-0.2402in" draw:caption-point-y="0.6028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6358in" svg:y="9.0327in" draw:caption-point-x="-0.2402in" draw:caption-point-y="0.602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9.087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9.087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67" office:value-type="string">
            <text:p>PhuongTH</text:p>
          </table:table-cell>
          <table:table-cell table:style-name="ce68" table:formula="of:=SUM([.D41:.AH41])" office:value-type="float" office:value="6">
            <text:p>6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4.0157in" svg:y="9.2744in" draw:caption-point-x="-0.2402in" draw:caption-point-y="0.6079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4.9287in" svg:y="9.2752in" draw:caption-point-x="-0.2402in" draw:caption-point-y="0.6071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6.8205in" svg:y="9.2752in" draw:caption-point-x="-0.2402in" draw:caption-point-y="0.6071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7.7988in" svg:y="9.2752in" draw:caption-point-x="-0.2402in" draw:caption-point-y="0.6071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0.1791in" svg:y="9.2752in" draw:caption-point-x="-0.2402in" draw:caption-point-y="0.6071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1.0925in" svg:y="9.2752in" draw:caption-point-x="-0.2402in" draw:caption-point-y="0.6071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3.3756in" svg:y="9.2823in" draw:caption-point-x="-0.2402in" draw:caption-point-y="0.6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PhongTH</text:p>
          </table:table-cell>
          <table:table-cell table:style-name="ce68" table:formula="of:=SUM([.D42:.AH42])" office:value-type="float" office:value="0.5">
            <text:p>0.5</text:p>
          </table:table-cell>
          <table:table-cell table:style-name="ce72" table:number-columns-repeated="2"/>
          <table:table-cell table:style-name="ce72" office:value-type="float" office:value="0.5">
            <office:annotation draw:style-name="gr4" draw:text-style-name="P1" svg:width="1.1413in" svg:height="0.3902in" svg:x="3.5591in" svg:y="9.5217in" draw:caption-point-x="-0.2402in" draw:caption-point-y="0.608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9.5232in" draw:caption-point-x="-0.2402in" draw:caption-point-y="0.6067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9.5287in" draw:caption-point-x="-0.2402in" draw:caption-point-y="0.6012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4" office:value-type="string">
            <text:p>SonPX</text:p>
          </table:table-cell>
          <table:table-cell table:style-name="ce68" table:formula="of:=SUM([.D43:.AH43])" office:value-type="float" office:value="4">
            <text:p>4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1.5492in" svg:y="9.830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9.830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9.830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9.830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TienND</text:p>
          </table:table-cell>
          <table:table-cell table:style-name="ce68" table:formula="of:=SUM([.D44:.AH44])" office:value-type="float" office:value="1.5">
            <text:p>1.5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3.5591in" svg:y="10.0173in" draw:caption-point-x="-0.2402in" draw:caption-point-y="0.6083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4.472in" svg:y="10.0181in" draw:caption-point-x="-0.2402in" draw:caption-point-y="0.6075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10.0205in" draw:caption-point-x="-0.2402in" draw:caption-point-y="0.6051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7.7988in" svg:y="10.0213in" draw:caption-point-x="-0.2402in" draw:caption-point-y="0.6043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1.0925in" svg:y="10.024in" draw:caption-point-x="-0.2402in" draw:caption-point-y="0.6016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table:number-columns-repeated="2"/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0.078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ThamDT</text:p>
          </table:table-cell>
          <table:table-cell table:style-name="ce68" table:formula="of:=SUM([.D45:.AH45])" office:value-type="float" office:value="4.5">
            <text:p>4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4.0157in" svg:y="10.2654in" draw:caption-point-x="-0.2402in" draw:caption-point-y="0.6079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2" draw:text-style-name="P1" svg:width="1.1413in" svg:height="0.5457in" svg:x="11.0925in" svg:y="10.2717in" draw:caption-point-x="-0.2402in" draw:caption-point-y="0.6016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2" office:value-type="float" office:value="1">
            <office:annotation draw:style-name="gr6" draw:text-style-name="P1" svg:width="1.1413in" svg:height="0.2634in" svg:x="11.5492in" svg:y="10.32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0.32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0.32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0.32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ThinhDH</text:p>
          </table:table-cell>
          <table:table-cell table:style-name="ce68" table:formula="of:=SUM([.D46:.AH46])" office:value-type="float" office:value="8.5">
            <text:p>8.5</text:p>
          </table:table-cell>
          <table:table-cell table:style-name="ce72" table:number-columns-repeated="2"/>
          <table:table-cell table:style-name="ce72" office:value-type="float" office:value="1">
            <office:annotation draw:style-name="gr4" draw:text-style-name="P1" svg:width="1.1413in" svg:height="0.3902in" svg:x="3.5591in" svg:y="10.5126in" draw:caption-point-x="-0.2402in" draw:caption-point-y="0.6083in">
              <dc:date>2017-01-03T00:00:00</dc:date>
              <text:p text:style-name="P1"><text:span text:style-name="T1">Ở nhà làm bài luận</text:span></text:p>
            </office:annotation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office:value-type="float" office:value="0.5">
            <office:annotation draw:style-name="gr3" draw:text-style-name="P1" svg:width="1.1413in" svg:height="0.7012in" svg:x="4.9287in" svg:y="10.5138in" draw:caption-point-x="-0.2402in" draw:caption-point-y="0.6071in">
              <dc:date>2017-01-06T00:00:00</dc:date>
              <text:p text:style-name="P1"><text:span text:style-name="T1">Cần lên trường ký tên báo cáo khóa luận, off buổi chiều</text:span></text:p>
            </office:annotation>
            <text:p>0.5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1">
            <office:annotation draw:style-name="gr6" draw:text-style-name="P1" svg:width="1.1413in" svg:height="0.2634in" svg:x="8.2878in" svg:y="10.5165in" draw:caption-point-x="-0.2402in" draw:caption-point-y="0.6043in">
              <dc:date>2017-01-11T00:00:00</dc:date>
              <text:p text:style-name="P1"><text:span text:style-name="T1">Lên trường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1">
            <office:annotation draw:style-name="gr4" draw:text-style-name="P1" svg:width="1.1413in" svg:height="0.3902in" svg:x="9.7228in" svg:y="10.5181in" draw:caption-point-x="-0.2402in" draw:caption-point-y="0.6028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2" office:value-type="float" office:value="1">
            <office:annotation draw:style-name="gr4" draw:text-style-name="P1" svg:width="1.1413in" svg:height="0.3902in" svg:x="10.1791in" svg:y="10.5181in" draw:caption-point-x="-0.2402in" draw:caption-point-y="0.6028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2" office:value-type="float" office:value="1">
            <office:annotation draw:style-name="gr4" draw:text-style-name="P1" svg:width="1.1413in" svg:height="0.3902in" svg:x="10.6358in" svg:y="10.5181in" draw:caption-point-x="-0.2402in" draw:caption-point-y="0.6028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0.573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0.573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0.5736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hinhT</text:p>
          </table:table-cell>
          <table:table-cell table:style-name="ce68" table:formula="of:=SUM([.D47:.AH47])" office:value-type="float" office:value="3">
            <text:p>3</text:p>
          </table:table-cell>
          <table:table-cell table:style-name="ce72" table:number-columns-repeated="2"/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0.821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0.821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0.8213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oaiVK</text:p>
          </table:table-cell>
          <table:table-cell table:style-name="ce68" table:formula="of:=SUM([.D48:.AH48])" office:value-type="float" office:value="3.5">
            <text:p>3.5</text:p>
          </table:table-cell>
          <table:table-cell table:style-name="ce72" table:number-columns-repeated="2"/>
          <table:table-cell table:style-name="ce72" office:value-type="float" office:value="0.5">
            <office:annotation draw:style-name="gr4" draw:text-style-name="P1" svg:width="1.1413in" svg:height="0.3902in" svg:x="3.5591in" svg:y="11.0079in" draw:caption-point-x="-0.2402in" draw:caption-point-y="0.6083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7988in" svg:y="11.0118in" draw:caption-point-x="-0.2402in" draw:caption-point-y="0.6043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11.0126in" draw:caption-point-x="-0.2402in" draw:caption-point-y="0.6035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1.0689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1.0689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1.0689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uyLTT</text:p>
          </table:table-cell>
          <table:table-cell table:style-name="ce68" table:formula="of:=SUM([.D49:.AH49])" office:value-type="float" office:value="2.5">
            <text:p>2.5</text:p>
          </table:table-cell>
          <table:table-cell table:style-name="ce72" table:number-columns-repeated="2"/>
          <table:table-cell table:style-name="ce72" office:value-type="float" office:value="0">
            <office:annotation draw:style-name="gr3" draw:text-style-name="P1" svg:width="1.1413in" svg:height="0.7012in" svg:x="3.5591in" svg:y="11.2555in" draw:caption-point-x="-0.2402in" draw:caption-point-y="0.6083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0157in" svg:y="11.2559in" draw:caption-point-x="-0.2402in" draw:caption-point-y="0.6079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1">
            <office:annotation draw:style-name="gr2" draw:text-style-name="P1" svg:width="1.1413in" svg:height="0.5457in" svg:x="4.9287in" svg:y="11.2567in" draw:caption-point-x="-0.2402in" draw:caption-point-y="0.6071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6.3311in" svg:y="11.2571in" draw:caption-point-x="-0.2402in" draw:caption-point-y="0.6067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6.8205in" svg:y="11.2583in" draw:caption-point-x="-0.2402in" draw:caption-point-y="0.6055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11.2587in" draw:caption-point-x="-0.2402in" draw:caption-point-y="0.6051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7.7988in" svg:y="11.2583in" draw:caption-point-x="-0.2402in" draw:caption-point-y="0.6055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8.2878in" svg:y="11.2606in" draw:caption-point-x="-0.2402in" draw:caption-point-y="0.6031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11.261in" draw:caption-point-x="-0.2402in" draw:caption-point-y="0.6028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0.1791in" svg:y="11.2614in" draw:caption-point-x="-0.2402in" draw:caption-point-y="0.6024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2" office:value-type="float" office:value="0">
            <office:annotation draw:style-name="gr3" draw:text-style-name="P1" svg:width="1.1413in" svg:height="0.7012in" svg:x="10.6358in" svg:y="11.2618in" draw:caption-point-x="-0.2402in" draw:caption-point-y="0.602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11.0925in" svg:y="11.2622in" draw:caption-point-x="-0.2402in" draw:caption-point-y="0.6016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2" office:value-type="float" office:value="0">
            <office:annotation draw:style-name="gr6" draw:text-style-name="P1" svg:width="1.1413in" svg:height="0.2634in" svg:x="11.5492in" svg:y="11.2626in" draw:caption-point-x="-0.2402in" draw:caption-point-y="0.6012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12.9189in" svg:y="11.2634in" draw:caption-point-x="-0.2402in" draw:caption-point-y="0.6004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13.3756in" svg:y="11.2642in" draw:caption-point-x="-0.2402in" draw:caption-point-y="0.5996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ruyenLVC</text:p>
          </table:table-cell>
          <table:table-cell table:style-name="ce68" table:formula="of:=SUM([.D50:.AH50])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3" draw:text-style-name="P1" svg:width="1.1413in" svg:height="0.7012in" svg:x="3.5591in" svg:y="11.5031in" draw:caption-point-x="-0.2402in" draw:caption-point-y="0.6083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3" draw:text-style-name="P1" svg:width="1.1413in" svg:height="0.7012in" svg:x="6.3311in" svg:y="11.5047in" draw:caption-point-x="-0.2402in" draw:caption-point-y="0.6067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7.3094in" svg:y="11.5063in" draw:caption-point-x="-0.2402in" draw:caption-point-y="0.6051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7.7988in" svg:y="11.5071in" draw:caption-point-x="-0.2402in" draw:caption-point-y="0.6043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2" office:value-type="float" office:value="0">
            <office:annotation draw:style-name="gr2" draw:text-style-name="P1" svg:width="1.1413in" svg:height="0.5457in" svg:x="8.2878in" svg:y="11.5079in" draw:caption-point-x="-0.2402in" draw:caption-point-y="0.6035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2" table:number-columns-repeated="2"/>
          <table:table-cell table:style-name="ce72" office:value-type="float" office:value="0">
            <office:annotation draw:style-name="gr6" draw:text-style-name="P1" svg:width="1.1413in" svg:height="0.2634in" svg:x="9.7228in" svg:y="11.5087in" draw:caption-point-x="-0.2402in" draw:caption-point-y="0.6028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4" draw:text-style-name="P1" svg:width="1.1413in" svg:height="0.3902in" svg:x="10.6358in" svg:y="11.5098in" draw:caption-point-x="-0.2402in" draw:caption-point-y="0.6016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67" office:value-type="string">
            <text:p>VietBA</text:p>
          </table:table-cell>
          <table:table-cell table:style-name="ce68" table:formula="of:=SUM([.D51:.AH51])" office:value-type="float" office:value="6.5">
            <text:p>6.5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72" office:value-type="float" office:value="0.5">
            <office:annotation draw:style-name="gr6" draw:text-style-name="P1" svg:width="1.1413in" svg:height="0.2634in" svg:x="4.9287in" svg:y="11.752in" draw:caption-point-x="-0.2402in" draw:caption-point-y="0.6071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6.3311in" svg:y="11.752in" draw:caption-point-x="-0.2402in" draw:caption-point-y="0.6071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6.8205in" svg:y="11.752in" draw:caption-point-x="-0.2402in" draw:caption-point-y="0.6071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7.3094in" svg:y="11.752in" draw:caption-point-x="-0.2402in" draw:caption-point-y="0.6071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7.7988in" svg:y="11.752in" draw:caption-point-x="-0.2402in" draw:caption-point-y="0.6071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8.2878in" svg:y="11.752in" draw:caption-point-x="-0.2402in" draw:caption-point-y="0.6071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9.7228in" svg:y="11.752in" draw:caption-point-x="-0.2402in" draw:caption-point-y="0.6071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table:number-columns-repeated="2"/>
          <table:table-cell table:number-columns-repeated="3" table:style-name="ce72" office:value-type="float" office:value="0">
            <text:p>0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VinhP</text:p>
          </table:table-cell>
          <table:table-cell table:style-name="ce68" table:formula="of:=SUM([.D52:.AH52])" office:value-type="float" office:value="3.5">
            <text:p>3.5</text:p>
          </table:table-cell>
          <table:table-cell table:style-name="ce72" table:number-columns-repeated="2"/>
          <table:table-cell table:style-name="ce72" office:value-type="float" office:value="0">
            <text:p>0</text:p>
          </table:table-cell>
          <table:table-cell table:style-name="ce72" office:value-type="float" office:value="0.5">
            <office:annotation draw:style-name="gr4" draw:text-style-name="P1" svg:width="1.1413in" svg:height="0.3902in" svg:x="4.0157in" svg:y="11.9988in" draw:caption-point-x="-0.2402in" draw:caption-point-y="0.6079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>
            <office:annotation draw:style-name="gr6" draw:text-style-name="P1" svg:width="1.1413in" svg:height="0.2634in" svg:x="4.9287in" svg:y="11.9992in" draw:caption-point-x="-0.2402in" draw:caption-point-y="0.6075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number-columns-repeated="5" table:style-name="ce72" office:value-type="float" office:value="0">
            <text:p>0</text:p>
          </table:table-cell>
          <table:table-cell table:style-name="ce72" table:number-columns-repeated="2"/>
          <table:table-cell table:style-name="ce72" office:value-type="float" office:value="1">
            <office:annotation draw:style-name="gr6" draw:text-style-name="P1" svg:width="1.1413in" svg:height="0.2634in" svg:x="12.9189in" svg:y="12.059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3756in" svg:y="12.059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2" office:value-type="float" office:value="1">
            <office:annotation draw:style-name="gr6" draw:text-style-name="P1" svg:width="1.1413in" svg:height="0.2634in" svg:x="13.8323in" svg:y="12.0594in" draw:caption-point-x="-0.2402in" draw:caption-point-y="0.547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2" table:number-columns-repeated="2"/>
          <table:table-cell table:style-name="ce72" table:number-columns-repeated="4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73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3" table:number-columns-repeated="4"/>
          <table:table-cell table:style-name="ce75"/>
          <table:table-cell table:style-name="ce73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73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73" table:number-columns-repeated="4"/>
          <table:table-cell table:style-name="ce76" table:number-columns-repeated="7"/>
          <table:table-cell table:style-name="ce73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73" table:number-columns-repeated="31"/>
          <table:table-cell table:style-name="ce43" table:number-columns-repeated="952"/>
        </table:table-row>
        <table:table-row table:style-name="ro2" table:number-rows-repeated="983119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1"/>
        <table:table-column table:style-name="co26" table:number-columns-repeated="7" table:default-cell-style-name="ce91"/>
        <table:table-column table:style-name="co25" table:number-columns-repeated="13" table:default-cell-style-name="ce91"/>
        <table:table-column table:style-name="co7" table:number-columns-repeated="952" table:default-cell-style-name="Default"/>
        <table:table-row table:style-name="ro2">
          <table:table-cell table:style-name="ce65"/>
          <table:table-cell table:style-name="ce66" table:number-columns-repeated="2"/>
          <table:table-cell table:style-name="ce86" table:number-columns-repeated="8"/>
          <table:table-cell table:style-name="ce94" office:value-type="string" table:number-columns-spanned="2" table:number-rows-spanned="1">
            <text:p>Month</text:p>
          </table:table-cell>
          <table:covered-table-cell table:style-name="ce95"/>
          <table:table-cell table:style-name="ce96" table:content-validation-name="val1" office:value-type="float" office:value="2" table:number-columns-spanned="2" table:number-rows-spanned="1">
            <text:p>2</text:p>
          </table:table-cell>
          <table:covered-table-cell table:style-name="ce95"/>
          <table:table-cell table:style-name="ce94" office:value-type="string" table:number-columns-spanned="2" table:number-rows-spanned="1">
            <text:p>Year</text:p>
          </table:table-cell>
          <table:covered-table-cell table:style-name="ce95"/>
          <table:table-cell table:style-name="ce94" office:value-type="float" office:value="2017" table:number-columns-spanned="2" table:number-rows-spanned="1">
            <text:p>2017</text:p>
          </table:table-cell>
          <table:covered-table-cell table:style-name="ce97"/>
          <table:table-cell table:style-name="ce86" table:number-columns-repeated="12"/>
          <table:table-cell table:style-name="ce84" table:number-columns-repeated="952"/>
        </table:table-row>
        <table:table-row table:style-name="ro2">
          <table:table-cell table:style-name="ce65" table:number-columns-repeated="3"/>
          <table:table-cell table:style-name="ce87" table:formula="of:=DATE([.$R$1];[.N1];1)" office:value-type="date" office:date-value="2017-02-01">
            <text:p>01</text:p>
          </table:table-cell>
          <table:table-cell table:style-name="ce87" table:formula="of:=[.D2]+1" office:value-type="date" office:date-value="2017-02-02">
            <text:p>02</text:p>
          </table:table-cell>
          <table:table-cell table:style-name="ce87" table:formula="of:=[.E2]+1" office:value-type="date" office:date-value="2017-02-03">
            <text:p>03</text:p>
          </table:table-cell>
          <table:table-cell table:style-name="ce87" table:formula="of:=[.F2]+1" office:value-type="date" office:date-value="2017-02-04">
            <text:p>04</text:p>
          </table:table-cell>
          <table:table-cell table:style-name="ce87" table:formula="of:=[.G2]+1" office:value-type="date" office:date-value="2017-02-05">
            <text:p>05</text:p>
          </table:table-cell>
          <table:table-cell table:style-name="ce87" table:formula="of:=[.H2]+1" office:value-type="date" office:date-value="2017-02-06">
            <text:p>06</text:p>
          </table:table-cell>
          <table:table-cell table:style-name="ce87" table:formula="of:=[.I2]+1" office:value-type="date" office:date-value="2017-02-07">
            <text:p>07</text:p>
          </table:table-cell>
          <table:table-cell table:style-name="ce87" table:formula="of:=[.J2]+1" office:value-type="date" office:date-value="2017-02-08">
            <text:p>08</text:p>
          </table:table-cell>
          <table:table-cell table:style-name="ce87" table:formula="of:=[.K2]+1" office:value-type="date" office:date-value="2017-02-09">
            <text:p>09</text:p>
          </table:table-cell>
          <table:table-cell table:style-name="ce87" table:formula="of:=[.L2]+1" office:value-type="date" office:date-value="2017-02-10">
            <text:p>10</text:p>
          </table:table-cell>
          <table:table-cell table:style-name="ce87" table:formula="of:=[.M2]+1" office:value-type="date" office:date-value="2017-02-11">
            <text:p>11</text:p>
          </table:table-cell>
          <table:table-cell table:style-name="ce87" table:formula="of:=[.N2]+1" office:value-type="date" office:date-value="2017-02-12">
            <text:p>12</text:p>
          </table:table-cell>
          <table:table-cell table:style-name="ce87" table:formula="of:=[.O2]+1" office:value-type="date" office:date-value="2017-02-13">
            <text:p>13</text:p>
          </table:table-cell>
          <table:table-cell table:style-name="ce87" table:formula="of:=[.P2]+1" office:value-type="date" office:date-value="2017-02-14">
            <text:p>14</text:p>
          </table:table-cell>
          <table:table-cell table:style-name="ce87" table:formula="of:=[.Q2]+1" office:value-type="date" office:date-value="2017-02-15">
            <text:p>15</text:p>
          </table:table-cell>
          <table:table-cell table:style-name="ce87" table:formula="of:=[.R2]+1" office:value-type="date" office:date-value="2017-02-16">
            <text:p>16</text:p>
          </table:table-cell>
          <table:table-cell table:style-name="ce87" table:formula="of:=[.S2]+1" office:value-type="date" office:date-value="2017-02-17">
            <text:p>17</text:p>
          </table:table-cell>
          <table:table-cell table:style-name="ce87" table:formula="of:=[.T2]+1" office:value-type="date" office:date-value="2017-02-18">
            <text:p>18</text:p>
          </table:table-cell>
          <table:table-cell table:style-name="ce87" table:formula="of:=[.U2]+1" office:value-type="date" office:date-value="2017-02-19">
            <text:p>19</text:p>
          </table:table-cell>
          <table:table-cell table:style-name="ce87" table:formula="of:=[.V2]+1" office:value-type="date" office:date-value="2017-02-20">
            <text:p>20</text:p>
          </table:table-cell>
          <table:table-cell table:style-name="ce87" table:formula="of:=[.W2]+1" office:value-type="date" office:date-value="2017-02-21">
            <text:p>21</text:p>
          </table:table-cell>
          <table:table-cell table:style-name="ce87" table:formula="of:=[.X2]+1" office:value-type="date" office:date-value="2017-02-22">
            <text:p>22</text:p>
          </table:table-cell>
          <table:table-cell table:style-name="ce87" table:formula="of:=[.Y2]+1" office:value-type="date" office:date-value="2017-02-23">
            <text:p>23</text:p>
          </table:table-cell>
          <table:table-cell table:style-name="ce87" table:formula="of:=[.Z2]+1" office:value-type="date" office:date-value="2017-02-24">
            <text:p>24</text:p>
          </table:table-cell>
          <table:table-cell table:style-name="ce87" table:formula="of:=[.AA2]+1" office:value-type="date" office:date-value="2017-02-25">
            <text:p>25</text:p>
          </table:table-cell>
          <table:table-cell table:style-name="ce87" table:formula="of:=[.AB2]+1" office:value-type="date" office:date-value="2017-02-26">
            <text:p>26</text:p>
          </table:table-cell>
          <table:table-cell table:style-name="ce87" table:formula="of:=[.AC2]+1" office:value-type="date" office:date-value="2017-02-27">
            <text:p>27</text:p>
          </table:table-cell>
          <table:table-cell table:style-name="ce87" table:formula="of:=[.AD2]+1" office:value-type="date" office:date-value="2017-02-28">
            <text:p>28</text:p>
          </table:table-cell>
          <table:table-cell table:style-name="ce84" table:number-columns-repeated="952"/>
        </table:table-row>
        <table:table-row table:style-name="ro6">
          <table:table-cell table:style-name="ce65" office:value-type="string">
            <text:p>No.</text:p>
          </table:table-cell>
          <table:table-cell table:style-name="ce65" office:value-type="string">
            <text:p>Name</text:p>
          </table:table-cell>
          <table:table-cell table:style-name="ce65" office:value-type="string">
            <text:p>Absent</text:p>
          </table:table-cell>
          <table:table-cell table:style-name="ce88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69in" draw:caption-point-x="-0.2402in" draw:caption-point-y="0.3736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88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8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8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8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8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8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8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8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85" table:formula="of:=SUM([.D4:.AE4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0.1094in" draw:caption-point-x="-0.2402in" draw:caption-point-y="0.6087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0.1669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0.1142in" draw:caption-point-x="-0.2402in" draw:caption-point-y="0.6039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9.2661in" svg:y="0.1161in" draw:caption-point-x="-0.2402in" draw:caption-point-y="0.602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9189in" svg:y="0.1193in" draw:caption-point-x="-0.2402in" draw:caption-point-y="0.5988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85" table:formula="of:=SUM([.D5:.AE5])" office:value-type="float" office:value="1.5">
            <text:p>1.5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0.3618in" draw:caption-point-x="-0.2402in" draw:caption-point-y="0.6039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8" draw:text-style-name="P1" svg:width="1.1413in" svg:height="0.8567in" svg:x="9.2661in" svg:y="0.3638in" draw:caption-point-x="-0.2402in" draw:caption-point-y="0.602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0.3646in" draw:caption-point-x="-0.2402in" draw:caption-point-y="0.6012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0.3654in" draw:caption-point-x="-0.2402in" draw:caption-point-y="0.6004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13.3756in" svg:y="0.3673in" draw:caption-point-x="-0.2402in" draw:caption-point-y="0.5984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3" draw:text-style-name="P1" svg:width="1.1413in" svg:height="0.7012in" svg:x="14.7457in" svg:y="0.3677in" draw:caption-point-x="-0.2402in" draw:caption-point-y="0.598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85" table:formula="of:=SUM([.D6:.AE6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0.662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0.662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5.3854in" svg:y="0.6079in" draw:caption-point-x="-0.2402in" draw:caption-point-y="0.6055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6.8205in" svg:y="0.6098in" draw:caption-point-x="-0.2402in" draw:caption-point-y="0.6035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0.1791in" svg:y="0.6122in" draw:caption-point-x="-0.2402in" draw:caption-point-y="0.6012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8" draw:text-style-name="P1" svg:width="1.1413in" svg:height="0.8567in" svg:x="11.5492in" svg:y="0.6126in" draw:caption-point-x="-0.2402in" draw:caption-point-y="0.6008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85" table:formula="of:=SUM([.D7:.AE7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8.7768in" svg:y="0.8583in" draw:caption-point-x="-0.2402in" draw:caption-point-y="0.6028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0.8614in" draw:caption-point-x="-0.2402in" draw:caption-point-y="0.5996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13.3756in" svg:y="0.8626in" draw:caption-point-x="-0.2402in" draw:caption-point-y="0.5984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14.7457in" svg:y="0.863in" draw:caption-point-x="-0.2402in" draw:caption-point-y="0.598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85" table:formula="of:=SUM([.D8:.AE8])" office:value-type="float" office:value="4.5">
            <text:p>4.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.157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.157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1.157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0">
            <office:annotation draw:style-name="gr4" draw:text-style-name="P1" svg:width="1.1413in" svg:height="0.3902in" svg:x="5.3854in" svg:y="1.1031in" draw:caption-point-x="-0.2402in" draw:caption-point-y="0.6055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8205in" svg:y="1.1051in" draw:caption-point-x="-0.2402in" draw:caption-point-y="0.6035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9.7228in" svg:y="1.1071in" draw:caption-point-x="-0.2402in" draw:caption-point-y="0.6016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12.4622in" svg:y="1.1087in" draw:caption-point-x="-0.2402in" draw:caption-point-y="0.6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89" office:value-type="float" office:value="0.5">
            <office:annotation draw:style-name="gr6" draw:text-style-name="P1" svg:width="1.1413in" svg:height="0.2634in" svg:x="12.9189in" svg:y="1.1087in" draw:caption-point-x="-0.2402in" draw:caption-point-y="0.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85" table:formula="of:=SUM([.D9:.AE9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.405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.405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8.7768in" svg:y="1.3547in" draw:caption-point-x="-0.2402in" draw:caption-point-y="0.602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11.5492in" svg:y="1.3559in" draw:caption-point-x="-0.2402in" draw:caption-point-y="0.6008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85" table:formula="of:=SUM([.D10:.AE10])" office:value-type="float" office:value="5.5">
            <text:p>5.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.6531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.6531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8" draw:text-style-name="P1" svg:width="1.1413in" svg:height="0.8567in" svg:x="5.8421in" svg:y="1.5957in" draw:caption-point-x="-0.2402in" draw:caption-point-y="0.6087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89" office:value-type="float" office:value="1">
            <office:annotation draw:style-name="gr8" draw:text-style-name="P1" svg:width="1.1413in" svg:height="0.8567in" svg:x="6.3311in" svg:y="1.5957in" draw:caption-point-x="-0.2402in" draw:caption-point-y="0.6087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89" office:value-type="float" office:value="1">
            <office:annotation draw:style-name="gr8" draw:text-style-name="P1" svg:width="1.1413in" svg:height="0.8567in" svg:x="6.8205in" svg:y="1.5957in" draw:caption-point-x="-0.2402in" draw:caption-point-y="0.6087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/>
          <table:table-cell table:style-name="ce98"/>
          <table:table-cell table:style-name="ce89" office:value-type="float" office:value="0.5">
            <office:annotation draw:style-name="gr4" draw:text-style-name="P1" svg:width="1.1413in" svg:height="0.3902in" svg:x="11.5492in" svg:y="1.6039in" draw:caption-point-x="-0.2402in" draw:caption-point-y="0.6004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7" office:value-type="string">
            <text:p>HaTH</text:p>
          </table:table-cell>
          <table:table-cell table:style-name="ce85" table:formula="of:=SUM([.D11:.AE11])" office:value-type="float" office:value="4">
            <text:p>4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.900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.900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6.8205in" svg:y="1.848in" draw:caption-point-x="-0.2402in" draw:caption-point-y="0.6039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2" draw:text-style-name="P1" svg:width="1.1413in" svg:height="0.5457in" svg:x="8.2878in" svg:y="1.8488in" draw:caption-point-x="-0.2402in" draw:caption-point-y="0.6031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85" table:formula="of:=SUM([.D12:.AE12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2.0937in" draw:caption-point-x="-0.2402in" draw:caption-point-y="0.605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2.0957in" draw:caption-point-x="-0.2402in" draw:caption-point-y="0.603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8205in" svg:y="2.0961in" draw:caption-point-x="-0.2402in" draw:caption-point-y="0.6035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8.2878in" svg:y="2.0965in" draw:caption-point-x="-0.2402in" draw:caption-point-y="0.603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8.7768in" svg:y="2.0969in" draw:caption-point-x="-0.2402in" draw:caption-point-y="0.6028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85" table:formula="of:=SUM([.D13:.AE13])" office:value-type="float" office:value="1">
            <text:p>1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5.8421in" svg:y="2.3429in" draw:caption-point-x="-0.2402in" draw:caption-point-y="0.6043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2.3433in" draw:caption-point-x="-0.2402in" draw:caption-point-y="0.6039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.5">
            <office:annotation draw:style-name="gr8" draw:text-style-name="P1" svg:width="1.1413in" svg:height="0.8567in" svg:x="8.2878in" svg:y="2.3441in" draw:caption-point-x="-0.2402in" draw:caption-point-y="0.6031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10.1791in" svg:y="2.3461in" draw:caption-point-x="-0.2402in" draw:caption-point-y="0.6012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2.3476in" draw:caption-point-x="-0.2402in" draw:caption-point-y="0.5996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85" table:formula="of:=SUM([.D14:.AE14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2.643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2.643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85" table:formula="of:=SUM([.D15:.AE15])" office:value-type="float" office:value="3.5">
            <text:p>3.5</text:p>
          </table:table-cell>
          <table:table-cell table:style-name="ce89"/>
          <table:table-cell table:number-columns-repeated="2" table:style-name="ce89" office:value-type="float" office:value="1">
            <text:p>1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6.3311in" svg:y="2.839in" draw:caption-point-x="-0.2402in" draw:caption-point-y="0.6035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8.7768in" svg:y="2.8402in" draw:caption-point-x="-0.2402in" draw:caption-point-y="0.6024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12.9189in" svg:y="2.8441in" draw:caption-point-x="-0.2402in" draw:caption-point-y="0.5984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85" table:formula="of:=SUM([.D16:.AE16])" office:value-type="float" office:value="1">
            <text:p>1</text:p>
          </table:table-cell>
          <table:table-cell table:style-name="ce89"/>
          <table:table-cell table:style-name="ce89" office:value-type="float" office:value="0">
            <office:annotation draw:style-name="gr6" draw:text-style-name="P1" svg:width="1.1413in" svg:height="0.2634in" svg:x="3.1024in" svg:y="3.0744in" draw:caption-point-x="-0.2402in" draw:caption-point-y="0.615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3.5591in" svg:y="3.0744in" draw:caption-point-x="-0.2402in" draw:caption-point-y="0.615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4" draw:text-style-name="P1" svg:width="1.1413in" svg:height="0.3902in" svg:x="4.9287in" svg:y="3.0854in" draw:caption-point-x="-0.2402in" draw:caption-point-y="0.6047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8.7768in" svg:y="3.0874in" draw:caption-point-x="-0.2402in" draw:caption-point-y="0.6028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9.7228in" svg:y="3.089in" draw:caption-point-x="-0.2402in" draw:caption-point-y="0.6012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10.1791in" svg:y="3.089in" draw:caption-point-x="-0.2402in" draw:caption-point-y="0.6012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3.0902in" draw:caption-point-x="-0.2402in" draw:caption-point-y="0.6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9189in" svg:y="3.0917in" draw:caption-point-x="-0.2402in" draw:caption-point-y="0.5984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85" table:formula="of:=SUM([.D17:.AE17])" office:value-type="float" office:value="0">
            <text:p>0</text:p>
          </table:table-cell>
          <table:table-cell table:style-name="ce89" table:number-columns-repeated="5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ieuPT</text:p>
          </table:table-cell>
          <table:table-cell table:style-name="ce85" table:formula="of:=SUM([.D18:.AE18])" office:value-type="float" office:value="3">
            <text:p>3</text:p>
          </table:table-cell>
          <table:table-cell table:style-name="ce89"/>
          <table:table-cell table:style-name="ce89" office:value-type="float" office:value="0">
            <office:annotation draw:style-name="gr6" draw:text-style-name="P1" svg:width="1.1413in" svg:height="0.2634in" svg:x="3.1024in" svg:y="3.5701in" draw:caption-point-x="-0.2402in" draw:caption-point-y="0.615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3.5591in" svg:y="3.5701in" draw:caption-point-x="-0.2402in" draw:caption-point-y="0.615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2" draw:text-style-name="P1" svg:width="1.1413in" svg:height="0.5457in" svg:x="4.9287in" svg:y="3.5799in" draw:caption-point-x="-0.2402in" draw:caption-point-y="0.6059in">
              <dc:date>2017-02-06T00:00:00</dc:date>
              <text:p text:style-name="P1"><text:span text:style-name="T1">Xe tới trễ, về ko kịp nên xin off thêm 1 ngày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8421in" svg:y="3.5815in" draw:caption-point-x="-0.2402in" draw:caption-point-y="0.6043in">
              <dc:date>2017-02-08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3.5819in" draw:caption-point-x="-0.2402in" draw:caption-point-y="0.6039in">
              <dc:date>2017-02-09T00:00:00</dc:date>
              <text:p text:style-name="P1"><text:span text:style-name="T1">8h26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8205in" svg:y="3.5823in" draw:caption-point-x="-0.2402in" draw:caption-point-y="0.6035in">
              <dc:date>2017-02-10T00:00:00</dc:date>
              <text:p text:style-name="P1"><text:span text:style-name="T1">8h26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8.2878in" svg:y="3.5827in" draw:caption-point-x="-0.2402in" draw:caption-point-y="0.6031in">
              <dc:date>2017-02-13T00:00:00</dc:date>
              <text:p text:style-name="P1"><text:span text:style-name="T1">8h34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3.5843in" draw:caption-point-x="-0.2402in" draw:caption-point-y="0.6016in">
              <dc:date>2017-02-16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3.5846in" draw:caption-point-x="-0.2402in" draw:caption-point-y="0.6012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3.5854in" draw:caption-point-x="-0.2402in" draw:caption-point-y="0.6004in">
              <dc:date>2017-02-21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2.4622in" svg:y="3.5862in" draw:caption-point-x="-0.2402in" draw:caption-point-y="0.5996in">
              <dc:date>2017-02-21T00:00:00</dc:date>
              <text:p text:style-name="P1"><text:span text:style-name="T1">Bận việc nhà</text:span></text:p>
            </office:annotation>
            <text:p>1</text:p>
          </table:table-cell>
          <table:table-cell table:style-name="ce89" office:value-type="float" office:value="0">
            <office:annotation draw:style-name="gr6" draw:text-style-name="P1" svg:width="1.1413in" svg:height="0.2634in" svg:x="12.9189in" svg:y="3.587in" draw:caption-point-x="-0.2402in" draw:caption-point-y="0.5988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4.7457in" svg:y="3.5878in" draw:caption-point-x="-0.2402in" draw:caption-point-y="0.598in">
              <dc:date>2017-02-27T00:00:00</dc:date>
              <text:p text:style-name="P1"><text:span text:style-name="T1">8h36 vào cty</text:span></text:p>
            </office:annotation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5.202in" svg:y="3.5882in" draw:caption-point-x="-0.2402in" draw:caption-point-y="0.5976in">
              <dc:date>2017-02-28T00:00:00</dc:date>
              <text:p text:style-name="P1"><text:span text:style-name="T1">Em họ mất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oangNTM</text:p>
          </table:table-cell>
          <table:table-cell table:style-name="ce85" table:formula="of:=SUM([.D19:.AE19])" office:value-type="float" office:value="1">
            <text:p>1</text:p>
          </table:table-cell>
          <table:table-cell table:style-name="ce89"/>
          <table:table-cell table:style-name="ce89" office:value-type="float" office:value="1">
            <office:annotation draw:style-name="gr2" draw:text-style-name="P1" svg:width="1.1413in" svg:height="0.5457in" svg:x="3.1024in" svg:y="3.8268in" draw:caption-point-x="-0.2402in" draw:caption-point-y="0.6067in">
              <dc:date>2017-02-02T00:00:00</dc:date>
              <text:p text:style-name="P1"><text:span text:style-name="T1">Xin nghỉ thêm vì đi DL với GĐ ko về kịp</text:span></text:p>
            </office:annotation>
            <text:p>1</text:p>
          </table:table-cell>
          <table:table-cell table:style-name="ce89" office:value-type="float" office:value="0">
            <office:annotation draw:style-name="gr6" draw:text-style-name="P1" svg:width="1.1413in" svg:height="0.2634in" svg:x="3.5591in" svg:y="3.8272in" draw:caption-point-x="-0.2402in" draw:caption-point-y="0.6063in">
              <dc:date>2017-02-03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3.8276in" draw:caption-point-x="-0.2402in" draw:caption-point-y="0.6059in">
              <dc:date>2017-02-06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3.828in" draw:caption-point-x="-0.2402in" draw:caption-point-y="0.6055in">
              <dc:date>2017-02-07T00:00:00</dc:date>
              <text:p text:style-name="P1"><text:span text:style-name="T1">8h29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3.8295in" draw:caption-point-x="-0.2402in" draw:caption-point-y="0.6039in">
              <dc:date>2017-02-09T00:00:00</dc:date>
              <text:p text:style-name="P1"><text:span text:style-name="T1">Bận việc nhà, xin vô trễ, 8h4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8205in" svg:y="3.8299in" draw:caption-point-x="-0.2402in" draw:caption-point-y="0.6035in">
              <dc:date>2017-02-10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8.2878in" svg:y="3.8303in" draw:caption-point-x="-0.2402in" draw:caption-point-y="0.6031in">
              <dc:date>2017-02-13T00:00:00</dc:date>
              <text:p text:style-name="P1"><text:span text:style-name="T1">Không khỏe trong người, 8h42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8.7768in" svg:y="3.8307in" draw:caption-point-x="-0.2402in" draw:caption-point-y="0.6028in">
              <dc:date>2017-02-14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2661in" svg:y="3.8315in" draw:caption-point-x="-0.2402in" draw:caption-point-y="0.602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3.8319in" draw:caption-point-x="-0.2402in" draw:caption-point-y="0.601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3.8323in" draw:caption-point-x="-0.2402in" draw:caption-point-y="0.6012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3.8331in" draw:caption-point-x="-0.2402in" draw:caption-point-y="0.6004in">
              <dc:date>2017-02-21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4622in" svg:y="3.8339in" draw:caption-point-x="-0.2402in" draw:caption-point-y="0.5996in">
              <dc:date>2017-02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4.7457in" svg:y="3.8354in" draw:caption-point-x="-0.2402in" draw:caption-point-y="0.598in">
              <dc:date>2017-02-27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85" table:formula="of:=SUM([.D20:.AE20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85" table:formula="of:=SUM([.D21:.AE21])" office:value-type="float" office:value="1">
            <text:p>1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4.3776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85" table:formula="of:=SUM([.D22:.AE22])" office:value-type="float" office:value="5">
            <text:p>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4.625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4.625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4.625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5.3854in" svg:y="4.625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8.2878in" svg:y="4.5732in" draw:caption-point-x="-0.2402in" draw:caption-point-y="0.6031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85" table:formula="of:=SUM([.D23:.AE23])" office:value-type="float" office:value="0.5">
            <text:p>0.5</text:p>
          </table:table-cell>
          <table:table-cell table:style-name="ce89"/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3.5591in" svg:y="4.8177in" draw:caption-point-x="-0.2402in" draw:caption-point-y="0.6063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4.8228in" draw:caption-point-x="-0.2402in" draw:caption-point-y="0.6012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4.8244in" draw:caption-point-x="-0.2402in" draw:caption-point-y="0.5996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4" draw:text-style-name="P1" svg:width="1.1413in" svg:height="0.3902in" svg:x="14.7457in" svg:y="4.8264in" draw:caption-point-x="-0.2402in" draw:caption-point-y="0.5976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85" table:formula="of:=SUM([.D24:.AE24])" office:value-type="float" office:value="2.5">
            <text:p>2.5</text:p>
          </table:table-cell>
          <table:table-cell table:style-name="ce89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3" draw:text-style-name="P1" svg:width="1.1413in" svg:height="0.7012in" svg:x="3.5591in" svg:y="5.0654in" draw:caption-point-x="-0.2402in" draw:caption-point-y="0.6063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4" draw:text-style-name="P1" svg:width="1.1413in" svg:height="0.3902in" svg:x="14.7457in" svg:y="5.0736in" draw:caption-point-x="-0.2402in" draw:caption-point-y="0.598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89" office:value-type="float" office:value="0.5">
            <office:annotation draw:style-name="gr2" draw:text-style-name="P1" svg:width="1.1413in" svg:height="0.5457in" svg:x="15.202in" svg:y="5.074in" draw:caption-point-x="-0.2402in" draw:caption-point-y="0.5976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85" table:formula="of:=SUM([.D25:.AE25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5.3681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5.3681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85" table:formula="of:=SUM([.D26:.AE26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13.3756in" svg:y="5.5689in" draw:caption-point-x="-0.2402in" draw:caption-point-y="0.5984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85" table:formula="of:=SUM([.D27:.AE27])" office:value-type="float" office:value="5">
            <text:p>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5.863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5.863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5.863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5.3854in" svg:y="5.863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5.8421in" svg:y="5.863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5.8138in" draw:caption-point-x="-0.2402in" draw:caption-point-y="0.6012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85" table:formula="of:=SUM([.D28:.AE28])" office:value-type="float" office:value="3">
            <text:p>3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6.1114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6.1114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6.0571in" draw:caption-point-x="-0.2402in" draw:caption-point-y="0.605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6.0587in" draw:caption-point-x="-0.2402in" draw:caption-point-y="0.6039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8205in" svg:y="6.0591in" draw:caption-point-x="-0.2402in" draw:caption-point-y="0.6035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1">
            <office:annotation draw:style-name="gr4" draw:text-style-name="P1" svg:width="1.1413in" svg:height="0.3902in" svg:x="8.2878in" svg:y="6.0594in" draw:caption-point-x="-0.2402in" draw:caption-point-y="0.6031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6.0622in" draw:caption-point-x="-0.2402in" draw:caption-point-y="0.6004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15.202in" svg:y="6.065in" draw:caption-point-x="-0.2402in" draw:caption-point-y="0.5976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85" table:formula="of:=SUM([.D29:.AE29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6.3591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6.3591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85" table:formula="of:=SUM([.D30:.AE30])" office:value-type="float" office:value="3">
            <text:p>3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6.606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6.606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3" draw:text-style-name="P1" svg:width="1.1413in" svg:height="0.7012in" svg:x="8.7768in" svg:y="6.5551in" draw:caption-point-x="-0.2402in" draw:caption-point-y="0.6028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2.4622in" svg:y="6.5591in" draw:caption-point-x="-0.2402in" draw:caption-point-y="0.5988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3.3756in" svg:y="6.5594in" draw:caption-point-x="-0.2402in" draw:caption-point-y="0.5984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85" table:formula="of:=SUM([.D31:.AE31])" office:value-type="float" office:value="4">
            <text:p>4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6.854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6.854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6.854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5.3854in" svg:y="6.854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0">
            <office:annotation draw:style-name="gr2" draw:text-style-name="P1" svg:width="1.1413in" svg:height="0.5457in" svg:x="5.8421in" svg:y="6.8012in" draw:caption-point-x="-0.2402in" draw:caption-point-y="0.6043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85" table:formula="of:=SUM([.D32:.AE32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7.0472in" draw:caption-point-x="-0.2402in" draw:caption-point-y="0.605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8421in" svg:y="7.0488in" draw:caption-point-x="-0.2402in" draw:caption-point-y="0.6043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7.0492in" draw:caption-point-x="-0.2402in" draw:caption-point-y="0.603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8.2878in" svg:y="7.05in" draw:caption-point-x="-0.2402in" draw:caption-point-y="0.603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8.7768in" svg:y="7.0504in" draw:caption-point-x="-0.2402in" draw:caption-point-y="0.6028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NH</text:p>
          </table:table-cell>
          <table:table-cell table:style-name="ce85" table:formula="of:=SUM([.D33:.AE33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7.3496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7.3496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TH</text:p>
          </table:table-cell>
          <table:table-cell table:style-name="ce85" table:formula="of:=SUM([.D34:.AE34])" office:value-type="float" office:value="6">
            <text:p>6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7.597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7.5972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5.3854in" svg:y="7.5429in" draw:caption-point-x="-0.2402in" draw:caption-point-y="0.605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9" office:value-type="float" office:value="1">
            <office:annotation draw:style-name="gr4" draw:text-style-name="P1" svg:width="1.1413in" svg:height="0.3902in" svg:x="5.8421in" svg:y="7.5429in" draw:caption-point-x="-0.2402in" draw:caption-point-y="0.605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9" office:value-type="float" office:value="1">
            <office:annotation draw:style-name="gr4" draw:text-style-name="P1" svg:width="1.1413in" svg:height="0.3902in" svg:x="6.3311in" svg:y="7.5429in" draw:caption-point-x="-0.2402in" draw:caption-point-y="0.605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9" office:value-type="float" office:value="1">
            <office:annotation draw:style-name="gr4" draw:text-style-name="P1" svg:width="1.1413in" svg:height="0.3902in" svg:x="6.8205in" svg:y="7.5429in" draw:caption-point-x="-0.2402in" draw:caption-point-y="0.605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amTV</text:p>
          </table:table-cell>
          <table:table-cell table:style-name="ce85" table:formula="of:=SUM([.D35:.AE35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7.845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7.845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7.7906in" draw:caption-point-x="-0.2402in" draw:caption-point-y="0.6059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7.7909in" draw:caption-point-x="-0.2402in" draw:caption-point-y="0.605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7.7925in" draw:caption-point-x="-0.2402in" draw:caption-point-y="0.6039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8205in" svg:y="7.7929in" draw:caption-point-x="-0.2402in" draw:caption-point-y="0.6035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7.7949in" draw:caption-point-x="-0.2402in" draw:caption-point-y="0.601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0.1791in" svg:y="7.7953in" draw:caption-point-x="-0.2402in" draw:caption-point-y="0.6012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1.5492in" svg:y="7.7957in" draw:caption-point-x="-0.2402in" draw:caption-point-y="0.6008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0059in" svg:y="7.7961in" draw:caption-point-x="-0.2402in" draw:caption-point-y="0.6004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4.7457in" svg:y="7.7984in" draw:caption-point-x="-0.2402in" draw:caption-point-y="0.598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gaTN</text:p>
          </table:table-cell>
          <table:table-cell table:style-name="ce85" table:formula="of:=SUM([.D36:.AE36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ganTLT</text:p>
          </table:table-cell>
          <table:table-cell table:style-name="ce85" table:formula="of:=SUM([.D37:.AE37])" office:value-type="float" office:value="3.5">
            <text:p>3.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8.3406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8.3406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6.8205in" svg:y="8.2878in" draw:caption-point-x="-0.2402in" draw:caption-point-y="0.6039in">
              <dc:date>2017-02-09T00:00:00</dc:date>
              <text:p text:style-name="P1"><text:span text:style-name="T1">Bận việc nhà, off buổi chiều</text:span></text:p>
            </office:annotation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9.2661in" svg:y="8.2898in" draw:caption-point-x="-0.2402in" draw:caption-point-y="0.602in">
              <dc:date>2017-02-15T00:00:00</dc:date>
              <text:p text:style-name="P1"><text:span text:style-name="T1">Tối qua làm về muộn, xin vô trễ, 9h20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2.9189in" svg:y="8.2929in" draw:caption-point-x="-0.2402in" draw:caption-point-y="0.5988in">
              <dc:date>2017-02-23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5.202in" svg:y="8.2941in" draw:caption-point-x="-0.2402in" draw:caption-point-y="0.5976in">
              <dc:date>2017-02-28T00:00:00</dc:date>
              <text:p text:style-name="P1"><text:span text:style-name="T1">Có việc bận, xin đi trễ, 9h0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hanHTH</text:p>
          </table:table-cell>
          <table:table-cell table:style-name="ce85" table:formula="of:=SUM([.D38:.AE38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anNM</text:p>
          </table:table-cell>
          <table:table-cell table:style-name="ce85" table:formula="of:=SUM([.D39:.AE39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8.835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8.8358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14.7457in" svg:y="8.7894in" draw:caption-point-x="-0.2402in" draw:caption-point-y="0.5976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ungHTH</text:p>
          </table:table-cell>
          <table:table-cell table:style-name="ce85" table:formula="of:=SUM([.D40:.AE40])" office:value-type="float" office:value="1.5">
            <text:p>1.5</text:p>
          </table:table-cell>
          <table:table-cell table:style-name="ce89"/>
          <table:table-cell table:style-name="ce89" office:value-type="float" office:value="0">
            <office:annotation draw:style-name="gr2" draw:text-style-name="P1" svg:width="1.1413in" svg:height="0.5457in" svg:x="3.1024in" svg:y="9.0402in" draw:caption-point-x="-0.2402in" draw:caption-point-y="0.5945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9.0287in" draw:caption-point-x="-0.2402in" draw:caption-point-y="0.605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6.3311in" svg:y="9.0307in" draw:caption-point-x="-0.2402in" draw:caption-point-y="0.6039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6.8205in" svg:y="9.0311in" draw:caption-point-x="-0.2402in" draw:caption-point-y="0.6035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9.2661in" svg:y="9.0327in" draw:caption-point-x="-0.2402in" draw:caption-point-y="0.602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9.0327in" draw:caption-point-x="-0.2402in" draw:caption-point-y="0.602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10.1791in" svg:y="9.0335in" draw:caption-point-x="-0.2402in" draw:caption-point-y="0.6012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NhuPHQ</text:p>
          </table:table-cell>
          <table:table-cell table:style-name="ce85" table:formula="of:=SUM([.D41:.AE41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9.2768in" draw:caption-point-x="-0.2402in" draw:caption-point-y="0.6055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9.2807in" draw:caption-point-x="-0.2402in" draw:caption-point-y="0.601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67" office:value-type="string">
            <text:p>PhuongTH</text:p>
          </table:table-cell>
          <table:table-cell table:style-name="ce85" table:formula="of:=SUM([.D42:.AE42])" office:value-type="float" office:value="7">
            <text:p>7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3" draw:text-style-name="P1" svg:width="1.1413in" svg:height="0.7012in" svg:x="4.9287in" svg:y="9.524in" draw:caption-point-x="-0.2402in" draw:caption-point-y="0.6059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5.3854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6.3311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8.7768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9.7228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2.0059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2.9189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1">
            <office:annotation draw:style-name="gr6" draw:text-style-name="P1" svg:width="1.1413in" svg:height="0.2634in" svg:x="15.202in" svg:y="9.5244in" draw:caption-point-x="-0.2402in" draw:caption-point-y="0.605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4" office:value-type="string">
            <text:p>PhongTH</text:p>
          </table:table-cell>
          <table:table-cell table:style-name="ce85" table:formula="of:=SUM([.D43:.AE43])" office:value-type="float" office:value="2.5">
            <text:p>2.5</text:p>
          </table:table-cell>
          <table:table-cell table:style-name="ce89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3.5591in" svg:y="9.7717in" draw:caption-point-x="-0.2402in" draw:caption-point-y="0.6059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9.7717in" draw:caption-point-x="-0.2402in" draw:caption-point-y="0.6059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5.3854in" svg:y="9.772in" draw:caption-point-x="-0.2402in" draw:caption-point-y="0.6055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2" draw:text-style-name="P1" svg:width="1.1413in" svg:height="0.5457in" svg:x="6.3311in" svg:y="9.7732in" draw:caption-point-x="-0.2402in" draw:caption-point-y="0.6043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89" office:value-type="float" office:value="1">
            <office:annotation draw:style-name="gr6" draw:text-style-name="P1" svg:width="1.1413in" svg:height="0.2634in" svg:x="6.8205in" svg:y="9.774in" draw:caption-point-x="-0.2402in" draw:caption-point-y="0.6035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9.2661in" svg:y="9.7756in" draw:caption-point-x="-0.2402in" draw:caption-point-y="0.602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12.4622in" svg:y="9.7756in" draw:caption-point-x="-0.2402in" draw:caption-point-y="0.602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SonPX</text:p>
          </table:table-cell>
          <table:table-cell table:style-name="ce85" table:formula="of:=SUM([.D44:.AE44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0.0744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0.0744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TienND</text:p>
          </table:table-cell>
          <table:table-cell table:style-name="ce85" table:formula="of:=SUM([.D45:.AE45])" office:value-type="float" office:value="1">
            <text:p>1</text:p>
          </table:table-cell>
          <table:table-cell table:style-name="ce89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3.5591in" svg:y="10.2669in" draw:caption-point-x="-0.2402in" draw:caption-point-y="0.6063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5.3854in" svg:y="10.2677in" draw:caption-point-x="-0.2402in" draw:caption-point-y="0.6055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8.7768in" svg:y="10.2705in" draw:caption-point-x="-0.2402in" draw:caption-point-y="0.6028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0.1791in" svg:y="10.272in" draw:caption-point-x="-0.2402in" draw:caption-point-y="0.6012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10.2736in" draw:caption-point-x="-0.2402in" draw:caption-point-y="0.5996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ThamDT</text:p>
          </table:table-cell>
          <table:table-cell table:style-name="ce85" table:formula="of:=SUM([.D46:.AE46])" office:value-type="float" office:value="3">
            <text:p>3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0.569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0.569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6" draw:text-style-name="P1" svg:width="1.1413in" svg:height="0.2634in" svg:x="4.9287in" svg:y="10.5697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4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3.3756in" svg:y="10.5224in" draw:caption-point-x="-0.2402in" draw:caption-point-y="0.5984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hinhDH</text:p>
          </table:table-cell>
          <table:table-cell table:style-name="ce85" table:formula="of:=SUM([.D47:.AE47])" office:value-type="float" office:value="7">
            <text:p>7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0.817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0.8173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1">
            <office:annotation draw:style-name="gr3" draw:text-style-name="P1" svg:width="1.1413in" svg:height="0.7012in" svg:x="4.9287in" svg:y="10.7626in" draw:caption-point-x="-0.2402in" draw:caption-point-y="0.605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office:value-type="float" office:value="1">
            <office:annotation draw:style-name="gr3" draw:text-style-name="P1" svg:width="1.1413in" svg:height="0.7012in" svg:x="5.3854in" svg:y="10.7626in" draw:caption-point-x="-0.2402in" draw:caption-point-y="0.605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office:value-type="float" office:value="1">
            <office:annotation draw:style-name="gr3" draw:text-style-name="P1" svg:width="1.1413in" svg:height="0.7012in" svg:x="5.8421in" svg:y="10.7626in" draw:caption-point-x="-0.2402in" draw:caption-point-y="0.605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office:value-type="float" office:value="1">
            <office:annotation draw:style-name="gr3" draw:text-style-name="P1" svg:width="1.1413in" svg:height="0.7012in" svg:x="6.3311in" svg:y="10.7626in" draw:caption-point-x="-0.2402in" draw:caption-point-y="0.605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office:value-type="float" office:value="1">
            <office:annotation draw:style-name="gr3" draw:text-style-name="P1" svg:width="1.1413in" svg:height="0.7012in" svg:x="6.8205in" svg:y="10.7626in" draw:caption-point-x="-0.2402in" draw:caption-point-y="0.605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inhT</text:p>
          </table:table-cell>
          <table:table-cell table:style-name="ce85" table:formula="of:=SUM([.D48:.AE48])" office:value-type="float" office:value="2.5">
            <text:p>2.5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1.06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1.06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9189in" svg:y="11.0173in" draw:caption-point-x="-0.2402in" draw:caption-point-y="0.5988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89" office:value-type="float" office:value="0.5">
            <office:annotation draw:style-name="gr6" draw:text-style-name="P1" svg:width="1.1413in" svg:height="0.2634in" svg:x="13.3756in" svg:y="11.0177in" draw:caption-point-x="-0.2402in" draw:caption-point-y="0.5984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oaiVK</text:p>
          </table:table-cell>
          <table:table-cell table:style-name="ce85" table:formula="of:=SUM([.D49:.AE49])" office:value-type="float" office:value="0.5">
            <text:p>0.5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11.2583in" draw:caption-point-x="-0.2402in" draw:caption-point-y="0.6055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office:value-type="float" office:value="0.5">
            <office:annotation draw:style-name="gr4" draw:text-style-name="P1" svg:width="1.1413in" svg:height="0.3902in" svg:x="6.3311in" svg:y="11.2598in" draw:caption-point-x="-0.2402in" draw:caption-point-y="0.6039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11.2622in" draw:caption-point-x="-0.2402in" draw:caption-point-y="0.601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4622in" svg:y="11.2642in" draw:caption-point-x="-0.2402in" draw:caption-point-y="0.5996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5.202in" svg:y="11.2661in" draw:caption-point-x="-0.2402in" draw:caption-point-y="0.5976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huyLTT</text:p>
          </table:table-cell>
          <table:table-cell table:style-name="ce85" table:formula="of:=SUM([.D50:.AE50])" office:value-type="float" office:value="2">
            <text:p>2</text:p>
          </table:table-cell>
          <table:table-cell table:style-name="ce89"/>
          <table:table-cell table:style-name="ce89" office:value-type="float" office:value="0">
            <office:annotation draw:style-name="gr6" draw:text-style-name="P1" svg:width="1.1413in" svg:height="0.2634in" svg:x="3.1024in" svg:y="11.5047in" draw:caption-point-x="-0.2402in" draw:caption-point-y="0.6067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4.9287in" svg:y="11.5055in" draw:caption-point-x="-0.2402in" draw:caption-point-y="0.6059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5.3854in" svg:y="11.5059in" draw:caption-point-x="-0.2402in" draw:caption-point-y="0.6055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5.8421in" svg:y="11.5071in" draw:caption-point-x="-0.2402in" draw:caption-point-y="0.6043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89" office:value-type="float" office:value="0.5">
            <office:annotation draw:style-name="gr2" draw:text-style-name="P1" svg:width="1.1413in" svg:height="0.5457in" svg:x="6.3311in" svg:y="11.5075in" draw:caption-point-x="-0.2402in" draw:caption-point-y="0.6039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89" office:value-type="float" office:value="0">
            <office:annotation draw:style-name="gr8" draw:text-style-name="P1" svg:width="1.1413in" svg:height="0.8567in" svg:x="6.8205in" svg:y="11.5079in" draw:caption-point-x="-0.2402in" draw:caption-point-y="0.6035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8.2878in" svg:y="11.5083in" draw:caption-point-x="-0.2402in" draw:caption-point-y="0.6031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89" office:value-type="float" office:value="0.5">
            <office:annotation draw:style-name="gr3" draw:text-style-name="P1" svg:width="1.1413in" svg:height="0.7012in" svg:x="8.7768in" svg:y="11.5087in" draw:caption-point-x="-0.2402in" draw:caption-point-y="0.6028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89" office:value-type="float" office:value="0">
            <office:annotation draw:style-name="gr6" draw:text-style-name="P1" svg:width="1.1413in" svg:height="0.2634in" svg:x="9.2661in" svg:y="11.5094in" draw:caption-point-x="-0.2402in" draw:caption-point-y="0.602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9.7228in" svg:y="11.5098in" draw:caption-point-x="-0.2402in" draw:caption-point-y="0.6016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1">
            <office:annotation draw:style-name="gr4" draw:text-style-name="P1" svg:width="1.1413in" svg:height="0.3902in" svg:x="10.1791in" svg:y="11.5102in" draw:caption-point-x="-0.2402in" draw:caption-point-y="0.6012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89" table:number-columns-repeated="2"/>
          <table:table-cell table:style-name="ce89" office:value-type="float" office:value="0">
            <office:annotation draw:style-name="gr6" draw:text-style-name="P1" svg:width="1.1413in" svg:height="0.2634in" svg:x="11.5492in" svg:y="11.5106in" draw:caption-point-x="-0.2402in" draw:caption-point-y="0.6008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0059in" svg:y="11.511in" draw:caption-point-x="-0.2402in" draw:caption-point-y="0.6004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2.4622in" svg:y="11.5118in" draw:caption-point-x="-0.2402in" draw:caption-point-y="0.5996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9189in" svg:y="11.5126in" draw:caption-point-x="-0.2402in" draw:caption-point-y="0.5988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3.3756in" svg:y="11.5134in" draw:caption-point-x="-0.2402in" draw:caption-point-y="0.598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89" table:number-columns-repeated="2"/>
          <table:table-cell table:style-name="ce89" office:value-type="float" office:value="0">
            <text:p>0</text:p>
          </table:table-cell>
          <table:table-cell table:style-name="ce89" office:value-type="float" office:value="0">
            <office:annotation draw:style-name="gr2" draw:text-style-name="P1" svg:width="1.1413in" svg:height="0.5457in" svg:x="15.202in" svg:y="11.5138in" draw:caption-point-x="-0.2402in" draw:caption-point-y="0.5976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ruyenLVC</text:p>
          </table:table-cell>
          <table:table-cell table:style-name="ce85" table:formula="of:=SUM([.D51:.AE51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1.8079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1.8079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6.3311in" svg:y="11.7551in" draw:caption-point-x="-0.2402in" draw:caption-point-y="0.603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6.8205in" svg:y="11.7555in" draw:caption-point-x="-0.2402in" draw:caption-point-y="0.6035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3" table:style-name="ce89" office:value-type="float" office:value="0">
            <text:p>0</text:p>
          </table:table-cell>
          <table:table-cell table:style-name="ce89" office:value-type="float" office:value="0">
            <office:annotation draw:style-name="gr4" draw:text-style-name="P1" svg:width="1.1413in" svg:height="0.3902in" svg:x="12.9189in" svg:y="11.7602in" draw:caption-point-x="-0.2402in" draw:caption-point-y="0.5988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"/>
          <table:table-cell table:style-name="ce89" office:value-type="float" office:value="0">
            <office:annotation draw:style-name="gr2" draw:text-style-name="P1" svg:width="1.1413in" svg:height="0.5457in" svg:x="14.7457in" svg:y="11.761in" draw:caption-point-x="-0.2402in" draw:caption-point-y="0.598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67" office:value-type="string">
            <text:p>VietBA</text:p>
          </table:table-cell>
          <table:table-cell table:style-name="ce85" table:formula="of:=SUM([.D52:.AE52])" office:value-type="float" office:value="0">
            <text:p>0</text:p>
          </table:table-cell>
          <table:table-cell table:style-name="ce89"/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89" office:value-type="float" office:value="0">
            <office:annotation draw:style-name="gr6" draw:text-style-name="P1" svg:width="1.1413in" svg:height="0.2634in" svg:x="12.4622in" svg:y="12.0071in" draw:caption-point-x="-0.2402in" draw:caption-point-y="0.5996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VinhP</text:p>
          </table:table-cell>
          <table:table-cell table:style-name="ce85" table:formula="of:=SUM([.D53:.AE53])" office:value-type="float" office:value="2">
            <text:p>2</text:p>
          </table:table-cell>
          <table:table-cell table:style-name="ce89"/>
          <table:table-cell table:style-name="ce89" office:value-type="float" office:value="1">
            <office:annotation draw:style-name="gr6" draw:text-style-name="P1" svg:width="1.1413in" svg:height="0.2634in" svg:x="3.1024in" svg:y="12.303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office:value-type="float" office:value="1">
            <office:annotation draw:style-name="gr6" draw:text-style-name="P1" svg:width="1.1413in" svg:height="0.2634in" svg:x="3.5591in" svg:y="12.3035in" draw:caption-point-x="-0.2402in" draw:caption-point-y="0.5512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5" table:style-name="ce89" office:value-type="float" office:value="0">
            <text:p>0</text:p>
          </table:table-cell>
          <table:table-cell table:style-name="ce89" table:number-columns-repeated="2"/>
          <table:table-cell table:number-columns-repeated="2" table:style-name="ce89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90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0" table:number-columns-repeated="4"/>
          <table:table-cell table:style-name="ce92"/>
          <table:table-cell table:style-name="ce90" table:number-columns-repeated="23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90" table:number-columns-repeated="28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90" table:number-columns-repeated="4"/>
          <table:table-cell table:style-name="ce93" table:number-columns-repeated="7"/>
          <table:table-cell table:style-name="ce90" table:number-columns-repeated="17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90" table:number-columns-repeated="28"/>
          <table:table-cell table:style-name="ce43" table:number-columns-repeated="952"/>
        </table:table-row>
        <table:table-row table:style-name="ro2" table:number-rows-repeated="983118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5"/>
        <table:table-column table:style-name="co26" table:number-columns-repeated="7" table:default-cell-style-name="ce105"/>
        <table:table-column table:style-name="co25" table:number-columns-repeated="16" table:default-cell-style-name="ce105"/>
        <table:table-column table:style-name="co7" table:number-columns-repeated="952" table:default-cell-style-name="Default"/>
        <table:table-row table:style-name="ro2">
          <table:table-cell table:style-name="ce65"/>
          <table:table-cell table:style-name="ce66" table:number-columns-repeated="2"/>
          <table:table-cell table:style-name="ce100" table:number-columns-repeated="8"/>
          <table:table-cell table:style-name="ce108" office:value-type="string" table:number-columns-spanned="2" table:number-rows-spanned="1">
            <text:p>Month</text:p>
          </table:table-cell>
          <table:covered-table-cell table:style-name="ce109"/>
          <table:table-cell table:style-name="ce110" table:content-validation-name="val1" office:value-type="float" office:value="3" table:number-columns-spanned="2" table:number-rows-spanned="1">
            <text:p>3</text:p>
          </table:table-cell>
          <table:covered-table-cell table:style-name="ce109"/>
          <table:table-cell table:style-name="ce108" office:value-type="string" table:number-columns-spanned="2" table:number-rows-spanned="1">
            <text:p>Year</text:p>
          </table:table-cell>
          <table:covered-table-cell table:style-name="ce109"/>
          <table:table-cell table:style-name="ce108" office:value-type="float" office:value="2017" table:number-columns-spanned="2" table:number-rows-spanned="1">
            <text:p>2017</text:p>
          </table:table-cell>
          <table:covered-table-cell table:style-name="ce111"/>
          <table:table-cell table:style-name="ce100" table:number-columns-repeated="15"/>
          <table:table-cell table:style-name="ce84" table:number-columns-repeated="952"/>
        </table:table-row>
        <table:table-row table:style-name="ro2">
          <table:table-cell table:style-name="ce65" table:number-columns-repeated="3"/>
          <table:table-cell table:style-name="ce101" table:formula="of:=DATE([.$R$1];[.N1];1)" office:value-type="date" office:date-value="2017-03-01">
            <text:p>01</text:p>
          </table:table-cell>
          <table:table-cell table:style-name="ce101" table:formula="of:=[.D2]+1" office:value-type="date" office:date-value="2017-03-02">
            <text:p>02</text:p>
          </table:table-cell>
          <table:table-cell table:style-name="ce101" table:formula="of:=[.E2]+1" office:value-type="date" office:date-value="2017-03-03">
            <text:p>03</text:p>
          </table:table-cell>
          <table:table-cell table:style-name="ce101" table:formula="of:=[.F2]+1" office:value-type="date" office:date-value="2017-03-04">
            <text:p>04</text:p>
          </table:table-cell>
          <table:table-cell table:style-name="ce101" table:formula="of:=[.G2]+1" office:value-type="date" office:date-value="2017-03-05">
            <text:p>05</text:p>
          </table:table-cell>
          <table:table-cell table:style-name="ce101" table:formula="of:=[.H2]+1" office:value-type="date" office:date-value="2017-03-06">
            <text:p>06</text:p>
          </table:table-cell>
          <table:table-cell table:style-name="ce101" table:formula="of:=[.I2]+1" office:value-type="date" office:date-value="2017-03-07">
            <text:p>07</text:p>
          </table:table-cell>
          <table:table-cell table:style-name="ce101" table:formula="of:=[.J2]+1" office:value-type="date" office:date-value="2017-03-08">
            <text:p>08</text:p>
          </table:table-cell>
          <table:table-cell table:style-name="ce101" table:formula="of:=[.K2]+1" office:value-type="date" office:date-value="2017-03-09">
            <text:p>09</text:p>
          </table:table-cell>
          <table:table-cell table:style-name="ce101" table:formula="of:=[.L2]+1" office:value-type="date" office:date-value="2017-03-10">
            <text:p>10</text:p>
          </table:table-cell>
          <table:table-cell table:style-name="ce101" table:formula="of:=[.M2]+1" office:value-type="date" office:date-value="2017-03-11">
            <text:p>11</text:p>
          </table:table-cell>
          <table:table-cell table:style-name="ce101" table:formula="of:=[.N2]+1" office:value-type="date" office:date-value="2017-03-12">
            <text:p>12</text:p>
          </table:table-cell>
          <table:table-cell table:style-name="ce101" table:formula="of:=[.O2]+1" office:value-type="date" office:date-value="2017-03-13">
            <text:p>13</text:p>
          </table:table-cell>
          <table:table-cell table:style-name="ce101" table:formula="of:=[.P2]+1" office:value-type="date" office:date-value="2017-03-14">
            <text:p>14</text:p>
          </table:table-cell>
          <table:table-cell table:style-name="ce101" table:formula="of:=[.Q2]+1" office:value-type="date" office:date-value="2017-03-15">
            <text:p>15</text:p>
          </table:table-cell>
          <table:table-cell table:style-name="ce101" table:formula="of:=[.R2]+1" office:value-type="date" office:date-value="2017-03-16">
            <text:p>16</text:p>
          </table:table-cell>
          <table:table-cell table:style-name="ce101" table:formula="of:=[.S2]+1" office:value-type="date" office:date-value="2017-03-17">
            <text:p>17</text:p>
          </table:table-cell>
          <table:table-cell table:style-name="ce101" table:formula="of:=[.T2]+1" office:value-type="date" office:date-value="2017-03-18">
            <text:p>18</text:p>
          </table:table-cell>
          <table:table-cell table:style-name="ce101" table:formula="of:=[.U2]+1" office:value-type="date" office:date-value="2017-03-19">
            <text:p>19</text:p>
          </table:table-cell>
          <table:table-cell table:style-name="ce101" table:formula="of:=[.V2]+1" office:value-type="date" office:date-value="2017-03-20">
            <text:p>20</text:p>
          </table:table-cell>
          <table:table-cell table:style-name="ce101" table:formula="of:=[.W2]+1" office:value-type="date" office:date-value="2017-03-21">
            <text:p>21</text:p>
          </table:table-cell>
          <table:table-cell table:style-name="ce101" table:formula="of:=[.X2]+1" office:value-type="date" office:date-value="2017-03-22">
            <text:p>22</text:p>
          </table:table-cell>
          <table:table-cell table:style-name="ce101" table:formula="of:=[.Y2]+1" office:value-type="date" office:date-value="2017-03-23">
            <text:p>23</text:p>
          </table:table-cell>
          <table:table-cell table:style-name="ce101" table:formula="of:=[.Z2]+1" office:value-type="date" office:date-value="2017-03-24">
            <text:p>24</text:p>
          </table:table-cell>
          <table:table-cell table:style-name="ce101" table:formula="of:=[.AA2]+1" office:value-type="date" office:date-value="2017-03-25">
            <text:p>25</text:p>
          </table:table-cell>
          <table:table-cell table:style-name="ce101" table:formula="of:=[.AB2]+1" office:value-type="date" office:date-value="2017-03-26">
            <text:p>26</text:p>
          </table:table-cell>
          <table:table-cell table:style-name="ce101" table:formula="of:=[.AC2]+1" office:value-type="date" office:date-value="2017-03-27">
            <text:p>27</text:p>
          </table:table-cell>
          <table:table-cell table:style-name="ce101" table:formula="of:=[.AD2]+1" office:value-type="date" office:date-value="2017-03-28">
            <text:p>28</text:p>
          </table:table-cell>
          <table:table-cell table:style-name="ce101" table:formula="of:=[.AE2]+1" office:value-type="date" office:date-value="2017-03-29">
            <text:p>29</text:p>
          </table:table-cell>
          <table:table-cell table:style-name="ce101" table:formula="of:=[.AF2]+1" office:value-type="date" office:date-value="2017-03-30">
            <text:p>30</text:p>
          </table:table-cell>
          <table:table-cell table:style-name="ce101" table:formula="of:=[.AG2]+1" office:value-type="date" office:date-value="2017-03-31">
            <text:p>31</text:p>
          </table:table-cell>
          <table:table-cell table:style-name="ce84" table:number-columns-repeated="952"/>
        </table:table-row>
        <table:table-row table:style-name="ro6">
          <table:table-cell table:style-name="ce65" office:value-type="string">
            <text:p>No.</text:p>
          </table:table-cell>
          <table:table-cell table:style-name="ce65" office:value-type="string">
            <text:p>Name</text:p>
          </table:table-cell>
          <table:table-cell table:style-name="ce65" office:value-type="string">
            <text:p>Absent</text:p>
          </table:table-cell>
          <table:table-cell table:style-name="ce102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2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2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2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2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2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2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2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99" table:formula="of:=SUM([.D4:.AH4])" office:value-type="float" office:value="0.5"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0.1142in" draw:caption-point-x="-0.2402in" draw:caption-point-y="0.6039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6.8205in" svg:y="0.115in" draw:caption-point-x="-0.2402in" draw:caption-point-y="0.6031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8.2878in" svg:y="0.1154in" draw:caption-point-x="-0.2402in" draw:caption-point-y="0.6028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8.7768in" svg:y="0.1157in" draw:caption-point-x="-0.2402in" draw:caption-point-y="0.6024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9.7228in" svg:y="0.1165in" draw:caption-point-x="-0.2402in" draw:caption-point-y="0.6016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4" draw:text-style-name="P1" svg:width="1.1413in" svg:height="0.3902in" svg:x="11.5492in" svg:y="0.1177in" draw:caption-point-x="-0.2402in" draw:caption-point-y="0.6004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6.1154in" svg:y="0.1209in" draw:caption-point-x="-0.2402in" draw:caption-point-y="0.5972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572in" svg:y="0.1217in" draw:caption-point-x="-0.2402in" draw:caption-point-y="0.5965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99" table:formula="of:=SUM([.D5:.AH5])" office:value-type="float" office:value="1.5">
            <text:p>1.5</text:p>
          </table:table-cell>
          <table:table-cell table:style-name="ce103" office:value-type="float" office:value="0">
            <office:annotation draw:style-name="gr6" draw:text-style-name="P1" svg:width="1.1413in" svg:height="0.2634in" svg:x="2.6457in" svg:y="0.3591in" draw:caption-point-x="-0.2402in" draw:caption-point-y="0.6067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0.361in" draw:caption-point-x="-0.2402in" draw:caption-point-y="0.6047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0.3618in" draw:caption-point-x="-0.2402in" draw:caption-point-y="0.6039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0.3626in" draw:caption-point-x="-0.2402in" draw:caption-point-y="0.6031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8.2878in" svg:y="0.363in" draw:caption-point-x="-0.2402in" draw:caption-point-y="0.6028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9.2661in" svg:y="0.3638in" draw:caption-point-x="-0.2402in" draw:caption-point-y="0.602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9.7228in" svg:y="0.3626in" draw:caption-point-x="-0.2402in" draw:caption-point-y="0.6031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3" office:value-type="float" office:value="1">
            <office:annotation draw:style-name="gr6" draw:text-style-name="P1" svg:width="1.1413in" svg:height="0.2634in" svg:x="10.1791in" svg:y="0.3626in" draw:caption-point-x="-0.2402in" draw:caption-point-y="0.6031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11.5492in" svg:y="0.3654in" draw:caption-point-x="-0.2402in" draw:caption-point-y="0.6004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5.6587in" svg:y="0.4256in" draw:caption-point-x="-0.2402in" draw:caption-point-y="0.5402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99" table:formula="of:=SUM([.D6:.AH6])" office:value-type="float" office:value="3">
            <text:p>3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3.5591in" svg:y="0.6079in" draw:caption-point-x="-0.2402in" draw:caption-point-y="0.6055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4.9287in" svg:y="0.6083in" draw:caption-point-x="-0.2402in" draw:caption-point-y="0.6051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5.3854in" svg:y="0.6087in" draw:caption-point-x="-0.2402in" draw:caption-point-y="0.6047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2.0059in" svg:y="0.6134in" draw:caption-point-x="-0.2402in" draw:caption-point-y="0.6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3.3756in" svg:y="0.6134in" draw:caption-point-x="-0.2402in" draw:caption-point-y="0.6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5.202in" svg:y="0.6157in" draw:caption-point-x="-0.2402in" draw:caption-point-y="0.5976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6.572in" svg:y="0.6169in" draw:caption-point-x="-0.2402in" draw:caption-point-y="0.5965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99" table:formula="of:=SUM([.D7:.AH7])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3.1024in" svg:y="0.8547in" draw:caption-point-x="-0.2402in" draw:caption-point-y="0.6063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5591in" svg:y="0.8555in" draw:caption-point-x="-0.2402in" draw:caption-point-y="0.6055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0.8563in" draw:caption-point-x="-0.2402in" draw:caption-point-y="0.6047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7228in" svg:y="0.8591in" draw:caption-point-x="-0.2402in" draw:caption-point-y="0.602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1">
            <office:annotation draw:style-name="gr2" draw:text-style-name="P1" svg:width="1.1413in" svg:height="0.5457in" svg:x="10.1791in" svg:y="0.8594in" draw:caption-point-x="-0.2402in" draw:caption-point-y="0.6016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2.4622in" svg:y="0.8614in" draw:caption-point-x="-0.2402in" draw:caption-point-y="0.5996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99" table:formula="of:=SUM([.D8:.AH8])" office:value-type="float" office:value="4">
            <text:p>4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3" draw:text-style-name="P1" svg:width="1.1413in" svg:height="0.7012in" svg:x="3.1024in" svg:y="1.0992in" draw:caption-point-x="-0.2402in" draw:caption-point-y="0.6094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5.3854in" svg:y="1.1039in" draw:caption-point-x="-0.2402in" draw:caption-point-y="0.6047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5.8421in" svg:y="1.1047in" draw:caption-point-x="-0.2402in" draw:caption-point-y="0.6039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3" office:value-type="float" office:value="0.5">
            <office:annotation draw:style-name="gr6" draw:text-style-name="P1" svg:width="1.1413in" svg:height="0.2634in" svg:x="6.3311in" svg:y="1.0992in" draw:caption-point-x="-0.2402in" draw:caption-point-y="0.6094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9.7228in" svg:y="1.0992in" draw:caption-point-x="-0.2402in" draw:caption-point-y="0.6094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2.4622in" svg:y="1.1091in" draw:caption-point-x="-0.2402in" draw:caption-point-y="0.5996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3" office:value-type="float" office:value="0.5">
            <office:annotation draw:style-name="gr6" draw:text-style-name="P1" svg:width="1.1413in" svg:height="0.2634in" svg:x="12.9189in" svg:y="1.0992in" draw:caption-point-x="-0.2402in" draw:caption-point-y="0.6094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6.1154in" svg:y="1.0992in" draw:caption-point-x="-0.2402in" draw:caption-point-y="0.6094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99" table:formula="of:=SUM([.D9:.AH9])" office:value-type="float" office:value="1.5">
            <text:p>1.5</text:p>
          </table:table-cell>
          <table:table-cell table:style-name="ce103" office:value-type="float" office:value="0">
            <office:annotation draw:style-name="gr4" draw:text-style-name="P1" svg:width="1.1413in" svg:height="0.3902in" svg:x="2.6457in" svg:y="1.35in" draw:caption-point-x="-0.2402in" draw:caption-point-y="0.6067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1024in" svg:y="1.3504in" draw:caption-point-x="-0.2402in" draw:caption-point-y="0.6063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6.3311in" svg:y="1.3528in" draw:caption-point-x="-0.2402in" draw:caption-point-y="0.6039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8.7768in" svg:y="1.3543in" draw:caption-point-x="-0.2402in" draw:caption-point-y="0.6024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9.7228in" svg:y="1.3551in" draw:caption-point-x="-0.2402in" draw:caption-point-y="0.6016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14.7457in" svg:y="1.3583in" draw:caption-point-x="-0.2402in" draw:caption-point-y="0.5984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6.572in" svg:y="1.3602in" draw:caption-point-x="-0.2402in" draw:caption-point-y="0.5965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99" table:formula="of:=SUM([.D10:.AH10])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2.6457in" svg:y="1.5976in" draw:caption-point-x="-0.2402in" draw:caption-point-y="0.6067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/>
          <table:table-cell table:style-name="ce11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7" office:value-type="string">
            <text:p>HaTH</text:p>
          </table:table-cell>
          <table:table-cell table:style-name="ce99" table:formula="of:=SUM([.D11:.AH11])" office:value-type="float" office:value="0.5"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0.1791in" svg:y="1.8512in" draw:caption-point-x="-0.2402in" draw:caption-point-y="0.6008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4" draw:text-style-name="P1" svg:width="1.1413in" svg:height="0.3902in" svg:x="14.7457in" svg:y="1.8535in" draw:caption-point-x="-0.2402in" draw:caption-point-y="0.5984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99" table:formula="of:=SUM([.D12:.AH12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2.0965in" draw:caption-point-x="-0.2402in" draw:caption-point-y="0.603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2.0972in" draw:caption-point-x="-0.2402in" draw:caption-point-y="0.6024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9.7228in" svg:y="2.098in" draw:caption-point-x="-0.2402in" draw:caption-point-y="0.6016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5.6587in" svg:y="2.102in" draw:caption-point-x="-0.2402in" draw:caption-point-y="0.5976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572in" svg:y="2.1031in" draw:caption-point-x="-0.2402in" draw:caption-point-y="0.5965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99" table:formula="of:=SUM([.D13:.AH13])" office:value-type="float" office:value="1.5">
            <text:p>1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3.5591in" svg:y="2.3417in" draw:caption-point-x="-0.2402in" draw:caption-point-y="0.6055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8.2878in" svg:y="2.3445in" draw:caption-point-x="-0.2402in" draw:caption-point-y="0.6028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2" draw:text-style-name="P1" svg:width="1.1413in" svg:height="0.5457in" svg:x="12.4622in" svg:y="2.35in" draw:caption-point-x="-0.2402in" draw:caption-point-y="0.5972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6.1154in" svg:y="2.3504in" draw:caption-point-x="-0.2402in" draw:caption-point-y="0.5969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99" table:formula="of:=SUM([.D14:.AH14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5.6587in" svg:y="2.5972in" draw:caption-point-x="-0.2402in" draw:caption-point-y="0.5976in">
              <dc:date>2017-03-29T00:00:00</dc:date>
              <text:p text:style-name="P1"><text:span text:style-name="T1">Có việc bận</text:span></text:p>
            </office:annotation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99" table:formula="of:=SUM([.D15:.AH15])" office:value-type="float" office:value="2.5">
            <text:p>2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2.0059in" svg:y="2.8425in" draw:caption-point-x="-0.2402in" draw:caption-point-y="0.6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6.1154in" svg:y="2.8461in" draw:caption-point-x="-0.2402in" draw:caption-point-y="0.5965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99" table:formula="of:=SUM([.D16:.AH16])" office:value-type="float" office:value="2">
            <text:p>2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3.0866in" draw:caption-point-x="-0.2402in" draw:caption-point-y="0.6035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6.8205in" svg:y="3.087in" draw:caption-point-x="-0.2402in" draw:caption-point-y="0.6031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3.0878in" draw:caption-point-x="-0.2402in" draw:caption-point-y="0.6024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9.2661in" svg:y="3.0882in" draw:caption-point-x="-0.2402in" draw:caption-point-y="0.602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2.0059in" svg:y="3.0902in" draw:caption-point-x="-0.2402in" draw:caption-point-y="0.6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2.4622in" svg:y="3.0906in" draw:caption-point-x="-0.2402in" draw:caption-point-y="0.5996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3.3756in" svg:y="3.0929in" draw:caption-point-x="-0.2402in" draw:caption-point-y="0.5972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4.7457in" svg:y="3.0874in" draw:caption-point-x="-0.2402in" draw:caption-point-y="0.6028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634in" svg:x="15.202in" svg:y="3.087in" draw:caption-point-x="-0.2402in" draw:caption-point-y="0.6031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3" office:value-type="float" office:value="0">
            <office:annotation draw:style-name="gr2" draw:text-style-name="P1" svg:width="1.1413in" svg:height="0.5457in" svg:x="15.6587in" svg:y="3.0925in" draw:caption-point-x="-0.2402in" draw:caption-point-y="0.5976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99" table:formula="of:=SUM([.D17:.AH17])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3.1024in" svg:y="3.3319in" draw:caption-point-x="-0.2402in" draw:caption-point-y="0.6063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ieuPT</text:p>
          </table:table-cell>
          <table:table-cell table:style-name="ce99" table:formula="of:=SUM([.D18:.AH18])" office:value-type="float" office:value="0.5">
            <text:p>0.5</text:p>
          </table:table-cell>
          <table:table-cell table:style-name="ce103" office:value-type="float" office:value="0">
            <office:annotation draw:style-name="gr6" draw:text-style-name="P1" svg:width="1.1413in" svg:height="0.2634in" svg:x="2.6457in" svg:y="3.5791in" draw:caption-point-x="-0.2402in" draw:caption-point-y="0.6067in">
              <dc:date>2017-03-01T00:00:00</dc:date>
              <text:p text:style-name="P1"><text:span text:style-name="T1">Làm remote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3.5591in" svg:y="3.5803in" draw:caption-point-x="-0.2402in" draw:caption-point-y="0.6055in">
              <dc:date>2017-03-02T00:00:00</dc:date>
              <text:p text:style-name="P1"><text:span text:style-name="T1">Nhà có việc, off buổi sáng</text:span></text:p>
            </office:annotation>
            <text:p>0.5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3.5811in" draw:caption-point-x="-0.2402in" draw:caption-point-y="0.6047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8421in" svg:y="3.5819in" draw:caption-point-x="-0.2402in" draw:caption-point-y="0.6039in">
              <dc:date>2017-03-08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3.5827in" draw:caption-point-x="-0.2402in" draw:caption-point-y="0.603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2661in" svg:y="3.5839in" draw:caption-point-x="-0.2402in" draw:caption-point-y="0.602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7228in" svg:y="3.5843in" draw:caption-point-x="-0.2402in" draw:caption-point-y="0.6016in">
              <dc:date>2017-03-16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0.1791in" svg:y="3.585in" draw:caption-point-x="-0.2402in" draw:caption-point-y="0.6008in">
              <dc:date>2017-03-17T00:00:00</dc:date>
              <text:p text:style-name="P1"><text:span text:style-name="T1">8h38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11.5492in" svg:y="3.5854in" draw:caption-point-x="-0.2402in" draw:caption-point-y="0.6004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14.7457in" svg:y="3.5874in" draw:caption-point-x="-0.2402in" draw:caption-point-y="0.5984in">
              <dc:date>2017-03-27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5.6587in" svg:y="3.5882in" draw:caption-point-x="-0.2402in" draw:caption-point-y="0.5976in">
              <dc:date>2017-03-29T00:00:00</dc:date>
              <text:p text:style-name="P1"><text:span text:style-name="T1">8h34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6.1154in" svg:y="3.5886in" draw:caption-point-x="-0.2402in" draw:caption-point-y="0.5972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oangNTM</text:p>
          </table:table-cell>
          <table:table-cell table:style-name="ce99" table:formula="of:=SUM([.D19:.AH19])" office:value-type="float" office:value="15">
            <text:p>15</text:p>
          </table:table-cell>
          <table:table-cell table:style-name="ce103" office:value-type="float" office:value="1">
            <office:annotation draw:style-name="gr6" draw:text-style-name="P1" svg:width="1.1413in" svg:height="0.2634in" svg:x="2.6457in" svg:y="3.824in" draw:caption-point-x="-0.2402in" draw:caption-point-y="0.6094in">
              <dc:date>2017-02-13T00:00:00</dc:date>
              <text:p text:style-name="P1"><text:span text:style-name="T1">Đi HN cùng GĐ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634in" svg:x="3.1024in" svg:y="3.824in" draw:caption-point-x="-0.2402in" draw:caption-point-y="0.6094in">
              <dc:date>2017-02-13T00:00:00</dc:date>
              <text:p text:style-name="P1"><text:span text:style-name="T1">Đi HN cùng GĐ</text:span></text:p>
            </office:annotation>
            <text:p>1</text:p>
          </table:table-cell>
          <table:table-cell table:style-name="ce103" office:value-type="float" office:value="0">
            <office:annotation draw:style-name="gr4" draw:text-style-name="P1" svg:width="1.1413in" svg:height="0.3902in" svg:x="3.5591in" svg:y="3.824in" draw:caption-point-x="-0.2402in" draw:caption-point-y="0.6094in">
              <dc:date>2017-03-06T00:00:00</dc:date>
              <text:p text:style-name="P1"><text:span text:style-name="T1">Đi HN cùng GĐ</text:span></text:p>
              <text:p text:style-name="P1"><text:span text:style-name="T1">Làm remote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4.9287in" svg:y="3.8283in" draw:caption-point-x="-0.2402in" draw:caption-point-y="0.6051in">
              <dc:date>2017-03-06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3.8291in" draw:caption-point-x="-0.2402in" draw:caption-point-y="0.6043in">
              <dc:date>2017-03-08T00:00:00</dc:date>
              <text:p text:style-name="P1"><text:span text:style-name="T1">9h vào cty</text:span></text:p>
            </office:annotation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5.8421in" svg:y="3.8295in" draw:caption-point-x="-0.2402in" draw:caption-point-y="0.6039in">
              <dc:date>2017-03-08T00:00:00</dc:date>
              <text:p text:style-name="P1"><text:span text:style-name="T1">Nhà có việc</text:span></text:p>
            </office:annotation>
            <text:p>1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3.8299in" draw:caption-point-x="-0.2402in" draw:caption-point-y="0.6035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6.8205in" svg:y="3.8303in" draw:caption-point-x="-0.2402in" draw:caption-point-y="0.6031in">
              <dc:date>2017-03-10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8.2878in" svg:y="3.8307in" draw:caption-point-x="-0.2402in" draw:caption-point-y="0.6028in">
              <dc:date>2017-03-13T00:00:00</dc:date>
              <text:p text:style-name="P1"><text:span text:style-name="T1">8h37 vào cty</text:span></text:p>
              <text:p text:style-name="P1"><text:span text:style-name="T1">Xin về sớm lúc 4h12</text:span></text:p>
            </office:annotation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8.7768in" svg:y="3.8311in" draw:caption-point-x="-0.2402in" draw:caption-point-y="0.6024in">
              <dc:date>2017-03-14T00:00:00</dc:date>
              <text:p text:style-name="P1"><text:span text:style-name="T1">Bị sốt, xin nghỉ đi khám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9.2661in" svg:y="3.8315in" draw:caption-point-x="-0.2402in" draw:caption-point-y="0.602in">
              <dc:date>2017-03-15T00:00:00</dc:date>
              <text:p text:style-name="P1"><text:span text:style-name="T1">Bị sốt xuất huyết, nhập viện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9.7228in" svg:y="3.8315in" draw:caption-point-x="-0.2402in" draw:caption-point-y="0.602in">
              <dc:date>2017-03-15T00:00:00</dc:date>
              <text:p text:style-name="P1"><text:span text:style-name="T1">Bị sốt xuất huyết, nhập viện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0.1791in" svg:y="3.8315in" draw:caption-point-x="-0.2402in" draw:caption-point-y="0.602in">
              <dc:date>2017-03-15T00:00:00</dc:date>
              <text:p text:style-name="P1"><text:span text:style-name="T1">Bị sốt xuất huyết, nhập viện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1.5492in" svg:y="3.8331in" draw:caption-point-x="-0.2402in" draw:caption-point-y="0.6004in">
              <dc:date>2017-03-20T00:00:00</dc:date>
              <text:p text:style-name="P1"><text:span text:style-name="T1">Bị bệnh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634in" svg:x="12.0059in" svg:y="3.8331in" draw:caption-point-x="-0.2402in" draw:caption-point-y="0.6004in">
              <dc:date>2017-03-20T00:00:00</dc:date>
              <text:p text:style-name="P1"><text:span text:style-name="T1">Bị bệnh</text:span></text:p>
            </office:annotation>
            <text:p>1</text:p>
          </table:table-cell>
          <table:table-cell table:style-name="ce103" office:value-type="float" office:value="0.5">
            <office:annotation draw:style-name="gr3" draw:text-style-name="P1" svg:width="1.1413in" svg:height="0.7012in" svg:x="12.4622in" svg:y="3.8339in" draw:caption-point-x="-0.2402in" draw:caption-point-y="0.5996in">
              <dc:date>2017-03-23T00:00:00</dc:date>
              <text:p text:style-name="P1"><text:span text:style-name="T1">Bị kẹt xe, 8h45 vào cty</text:span></text:p>
              <text:p text:style-name="P1"><text:span text:style-name="T1">Bịnh, mệt, off chiều</text:span></text:p>
            </office:annotation>
            <text:p>0.5</text:p>
          </table:table-cell>
          <table:table-cell table:style-name="ce103" office:value-type="float" office:value="1">
            <office:annotation draw:style-name="gr6" draw:text-style-name="P1" svg:width="1.1413in" svg:height="0.2634in" svg:x="12.9189in" svg:y="3.8343in" draw:caption-point-x="-0.2402in" draw:caption-point-y="0.5992in">
              <dc:date>2017-03-23T00:00:00</dc:date>
              <text:p text:style-name="P1"><text:span text:style-name="T1">Bịnh, mệt</text:span></text:p>
            </office:annotation>
            <text:p>1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number-columns-repeated="2" table:style-name="ce103" office:value-type="float" office:value="1">
            <text:p>1</text:p>
          </table:table-cell>
          <table:table-cell table:style-name="ce103" office:value-type="float" office:value="0.5">
            <office:annotation draw:style-name="gr4" draw:text-style-name="P1" svg:width="1.1413in" svg:height="0.3902in" svg:x="15.6587in" svg:y="3.8358in" draw:caption-point-x="-0.2402in" draw:caption-point-y="0.5976in">
              <dc:date>2017-03-29T00:00:00</dc:date>
              <text:p text:style-name="P1"><text:span text:style-name="T1">8h30 vào cty</text:span></text:p>
              <text:p text:style-name="P1"><text:span text:style-name="T1">Off chiều</text:span></text:p>
            </office:annotation>
            <text:p>0.5</text:p>
          </table:table-cell>
          <table:table-cell table:style-name="ce103" office:value-type="float" office:value="0.5">
            <office:annotation draw:style-name="gr6" draw:text-style-name="P1" svg:width="1.1413in" svg:height="0.2634in" svg:x="16.1154in" svg:y="3.8358in" draw:caption-point-x="-0.2402in" draw:caption-point-y="0.5976in">
              <dc:date>2017-03-29T00:00:00</dc:date>
              <text:p text:style-name="P1"><text:span text:style-name="T1">Off sáng</text:span></text:p>
            </office:annotation>
            <text:p>0.5</text:p>
          </table:table-cell>
          <table:table-cell table:style-name="ce103" office:value-type="float" office:value="0.5">
            <office:annotation draw:style-name="gr6" draw:text-style-name="P1" svg:width="1.1413in" svg:height="0.2634in" svg:x="16.572in" svg:y="3.8358in" draw:caption-point-x="-0.2402in" draw:caption-point-y="0.5976in">
              <dc:date>2017-03-29T00:00:00</dc:date>
              <text:p text:style-name="P1"><text:span text:style-name="T1">Off chiều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99" table:formula="of:=SUM([.D20:.AH20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572in" svg:y="4.0846in" draw:caption-point-x="-0.2402in" draw:caption-point-y="0.5965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99" table:formula="of:=SUM([.D21:.AH21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4.3252in" draw:caption-point-x="-0.2402in" draw:caption-point-y="0.6035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99" table:formula="of:=SUM([.D22:.AH22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99" table:formula="of:=SUM([.D23:.AH23])" office:value-type="float" office:value="0"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3.5591in" svg:y="4.8185in" draw:caption-point-x="-0.2402in" draw:caption-point-y="0.6055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4.8193in" draw:caption-point-x="-0.2402in" draw:caption-point-y="0.6047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4.8201in" draw:caption-point-x="-0.2402in" draw:caption-point-y="0.6039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4.8205in" draw:caption-point-x="-0.2402in" draw:caption-point-y="0.6035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99" table:formula="of:=SUM([.D24:.AH24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2" draw:text-style-name="P1" svg:width="1.1413in" svg:height="0.5457in" svg:x="8.2878in" svg:y="5.0689in" draw:caption-point-x="-0.2402in" draw:caption-point-y="0.6028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99" table:formula="of:=SUM([.D25:.AH25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99" table:formula="of:=SUM([.D26:.AH26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99" table:formula="of:=SUM([.D27:.AH27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99" table:formula="of:=SUM([.D28:.AH28])" office:value-type="float" office:value="3">
            <text:p>3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3.5591in" svg:y="6.0563in" draw:caption-point-x="-0.2402in" draw:caption-point-y="0.6063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4.9287in" svg:y="6.0535in" draw:caption-point-x="-0.2402in" draw:caption-point-y="0.6091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5.3854in" svg:y="6.0535in" draw:caption-point-x="-0.2402in" draw:caption-point-y="0.6091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3" office:value-type="float" office:value="0">
            <office:annotation draw:style-name="gr6" draw:text-style-name="P1" svg:width="1.1413in" svg:height="0.2634in" svg:x="5.8421in" svg:y="6.0535in" draw:caption-point-x="-0.2402in" draw:caption-point-y="0.6091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6.0535in" draw:caption-point-x="-0.2402in" draw:caption-point-y="0.6091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6.0535in" draw:caption-point-x="-0.2402in" draw:caption-point-y="0.6091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6.1154in" svg:y="6.0654in" draw:caption-point-x="-0.2402in" draw:caption-point-y="0.5972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99" table:formula="of:=SUM([.D29:.AH29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99" table:formula="of:=SUM([.D30:.AH30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99" table:formula="of:=SUM([.D31:.AH31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6.8205in" svg:y="6.802in" draw:caption-point-x="-0.2402in" draw:caption-point-y="0.6035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2.4622in" svg:y="6.8059in" draw:caption-point-x="-0.2402in" draw:caption-point-y="0.5996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6.572in" svg:y="6.8091in" draw:caption-point-x="-0.2402in" draw:caption-point-y="0.5965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99" table:formula="of:=SUM([.D32:.AH32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7.05in" draw:caption-point-x="-0.2402in" draw:caption-point-y="0.603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7.0508in" draw:caption-point-x="-0.2402in" draw:caption-point-y="0.6024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7228in" svg:y="7.0516in" draw:caption-point-x="-0.2402in" draw:caption-point-y="0.6016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2.0059in" svg:y="7.0531in" draw:caption-point-x="-0.2402in" draw:caption-point-y="0.6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2.9189in" svg:y="7.0539in" draw:caption-point-x="-0.2402in" draw:caption-point-y="0.5992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5.6587in" svg:y="7.0555in" draw:caption-point-x="-0.2402in" draw:caption-point-y="0.5976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572in" svg:y="7.0567in" draw:caption-point-x="-0.2402in" draw:caption-point-y="0.5965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DH</text:p>
          </table:table-cell>
          <table:table-cell table:style-name="ce99" table:formula="of:=SUM([.D33:.AH33])" office:value-type="float" office:value="0">
            <text:p>0</text:p>
          </table:table-cell>
          <table:table-cell table:style-name="ce103" table:number-columns-repeated="19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NH</text:p>
          </table:table-cell>
          <table:table-cell table:style-name="ce99" table:formula="of:=SUM([.D34:.AH34])" office:value-type="float" office:value="0.5"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0.1791in" svg:y="7.5476in" draw:caption-point-x="-0.2402in" draw:caption-point-y="0.6008in">
              <dc:date>2017-03-17T00:00:00</dc:date>
              <text:p text:style-name="P1"><text:span text:style-name="T1">Off chiều đi làm giấy tờ cá nhân</text:span></text:p>
            </office:annotation>
            <text:p>0.5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99" table:formula="of:=SUM([.D35:.AH35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99" table:formula="of:=SUM([.D36:.AH36])" office:value-type="float" office:value="1.5">
            <text:p>1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3.1024in" svg:y="8.0378in" draw:caption-point-x="-0.2402in" draw:caption-point-y="0.6063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4.9287in" svg:y="8.0378in" draw:caption-point-x="-0.2402in" draw:caption-point-y="0.6063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8.0398in" draw:caption-point-x="-0.2402in" draw:caption-point-y="0.6043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8.0406in" draw:caption-point-x="-0.2402in" draw:caption-point-y="0.6035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8.0409in" draw:caption-point-x="-0.2402in" draw:caption-point-y="0.603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8.0417in" draw:caption-point-x="-0.2402in" draw:caption-point-y="0.6024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2661in" svg:y="8.0421in" draw:caption-point-x="-0.2402in" draw:caption-point-y="0.602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0.1791in" svg:y="8.0433in" draw:caption-point-x="-0.2402in" draw:caption-point-y="0.6008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6" draw:text-style-name="P1" svg:width="1.1413in" svg:height="0.2634in" svg:x="11.5492in" svg:y="8.0437in" draw:caption-point-x="-0.2402in" draw:caption-point-y="0.6004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5.6587in" svg:y="8.0465in" draw:caption-point-x="-0.2402in" draw:caption-point-y="0.5976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6.1154in" svg:y="8.0469in" draw:caption-point-x="-0.2402in" draw:caption-point-y="0.5972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6.572in" svg:y="8.0476in" draw:caption-point-x="-0.2402in" draw:caption-point-y="0.5965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gaTN</text:p>
          </table:table-cell>
          <table:table-cell table:style-name="ce99" table:formula="of:=SUM([.D37:.AH37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5.3854in" svg:y="8.2866in" draw:caption-point-x="-0.2402in" draw:caption-point-y="0.6051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ganTLT</text:p>
          </table:table-cell>
          <table:table-cell table:style-name="ce99" table:formula="of:=SUM([.D38:.AH38])" office:value-type="float" office:value="3">
            <text:p>3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3.5591in" svg:y="8.5339in" draw:caption-point-x="-0.2402in" draw:caption-point-y="0.6055in">
              <dc:date>2017-03-03T00:00:00</dc:date>
              <text:p text:style-name="P1"><text:span text:style-name="T1">Có việc gấp phải vô bệnh viện</text:span></text:p>
            </office:annotation>
            <text:p>1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5.8421in" svg:y="8.5354in" draw:caption-point-x="-0.2402in" draw:caption-point-y="0.6039in">
              <dc:date>2017-03-08T00:00:00</dc:date>
              <text:p text:style-name="P1"><text:span text:style-name="T1">Đi khám bệnh cho con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9.7228in" svg:y="8.5378in" draw:caption-point-x="-0.2402in" draw:caption-point-y="0.6016in">
              <dc:date>2017-03-16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0.1791in" svg:y="8.5386in" draw:caption-point-x="-0.2402in" draw:caption-point-y="0.6008in">
              <dc:date>2017-03-17T00:00:00</dc:date>
              <text:p text:style-name="P1"><text:span text:style-name="T1">Bận việc gđ, off sáng</text:span></text:p>
            </office:annotation>
            <text:p>0.5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5.6587in" svg:y="8.5417in" draw:caption-point-x="-0.2402in" draw:caption-point-y="0.5976in">
              <dc:date>2017-03-29T00:00:00</dc:date>
              <text:p text:style-name="P1"><text:span text:style-name="T1">Có việc bận, xin vào trễ, 8h59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1154in" svg:y="8.5425in" draw:caption-point-x="-0.2402in" draw:caption-point-y="0.5969in">
              <dc:date>2017-03-30T00:00:00</dc:date>
              <text:p text:style-name="P1"><text:span text:style-name="T1">Có việc, xin về sớm lúc 3h20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anHTH</text:p>
          </table:table-cell>
          <table:table-cell table:style-name="ce99" table:formula="of:=SUM([.D39:.AH39])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3.5591in" svg:y="8.7815in" draw:caption-point-x="-0.2402in" draw:caption-point-y="0.6055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anNM</text:p>
          </table:table-cell>
          <table:table-cell table:style-name="ce99" table:formula="of:=SUM([.D40:.AH40])" office:value-type="float" office:value="1.5">
            <text:p>1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9.7228in" svg:y="9.0331in" draw:caption-point-x="-0.2402in" draw:caption-point-y="0.6016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1.5492in" svg:y="9.0307in" draw:caption-point-x="-0.2402in" draw:caption-point-y="0.6039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NhungHTH</text:p>
          </table:table-cell>
          <table:table-cell table:style-name="ce99" table:formula="of:=SUM([.D41:.AH41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0.1791in" svg:y="9.2815in" draw:caption-point-x="-0.2402in" draw:caption-point-y="0.6008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11.5492in" svg:y="9.2819in" draw:caption-point-x="-0.2402in" draw:caption-point-y="0.6004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2.9189in" svg:y="9.2831in" draw:caption-point-x="-0.2402in" draw:caption-point-y="0.5992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NhuPHQ</text:p>
          </table:table-cell>
          <table:table-cell table:style-name="ce99" table:formula="of:=SUM([.D42:.AH42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8.7768in" svg:y="9.5276in" draw:caption-point-x="-0.2402in" draw:caption-point-y="0.6024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7228in" svg:y="9.528in" draw:caption-point-x="-0.2402in" draw:caption-point-y="0.602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5.202in" svg:y="9.5315in" draw:caption-point-x="-0.2402in" draw:caption-point-y="0.5984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67" office:value-type="string">
            <text:p>PhuongTH</text:p>
          </table:table-cell>
          <table:table-cell table:style-name="ce99" table:formula="of:=SUM([.D43:.AH43])" office:value-type="float" office:value="5.5">
            <text:p>5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1024in" svg:y="9.7657in" draw:caption-point-x="-0.2402in" draw:caption-point-y="0.6118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5591in" svg:y="9.772in" draw:caption-point-x="-0.2402in" draw:caption-point-y="0.6055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5.3854in" svg:y="9.7657in" draw:caption-point-x="-0.2402in" draw:caption-point-y="0.611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6.3311in" svg:y="9.7657in" draw:caption-point-x="-0.2402in" draw:caption-point-y="0.611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8.7768in" svg:y="9.7657in" draw:caption-point-x="-0.2402in" draw:caption-point-y="0.611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 office:value-type="float" office:value="0">
            <office:annotation draw:style-name="gr4" draw:text-style-name="P1" svg:width="1.1413in" svg:height="0.3902in" svg:x="9.2661in" svg:y="9.7756in" draw:caption-point-x="-0.2402in" draw:caption-point-y="0.602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2.0059in" svg:y="9.7657in" draw:caption-point-x="-0.2402in" draw:caption-point-y="0.611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2" draw:text-style-name="P1" svg:width="1.1413in" svg:height="0.5457in" svg:x="14.7457in" svg:y="9.7803in" draw:caption-point-x="-0.2402in" draw:caption-point-y="0.5972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3" office:value-type="float" office:value="0">
            <office:annotation draw:style-name="gr2" draw:text-style-name="P1" svg:width="1.1413in" svg:height="0.5457in" svg:x="15.202in" svg:y="9.7799in" draw:caption-point-x="-0.2402in" draw:caption-point-y="0.5976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6.1154in" svg:y="9.7657in" draw:caption-point-x="-0.2402in" draw:caption-point-y="0.611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99" table:formula="of:=SUM([.D44:.AH44])" office:value-type="float" office:value="2">
            <text:p>2</text:p>
          </table:table-cell>
          <table:table-cell table:style-name="ce103" office:value-type="float" office:value="0.5">
            <office:annotation draw:style-name="gr6" draw:text-style-name="P1" svg:width="1.1413in" svg:height="0.2634in" svg:x="2.6457in" svg:y="10.0142in" draw:caption-point-x="-0.2402in" draw:caption-point-y="0.6114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3" office:value-type="float" office:value="0">
            <office:annotation draw:style-name="gr2" draw:text-style-name="P1" svg:width="1.1413in" svg:height="0.5457in" svg:x="3.1024in" svg:y="10.0193in" draw:caption-point-x="-0.2402in" draw:caption-point-y="0.6063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8.7768in" svg:y="10.0232in" draw:caption-point-x="-0.2402in" draw:caption-point-y="0.6024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1.5492in" svg:y="10.028in" draw:caption-point-x="-0.2402in" draw:caption-point-y="0.5976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3" office:value-type="float" office:value="0">
            <office:annotation draw:style-name="gr4" draw:text-style-name="P1" svg:width="1.1413in" svg:height="0.3902in" svg:x="12.0059in" svg:y="10.0256in" draw:caption-point-x="-0.2402in" draw:caption-point-y="0.6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2.4622in" svg:y="10.0256in" draw:caption-point-x="-0.2402in" draw:caption-point-y="0.6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2.9189in" svg:y="10.0256in" draw:caption-point-x="-0.2402in" draw:caption-point-y="0.6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3.3756in" svg:y="10.0256in" draw:caption-point-x="-0.2402in" draw:caption-point-y="0.6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SonLN</text:p>
          </table:table-cell>
          <table:table-cell table:style-name="ce99" table:formula="of:=SUM([.D45:.AH45])" office:value-type="float" office:value="0">
            <text:p>0</text:p>
          </table:table-cell>
          <table:table-cell table:style-name="ce103" table:number-columns-repeated="19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SonPX</text:p>
          </table:table-cell>
          <table:table-cell table:style-name="ce99" table:formula="of:=SUM([.D46:.AH46])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3.1024in" svg:y="10.5146in" draw:caption-point-x="-0.2402in" draw:caption-point-y="0.6063in">
              <dc:date>2017-03-02T00:00:00</dc:date>
              <text:p text:style-name="P1"><text:span text:style-name="T1">Có việc bận, xin đi trễ, 9h0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0.1791in" svg:y="10.5201in" draw:caption-point-x="-0.2402in" draw:caption-point-y="0.6008in">
              <dc:date>2017-03-17T00:00:00</dc:date>
              <text:p text:style-name="P1"><text:span text:style-name="T1">Mệt, xin off chiều</text:span></text:p>
            </office:annotation>
            <text:p>0.5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99" table:formula="of:=SUM([.D47:.AH47])" office:value-type="float" office:value="2">
            <text:p>2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3.1024in" svg:y="10.7622in" draw:caption-point-x="-0.2402in" draw:caption-point-y="0.6063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3.5591in" svg:y="10.763in" draw:caption-point-x="-0.2402in" draw:caption-point-y="0.6055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5.8421in" svg:y="10.7646in" draw:caption-point-x="-0.2402in" draw:caption-point-y="0.6039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4" draw:text-style-name="P1" svg:width="1.1413in" svg:height="0.3902in" svg:x="6.8205in" svg:y="10.7646in" draw:caption-point-x="-0.2402in" draw:caption-point-y="0.6039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8.7768in" svg:y="10.7661in" draw:caption-point-x="-0.2402in" draw:caption-point-y="0.6024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9.2661in" svg:y="10.7665in" draw:caption-point-x="-0.2402in" draw:caption-point-y="0.602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6" draw:text-style-name="P1" svg:width="1.1413in" svg:height="0.2634in" svg:x="11.5492in" svg:y="10.7681in" draw:caption-point-x="-0.2402in" draw:caption-point-y="0.6004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4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6" draw:text-style-name="P1" svg:width="1.1413in" svg:height="0.2634in" svg:x="16.572in" svg:y="10.772in" draw:caption-point-x="-0.2402in" draw:caption-point-y="0.5965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99" table:formula="of:=SUM([.D48:.AH48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8.2878in" svg:y="11.0134in" draw:caption-point-x="-0.2402in" draw:caption-point-y="0.6028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0.1791in" svg:y="11.0138in" draw:caption-point-x="-0.2402in" draw:caption-point-y="0.6024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0">
            <office:annotation draw:style-name="gr2" draw:text-style-name="P1" svg:width="1.1413in" svg:height="0.5457in" svg:x="11.5492in" svg:y="11.0157in" draw:caption-point-x="-0.2402in" draw:caption-point-y="0.6004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99" table:formula="of:=SUM([.D49:.AH49])" office:value-type="float" office:value="0">
            <text:p>0</text:p>
          </table:table-cell>
          <table:table-cell table:style-name="ce103" table:number-columns-repeated="1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hinhDH</text:p>
          </table:table-cell>
          <table:table-cell table:style-name="ce99" table:formula="of:=SUM([.D50:.AH50])" office:value-type="float" office:value="2.5">
            <text:p>2.5</text:p>
          </table:table-cell>
          <table:table-cell table:style-name="ce103" office:value-type="float" office:value="1">
            <office:annotation draw:style-name="gr6" draw:text-style-name="P1" svg:width="1.1413in" svg:height="0.2634in" svg:x="2.6457in" svg:y="11.5047in" draw:caption-point-x="-0.2402in" draw:caption-point-y="0.6067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3" office:value-type="float" office:value="1">
            <office:annotation draw:style-name="gr6" draw:text-style-name="P1" svg:width="1.1413in" svg:height="0.2634in" svg:x="3.1024in" svg:y="11.5047in" draw:caption-point-x="-0.2402in" draw:caption-point-y="0.6067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3" draw:text-style-name="P1" svg:width="1.1413in" svg:height="0.7012in" svg:x="5.3854in" svg:y="11.5067in" draw:caption-point-x="-0.2402in" draw:caption-point-y="0.6047in">
              <dc:date>2017-03-08T00:00:00</dc:date>
              <text:p text:style-name="P1"><text:span text:style-name="T1">Lên trương đăng kýgia hạn tốt nghiệp, 10h10 vào cty</text:span></text:p>
            </office:annotation>
            <text:p>0.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99" table:formula="of:=SUM([.D51:.AH51])" office:value-type="float" office:value="15">
            <text:p>15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8.2878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8.7768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9.2661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9.7228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0.1791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11.5492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2.0059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2.4622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2.9189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3.3756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table:number-columns-repeated="2"/>
          <table:table-cell table:style-name="ce103" office:value-type="float" office:value="1">
            <office:annotation draw:style-name="gr4" draw:text-style-name="P1" svg:width="1.1413in" svg:height="0.3902in" svg:x="14.7457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5.202in" svg:y="11.7504in" draw:caption-point-x="-0.2402in" draw:caption-point-y="0.6087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5.6587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6.1154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3" office:value-type="float" office:value="1">
            <office:annotation draw:style-name="gr4" draw:text-style-name="P1" svg:width="1.1413in" svg:height="0.3902in" svg:x="16.572in" svg:y="11.7508in" draw:caption-point-x="-0.2402in" draw:caption-point-y="0.6083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ThoaiVK</text:p>
          </table:table-cell>
          <table:table-cell table:style-name="ce99" table:formula="of:=SUM([.D52:.AH52])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3.1024in" svg:y="12.0004in" draw:caption-point-x="-0.2402in" draw:caption-point-y="0.6063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5.3854in" svg:y="12.002in" draw:caption-point-x="-0.2402in" draw:caption-point-y="0.6047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12.0028in" draw:caption-point-x="-0.2402in" draw:caption-point-y="0.6039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3311in" svg:y="12.0031in" draw:caption-point-x="-0.2402in" draw:caption-point-y="0.6035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12.0035in" draw:caption-point-x="-0.2402in" draw:caption-point-y="0.603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5.202in" svg:y="12.0083in" draw:caption-point-x="-0.2402in" draw:caption-point-y="0.5984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99" table:formula="of:=SUM([.D53:.AH53])" office:value-type="float" office:value="5">
            <text:p>5</text:p>
          </table:table-cell>
          <table:table-cell table:style-name="ce103" office:value-type="float" office:value="0.5">
            <office:annotation draw:style-name="gr3" draw:text-style-name="P1" svg:width="1.1413in" svg:height="0.7012in" svg:x="2.6457in" svg:y="12.248in" draw:caption-point-x="-0.2402in" draw:caption-point-y="0.6067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3" office:value-type="float" office:value="1">
            <office:annotation draw:style-name="gr4" draw:text-style-name="P1" svg:width="1.1413in" svg:height="0.3902in" svg:x="3.1024in" svg:y="12.2484in" draw:caption-point-x="-0.2402in" draw:caption-point-y="0.6063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office:annotation draw:style-name="gr6" draw:text-style-name="P1" svg:width="1.1413in" svg:height="0.2634in" svg:x="4.9287in" svg:y="12.2496in" draw:caption-point-x="-0.2402in" draw:caption-point-y="0.6051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5.3854in" svg:y="12.2504in" draw:caption-point-x="-0.2402in" draw:caption-point-y="0.6043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6.3311in" svg:y="12.2512in" draw:caption-point-x="-0.2402in" draw:caption-point-y="0.6035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6.8205in" svg:y="12.2516in" draw:caption-point-x="-0.2402in" draw:caption-point-y="0.6031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.5">
            <text:p>0.5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1">
            <office:annotation draw:style-name="gr6" draw:text-style-name="P1" svg:width="1.1413in" svg:height="0.2634in" svg:x="11.5492in" svg:y="12.2508in" draw:caption-point-x="-0.2402in" draw:caption-point-y="0.6039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3" draw:text-style-name="P1" svg:width="1.1413in" svg:height="0.7012in" svg:x="12.4622in" svg:y="12.2551in" draw:caption-point-x="-0.2402in" draw:caption-point-y="0.5996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3" office:value-type="float" office:value="0">
            <office:annotation draw:style-name="gr6" draw:text-style-name="P1" svg:width="1.1413in" svg:height="0.2634in" svg:x="12.9189in" svg:y="12.2555in" draw:caption-point-x="-0.2402in" draw:caption-point-y="0.5992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7" draw:text-style-name="P1" svg:width="1.1413in" svg:height="1.0122in" svg:x="14.7457in" svg:y="12.2563in" draw:caption-point-x="-0.2402in" draw:caption-point-y="0.5984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3" office:value-type="float" office:value="0">
            <office:annotation draw:style-name="gr6" draw:text-style-name="P1" svg:width="1.1413in" svg:height="0.2634in" svg:x="15.202in" svg:y="12.2563in" draw:caption-point-x="-0.2402in" draw:caption-point-y="0.5984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3" office:value-type="float" office:value="0.5">
            <office:annotation draw:style-name="gr4" draw:text-style-name="P1" svg:width="1.1413in" svg:height="0.3902in" svg:x="15.6587in" svg:y="12.2571in" draw:caption-point-x="-0.2402in" draw:caption-point-y="0.5976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3" office:value-type="float" office:value="0">
            <office:annotation draw:style-name="gr3" draw:text-style-name="P1" svg:width="1.1413in" svg:height="0.7012in" svg:x="16.1154in" svg:y="12.2575in" draw:caption-point-x="-0.2402in" draw:caption-point-y="0.5972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16.572in" svg:y="12.2583in" draw:caption-point-x="-0.2402in" draw:caption-point-y="0.5965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4" office:value-type="string">
            <text:p>TruyenLVC</text:p>
          </table:table-cell>
          <table:table-cell table:style-name="ce99" table:formula="of:=SUM([.D54:.AH54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2" draw:text-style-name="P1" svg:width="1.1413in" svg:height="0.5457in" svg:x="5.8421in" svg:y="12.4984in" draw:caption-point-x="-0.2402in" draw:caption-point-y="0.6039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9.7228in" svg:y="12.5008in" draw:caption-point-x="-0.2402in" draw:caption-point-y="0.6016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2.4622in" svg:y="12.5028in" draw:caption-point-x="-0.2402in" draw:caption-point-y="0.5996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">
            <text:p>0</text:p>
          </table:table-cell>
          <table:table-cell table:style-name="ce103" office:value-type="float" office:value="1">
            <office:annotation draw:style-name="gr6" draw:text-style-name="P1" svg:width="1.1413in" svg:height="0.2634in" svg:x="15.202in" svg:y="12.5039in" draw:caption-point-x="-0.2402in" draw:caption-point-y="0.5984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6" draw:text-style-name="P1" svg:width="1.1413in" svg:height="0.2634in" svg:x="16.572in" svg:y="12.5059in" draw:caption-point-x="-0.2402in" draw:caption-point-y="0.5965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67" office:value-type="string">
            <text:p>VietBA</text:p>
          </table:table-cell>
          <table:table-cell table:style-name="ce99" table:formula="of:=SUM([.D55:.AH55])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5.6587in" svg:y="12.7528in" draw:caption-point-x="-0.2402in" draw:caption-point-y="0.5972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0">
            <office:annotation draw:style-name="gr4" draw:text-style-name="P1" svg:width="1.1413in" svg:height="0.3902in" svg:x="16.572in" svg:y="12.7535in" draw:caption-point-x="-0.2402in" draw:caption-point-y="0.5965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3" table:number-columns-repeated="952"/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99" table:formula="of:=SUM([.D56:.AH56])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0.5">
            <office:annotation draw:style-name="gr2" draw:text-style-name="P1" svg:width="1.1413in" svg:height="0.5457in" svg:x="5.8421in" svg:y="12.9937in" draw:caption-point-x="-0.2402in" draw:caption-point-y="0.6039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103" table:number-columns-repeated="2"/>
          <table:table-cell table:style-name="ce103" office:value-type="float" office:value="0.5">
            <office:annotation draw:style-name="gr6" draw:text-style-name="P1" svg:width="1.1413in" svg:height="0.2634in" svg:x="11.5492in" svg:y="12.9972in" draw:caption-point-x="-0.2402in" draw:caption-point-y="0.6004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3" table:number-columns-repeated="2"/>
          <table:table-cell table:number-columns-repeated="5" table:style-name="ce103" office:value-type="float" office:value="0">
            <text:p>0</text:p>
          </table:table-cell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04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4" table:number-columns-repeated="4"/>
          <table:table-cell table:style-name="ce106"/>
          <table:table-cell table:style-name="ce104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04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04" table:number-columns-repeated="4"/>
          <table:table-cell table:style-name="ce107" table:number-columns-repeated="7"/>
          <table:table-cell table:style-name="ce104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04" table:number-columns-repeated="31"/>
          <table:table-cell table:style-name="ce43" table:number-columns-repeated="952"/>
        </table:table-row>
        <table:table-row table:style-name="ro2" table:number-rows-repeated="98311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19"/>
        <table:table-column table:style-name="co26" table:number-columns-repeated="7" table:default-cell-style-name="ce119"/>
        <table:table-column table:style-name="co25" table:number-columns-repeated="16" table:default-cell-style-name="ce119"/>
        <table:table-column table:style-name="co7" table:number-columns-repeated="952" table:default-cell-style-name="Default"/>
        <table:table-row table:style-name="ro2">
          <table:table-cell table:style-name="ce65"/>
          <table:table-cell table:style-name="ce66" table:number-columns-repeated="2"/>
          <table:table-cell table:style-name="ce114" table:number-columns-repeated="8"/>
          <table:table-cell table:style-name="ce122" office:value-type="string" table:number-columns-spanned="2" table:number-rows-spanned="1">
            <text:p>Month</text:p>
          </table:table-cell>
          <table:covered-table-cell table:style-name="ce123"/>
          <table:table-cell table:style-name="ce124" table:content-validation-name="val1" office:value-type="float" office:value="4" table:number-columns-spanned="2" table:number-rows-spanned="1">
            <text:p>4</text:p>
          </table:table-cell>
          <table:covered-table-cell table:style-name="ce123"/>
          <table:table-cell table:style-name="ce122" office:value-type="string" table:number-columns-spanned="2" table:number-rows-spanned="1">
            <text:p>Year</text:p>
          </table:table-cell>
          <table:covered-table-cell table:style-name="ce123"/>
          <table:table-cell table:style-name="ce122" office:value-type="float" office:value="2017" table:number-columns-spanned="2" table:number-rows-spanned="1">
            <text:p>2017</text:p>
          </table:table-cell>
          <table:covered-table-cell table:style-name="ce125"/>
          <table:table-cell table:style-name="ce114" table:number-columns-repeated="15"/>
          <table:table-cell table:style-name="ce84" table:number-columns-repeated="952"/>
        </table:table-row>
        <table:table-row table:style-name="ro2">
          <table:table-cell table:style-name="ce65" table:number-columns-repeated="3"/>
          <table:table-cell table:style-name="ce115" table:formula="of:=DATE([.$R$1];[.N1];1)" office:value-type="date" office:date-value="2017-04-01">
            <text:p>01</text:p>
          </table:table-cell>
          <table:table-cell table:style-name="ce115" table:formula="of:=[.D2]+1" office:value-type="date" office:date-value="2017-04-02">
            <text:p>02</text:p>
          </table:table-cell>
          <table:table-cell table:style-name="ce115" table:formula="of:=[.E2]+1" office:value-type="date" office:date-value="2017-04-03">
            <text:p>03</text:p>
          </table:table-cell>
          <table:table-cell table:style-name="ce115" table:formula="of:=[.F2]+1" office:value-type="date" office:date-value="2017-04-04">
            <text:p>04</text:p>
          </table:table-cell>
          <table:table-cell table:style-name="ce115" table:formula="of:=[.G2]+1" office:value-type="date" office:date-value="2017-04-05">
            <text:p>05</text:p>
          </table:table-cell>
          <table:table-cell table:style-name="ce115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5" table:formula="of:=[.I2]+1" office:value-type="date" office:date-value="2017-04-07">
            <text:p>07</text:p>
          </table:table-cell>
          <table:table-cell table:style-name="ce115" table:formula="of:=[.J2]+1" office:value-type="date" office:date-value="2017-04-08">
            <text:p>08</text:p>
          </table:table-cell>
          <table:table-cell table:style-name="ce115" table:formula="of:=[.K2]+1" office:value-type="date" office:date-value="2017-04-09">
            <text:p>09</text:p>
          </table:table-cell>
          <table:table-cell table:style-name="ce115" table:formula="of:=[.L2]+1" office:value-type="date" office:date-value="2017-04-10">
            <text:p>10</text:p>
          </table:table-cell>
          <table:table-cell table:style-name="ce115" table:formula="of:=[.M2]+1" office:value-type="date" office:date-value="2017-04-11">
            <text:p>11</text:p>
          </table:table-cell>
          <table:table-cell table:style-name="ce115" table:formula="of:=[.N2]+1" office:value-type="date" office:date-value="2017-04-12">
            <text:p>12</text:p>
          </table:table-cell>
          <table:table-cell table:style-name="ce115" table:formula="of:=[.O2]+1" office:value-type="date" office:date-value="2017-04-13">
            <text:p>13</text:p>
          </table:table-cell>
          <table:table-cell table:style-name="ce115" table:formula="of:=[.P2]+1" office:value-type="date" office:date-value="2017-04-14">
            <text:p>14</text:p>
          </table:table-cell>
          <table:table-cell table:style-name="ce115" table:formula="of:=[.Q2]+1" office:value-type="date" office:date-value="2017-04-15">
            <text:p>15</text:p>
          </table:table-cell>
          <table:table-cell table:style-name="ce115" table:formula="of:=[.R2]+1" office:value-type="date" office:date-value="2017-04-16">
            <text:p>16</text:p>
          </table:table-cell>
          <table:table-cell table:style-name="ce115" table:formula="of:=[.S2]+1" office:value-type="date" office:date-value="2017-04-17">
            <text:p>17</text:p>
          </table:table-cell>
          <table:table-cell table:style-name="ce115" table:formula="of:=[.T2]+1" office:value-type="date" office:date-value="2017-04-18">
            <text:p>18</text:p>
          </table:table-cell>
          <table:table-cell table:style-name="ce115" table:formula="of:=[.U2]+1" office:value-type="date" office:date-value="2017-04-19">
            <text:p>19</text:p>
          </table:table-cell>
          <table:table-cell table:style-name="ce115" table:formula="of:=[.V2]+1" office:value-type="date" office:date-value="2017-04-20">
            <text:p>20</text:p>
          </table:table-cell>
          <table:table-cell table:style-name="ce115" table:formula="of:=[.W2]+1" office:value-type="date" office:date-value="2017-04-21">
            <text:p>21</text:p>
          </table:table-cell>
          <table:table-cell table:style-name="ce115" table:formula="of:=[.X2]+1" office:value-type="date" office:date-value="2017-04-22">
            <text:p>22</text:p>
          </table:table-cell>
          <table:table-cell table:style-name="ce115" table:formula="of:=[.Y2]+1" office:value-type="date" office:date-value="2017-04-23">
            <text:p>23</text:p>
          </table:table-cell>
          <table:table-cell table:style-name="ce115" table:formula="of:=[.Z2]+1" office:value-type="date" office:date-value="2017-04-24">
            <text:p>24</text:p>
          </table:table-cell>
          <table:table-cell table:style-name="ce115" table:formula="of:=[.AA2]+1" office:value-type="date" office:date-value="2017-04-25">
            <text:p>25</text:p>
          </table:table-cell>
          <table:table-cell table:style-name="ce115" table:formula="of:=[.AB2]+1" office:value-type="date" office:date-value="2017-04-26">
            <text:p>26</text:p>
          </table:table-cell>
          <table:table-cell table:style-name="ce115" table:formula="of:=[.AC2]+1" office:value-type="date" office:date-value="2017-04-27">
            <text:p>27</text:p>
          </table:table-cell>
          <table:table-cell table:style-name="ce115" table:formula="of:=[.AD2]+1" office:value-type="date" office:date-value="2017-04-28">
            <text:p>28</text:p>
          </table:table-cell>
          <table:table-cell table:style-name="ce115" table:formula="of:=[.AE2]+1" office:value-type="date" office:date-value="2017-04-29">
            <text:p>29</text:p>
          </table:table-cell>
          <table:table-cell table:style-name="ce115" table:formula="of:=[.AF2]+1" office:value-type="date" office:date-value="2017-04-30">
            <text:p>30</text:p>
          </table:table-cell>
          <table:table-cell table:style-name="ce115" table:formula="of:=[.AG2]+1" office:value-type="date" office:date-value="2017-05-01">
            <text:p>01</text:p>
          </table:table-cell>
          <table:table-cell table:style-name="ce84" table:number-columns-repeated="952"/>
        </table:table-row>
        <table:table-row table:style-name="ro6">
          <table:table-cell table:style-name="ce65" office:value-type="string">
            <text:p>No.</text:p>
          </table:table-cell>
          <table:table-cell table:style-name="ce65" office:value-type="string">
            <text:p>Name</text:p>
          </table:table-cell>
          <table:table-cell table:style-name="ce65" office:value-type="string">
            <text:p>Absent</text:p>
          </table:table-cell>
          <table:table-cell table:style-name="ce116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6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6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6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6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6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6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6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13" table:formula="of:=SUM([.D4:.AH4])" office:value-type="float" office:value="0.5">
            <text:p>0.5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1" svg:width="1.1413in" svg:height="0.3902in" svg:x="4.0157in" svg:y="0.1193in" draw:caption-point-x="-0.2402in" draw:caption-point-y="0.5988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17" office:value-type="float" office:value="0">
            <office:annotation draw:style-name="gr6" draw:text-style-name="P1" svg:width="1.1413in" svg:height="0.2634in" svg:x="4.472in" svg:y="0.1201in" draw:caption-point-x="-0.2402in" draw:caption-point-y="0.598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1" svg:width="1.1413in" svg:height="0.5457in" svg:x="6.8205in" svg:y="0.1209in" draw:caption-point-x="-0.2402in" draw:caption-point-y="0.5972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8.2878in" svg:y="0.122in" draw:caption-point-x="-0.2402in" draw:caption-point-y="0.596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1" svg:width="1.1413in" svg:height="0.5457in" svg:x="8.7768in" svg:y="0.1224in" draw:caption-point-x="-0.2402in" draw:caption-point-y="0.5957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13" table:formula="of:=SUM([.D5:.AH5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13" table:formula="of:=SUM([.D6:.AH6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8.7768in" svg:y="0.6181in" draw:caption-point-x="-0.2402in" draw:caption-point-y="0.5953in">
              <dc:date>2017-04-14T00:00:00</dc:date>
              <text:p text:style-name="P1"><text:span text:style-name="T1">Chiều ra ngoài 45p</text:span></text:p>
            </office:annotation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13" table:formula="of:=SUM([.D7:.AH7])" office:value-type="float" office:value="1">
            <text:p>1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4.472in" svg:y="0.863in" draw:caption-point-x="-0.2402in" draw:caption-point-y="0.598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office:annotation draw:style-name="gr6" draw:text-style-name="P1" svg:width="1.1413in" svg:height="0.2634in" svg:x="5.3854in" svg:y="0.8634in" draw:caption-point-x="-0.2402in" draw:caption-point-y="0.5976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7.7988in" svg:y="0.8642in" draw:caption-point-x="-0.2402in" draw:caption-point-y="0.5969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13" table:formula="of:=SUM([.D8:.AH8])" office:value-type="float" office:value="2.5">
            <text:p>2.5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4.472in" svg:y="1.1106in" draw:caption-point-x="-0.2402in" draw:caption-point-y="0.598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8.2878in" svg:y="1.1122in" draw:caption-point-x="-0.2402in" draw:caption-point-y="0.5965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4"/>
          <table:table-cell table:style-name="ce117" office:value-type="float" office:value="0.5">
            <office:annotation draw:style-name="gr6" draw:text-style-name="P1" svg:width="1.1413in" svg:height="0.2634in" svg:x="11.0925in" svg:y="1.1106in" draw:caption-point-x="-0.2402in" draw:caption-point-y="0.598in">
              <dc:date>2017-04-05T00:00:00</dc:date>
              <text:p text:style-name="P1"><text:span text:style-name="T1">Đi học</text:span></text:p>
            </office:annotation>
            <text:p>0.5</text:p>
          </table:table-cell>
          <table:table-cell table:style-name="ce117" office:value-type="float" office:value="0.5">
            <office:annotation draw:style-name="gr6" draw:text-style-name="P1" svg:width="1.1413in" svg:height="0.2634in" svg:x="11.5492in" svg:y="1.1122in" draw:caption-point-x="-0.2402in" draw:caption-point-y="0.5965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7" table:number-columns-repeated="6"/>
          <table:table-cell table:style-name="ce117" office:value-type="float" office:value="0.5">
            <office:annotation draw:style-name="gr6" draw:text-style-name="P1" svg:width="1.1413in" svg:height="0.2634in" svg:x="14.7457in" svg:y="1.1122in" draw:caption-point-x="-0.2402in" draw:caption-point-y="0.5965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17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13" table:formula="of:=SUM([.D9:.AH9])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4.472in" svg:y="1.3587in" draw:caption-point-x="-0.2402in" draw:caption-point-y="0.598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13" table:formula="of:=SUM([.D10:.AH10])" office:value-type="float" office:value="0.5">
            <text:p>0.5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3" draw:text-style-name="P1" svg:width="1.1413in" svg:height="0.7012in" svg:x="7.3094in" svg:y="1.6075in" draw:caption-point-x="-0.2402in" draw:caption-point-y="0.5969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4"/>
          <table:table-cell table:style-name="ce126"/>
          <table:table-cell table:style-name="ce117" table:number-columns-repeated="12"/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7" office:value-type="string">
            <text:p>HaTH</text:p>
          </table:table-cell>
          <table:table-cell table:style-name="ce113" table:formula="of:=SUM([.D11:.AH11])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4.472in" svg:y="1.8539in" draw:caption-point-x="-0.2402in" draw:caption-point-y="0.598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8.2878in" svg:y="1.8563in" draw:caption-point-x="-0.2402in" draw:caption-point-y="0.5957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13"/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4.472in" svg:y="2.1016in" draw:caption-point-x="-0.2402in" draw:caption-point-y="0.598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6.8205in" svg:y="2.1024in" draw:caption-point-x="-0.2402in" draw:caption-point-y="0.5972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7.3094in" svg:y="2.1028in" draw:caption-point-x="-0.2402in" draw:caption-point-y="0.5969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8.2878in" svg:y="2.1035in" draw:caption-point-x="-0.2402in" draw:caption-point-y="0.5961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13" table:formula="of:=SUM([.D13:.AH13])" office:value-type="float" office:value="1.5">
            <text:p>1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2" draw:text-style-name="P1" svg:width="1.1413in" svg:height="0.5457in" svg:x="3.5591in" svg:y="2.348in" draw:caption-point-x="-0.2402in" draw:caption-point-y="0.5992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1" svg:width="1.1413in" svg:height="0.3902in" svg:x="4.472in" svg:y="2.3492in" draw:caption-point-x="-0.2402in" draw:caption-point-y="0.598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113" table:formula="of:=SUM([.D14:.AH14])" office:value-type="float" office:value="1"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1" svg:width="1.1413in" svg:height="0.3902in" svg:x="4.0157in" svg:y="2.5961in" draw:caption-point-x="-0.2402in" draw:caption-point-y="0.5988in">
              <dc:date>2017-04-04T00:00:00</dc:date>
              <text:p text:style-name="P1"><text:span text:style-name="T1">Bận việc riêng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1" svg:width="1.1413in" svg:height="0.3902in" svg:x="7.7988in" svg:y="2.5984in" draw:caption-point-x="-0.2402in" draw:caption-point-y="0.5965in">
              <dc:date>2017-04-12T00:00:00</dc:date>
              <text:p text:style-name="P1"><text:span text:style-name="T1">Có việc đột xuất, off chiều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13" table:formula="of:=SUM([.D15:.AH15])" office:value-type="float" office:value="2">
            <text:p>2</text:p>
          </table:table-cell>
          <table:table-cell table:style-name="ce117" table:number-columns-repeated="2"/>
          <table:table-cell table:style-name="ce117" office:value-type="float" office:value="1"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4.472in" svg:y="2.8445in" draw:caption-point-x="-0.2402in" draw:caption-point-y="0.598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7.7988in" svg:y="2.8465in" draw:caption-point-x="-0.2402in" draw:caption-point-y="0.5961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13" table:formula="of:=SUM([.D16:.AH16])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4.0157in" svg:y="3.0913in" draw:caption-point-x="-0.2402in" draw:caption-point-y="0.5988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office:annotation draw:style-name="gr4" draw:text-style-name="P1" svg:width="1.1413in" svg:height="0.3902in" svg:x="5.3854in" svg:y="3.0925in" draw:caption-point-x="-0.2402in" draw:caption-point-y="0.5976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7.3094in" svg:y="3.0933in" draw:caption-point-x="-0.2402in" draw:caption-point-y="0.5969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13" table:formula="of:=SUM([.D17:.AH17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ieuPT</text:p>
          </table:table-cell>
          <table:table-cell table:style-name="ce113" table:formula="of:=SUM([.D18:.AH18])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4.472in" svg:y="3.6453in" draw:caption-point-x="-0.2402in" draw:caption-point-y="0.5406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oangNTM</text:p>
          </table:table-cell>
          <table:table-cell table:style-name="ce113" table:formula="of:=SUM([.D19:.AH19])" office:value-type="float" office:value="6.5">
            <text:p>6.5</text:p>
          </table:table-cell>
          <table:table-cell table:style-name="ce117" table:number-columns-repeated="2"/>
          <table:table-cell table:number-columns-repeated="3" table:style-name="ce117" office:value-type="float" office:value="1">
            <text:p>1</text:p>
          </table:table-cell>
          <table:table-cell table:style-name="ce117"/>
          <table:table-cell table:style-name="ce117" office:value-type="float" office:value="0.5">
            <office:annotation draw:style-name="gr2" draw:text-style-name="P1" svg:width="1.1413in" svg:height="0.5457in" svg:x="5.3854in" svg:y="3.8358in" draw:caption-point-x="-0.2402in" draw:caption-point-y="0.5976in">
              <dc:date>2017-04-07T00:00:00</dc:date>
              <text:p text:style-name="P1"><text:span text:style-name="T1">8h38 vào cty</text:span></text:p>
              <text:p text:style-name="P1"><text:span text:style-name="T1">Bận việc đột xuất, off chiều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6.8205in" svg:y="3.8362in" draw:caption-point-x="-0.2402in" draw:caption-point-y="0.5972in">
              <dc:date>2017-04-10T00:00:00</dc:date>
              <text:p text:style-name="P1"><text:span text:style-name="T1">8h42 vào cty</text:span></text:p>
            </office:annotation>
            <text:p>0</text:p>
          </table:table-cell>
          <table:table-cell table:style-name="ce117" office:value-type="float" office:value="0.5">
            <office:annotation draw:style-name="gr2" draw:text-style-name="P1" svg:width="1.1413in" svg:height="0.5457in" svg:x="7.3094in" svg:y="3.8366in" draw:caption-point-x="-0.2402in" draw:caption-point-y="0.5969in">
              <dc:date>2017-04-11T00:00:00</dc:date>
              <text:p text:style-name="P1"><text:span text:style-name="T1">8h43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17" office:value-type="float" office:value="1">
            <office:annotation draw:style-name="gr6" draw:text-style-name="P1" svg:width="1.1413in" svg:height="0.2634in" svg:x="7.7988in" svg:y="3.837in" draw:caption-point-x="-0.2402in" draw:caption-point-y="0.5965in">
              <dc:date>2017-04-11T00:00:00</dc:date>
              <text:p text:style-name="P1"><text:span text:style-name="T1">Có việc nhà</text:span></text:p>
            </office:annotation>
            <text:p>1</text:p>
          </table:table-cell>
          <table:table-cell table:style-name="ce117" office:value-type="float" office:value="0.5">
            <office:annotation draw:style-name="gr2" draw:text-style-name="P1" svg:width="1.1413in" svg:height="0.5457in" svg:x="8.2878in" svg:y="3.8374in" draw:caption-point-x="-0.2402in" draw:caption-point-y="0.5961in">
              <dc:date>2017-04-13T00:00:00</dc:date>
              <text:p text:style-name="P1"><text:span text:style-name="T1">8h35 vào cty</text:span></text:p>
              <text:p text:style-name="P1"><text:span text:style-name="T1">Bị đau bụng, xin off chiều</text:span></text:p>
            </office:annotation>
            <text:p>0.5</text:p>
          </table:table-cell>
          <table:table-cell table:style-name="ce117" office:value-type="float" office:value="1">
            <office:annotation draw:style-name="gr6" draw:text-style-name="P1" svg:width="1.1413in" svg:height="0.2634in" svg:x="8.7768in" svg:y="3.8378in" draw:caption-point-x="-0.2402in" draw:caption-point-y="0.5957in">
              <dc:date>2017-04-14T00:00:00</dc:date>
              <text:p text:style-name="P1"><text:span text:style-name="T1">Bận việc nhà</text:span></text:p>
            </office:annotation>
            <text:p>1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13" table:formula="of:=SUM([.D20:.AH20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13" table:formula="of:=SUM([.D21:.AH21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13" table:formula="of:=SUM([.D22:.AH22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8.7768in" svg:y="4.5807in" draw:caption-point-x="-0.2402in" draw:caption-point-y="0.5957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13" table:formula="of:=SUM([.D23:.AH23])" office:value-type="float" office:value="1"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4.0157in" svg:y="4.8252in" draw:caption-point-x="-0.2402in" draw:caption-point-y="0.5988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/>
          <table:table-cell table:style-name="ce117" office:value-type="float" office:value="1">
            <office:annotation draw:style-name="gr6" draw:text-style-name="P1" svg:width="1.1413in" svg:height="0.2634in" svg:x="5.3854in" svg:y="4.8256in" draw:caption-point-x="-0.2402in" draw:caption-point-y="0.5984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8.7768in" svg:y="4.8283in" draw:caption-point-x="-0.2402in" draw:caption-point-y="0.595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13" table:formula="of:=SUM([.D24:.AH24])" office:value-type="float" office:value="4">
            <text:p>4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1">
            <office:annotation draw:style-name="gr6" draw:text-style-name="P1" svg:width="1.1413in" svg:height="0.2634in" svg:x="6.8205in" svg:y="5.0744in" draw:caption-point-x="-0.2402in" draw:caption-point-y="0.597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1" svg:width="1.1413in" svg:height="0.2634in" svg:x="7.3094in" svg:y="5.0744in" draw:caption-point-x="-0.2402in" draw:caption-point-y="0.597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1" svg:width="1.1413in" svg:height="0.2634in" svg:x="7.7988in" svg:y="5.0744in" draw:caption-point-x="-0.2402in" draw:caption-point-y="0.597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1" svg:width="1.1413in" svg:height="0.2634in" svg:x="8.2878in" svg:y="5.0744in" draw:caption-point-x="-0.2402in" draw:caption-point-y="0.5972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13" table:formula="of:=SUM([.D25:.AH25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13" table:formula="of:=SUM([.D26:.AH26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13" table:formula="of:=SUM([.D27:.AH27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13" table:formula="of:=SUM([.D28:.AH28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13" table:formula="of:=SUM([.D29:.AH29])" office:value-type="float" office:value="0.5">
            <text:p>0.5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1" svg:width="1.1413in" svg:height="0.3902in" svg:x="7.7988in" svg:y="6.3134in" draw:caption-point-x="-0.2402in" draw:caption-point-y="0.5969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13" table:formula="of:=SUM([.D30:.AH30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113" table:formula="of:=SUM([.D31:.AH31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office:annotation draw:style-name="gr4" draw:text-style-name="P1" svg:width="1.1413in" svg:height="0.3902in" svg:x="5.3854in" svg:y="6.8079in" draw:caption-point-x="-0.2402in" draw:caption-point-y="0.5976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7.7988in" svg:y="6.8091in" draw:caption-point-x="-0.2402in" draw:caption-point-y="0.5965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13" table:formula="of:=SUM([.D32:.AH32])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4.472in" svg:y="7.0551in" draw:caption-point-x="-0.2402in" draw:caption-point-y="0.598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office:annotation draw:style-name="gr6" draw:text-style-name="P1" svg:width="1.1413in" svg:height="0.2634in" svg:x="5.3854in" svg:y="7.0555in" draw:caption-point-x="-0.2402in" draw:caption-point-y="0.5976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4" draw:text-style-name="P1" svg:width="1.1413in" svg:height="0.3902in" svg:x="6.8205in" svg:y="7.0559in" draw:caption-point-x="-0.2402in" draw:caption-point-y="0.5972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7.3094in" svg:y="7.0563in" draw:caption-point-x="-0.2402in" draw:caption-point-y="0.5969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8.2878in" svg:y="7.0571in" draw:caption-point-x="-0.2402in" draw:caption-point-y="0.5961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DH</text:p>
          </table:table-cell>
          <table:table-cell table:style-name="ce113" table:formula="of:=SUM([.D33:.AH33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NH</text:p>
          </table:table-cell>
          <table:table-cell table:style-name="ce113" table:formula="of:=SUM([.D34:.AH34])" office:value-type="float" office:value="0.5">
            <text:p>0.5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.5">
            <office:annotation draw:style-name="gr4" draw:text-style-name="P1" svg:width="1.1413in" svg:height="0.3902in" svg:x="5.3854in" svg:y="7.5508in" draw:caption-point-x="-0.2402in" draw:caption-point-y="0.5976in">
              <dc:date>2017-04-07T00:00:00</dc:date>
              <text:p text:style-name="P1"><text:span text:style-name="T1">Bị đau bụng, off chiều</text:span></text:p>
            </office:annotation>
            <text:p>0.5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113" table:formula="of:=SUM([.D35:.AH35])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2" draw:text-style-name="P1" svg:width="1.1413in" svg:height="0.5457in" svg:x="3.5591in" svg:y="7.7972in" draw:caption-point-x="-0.2402in" draw:caption-point-y="0.5992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113" table:formula="of:=SUM([.D36:.AH36])" office:value-type="float" office:value="1">
            <text:p>1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3.5591in" svg:y="8.0449in" draw:caption-point-x="-0.2402in" draw:caption-point-y="0.5992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6.8205in" svg:y="8.0469in" draw:caption-point-x="-0.2402in" draw:caption-point-y="0.597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7.7988in" svg:y="8.0476in" draw:caption-point-x="-0.2402in" draw:caption-point-y="0.5965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gaTN</text:p>
          </table:table-cell>
          <table:table-cell table:style-name="ce113" table:formula="of:=SUM([.D37:.AH37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ganTLT</text:p>
          </table:table-cell>
          <table:table-cell table:style-name="ce113" table:formula="of:=SUM([.D38:.AH38])" office:value-type="float" office:value="1">
            <text:p>1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4.0157in" svg:y="8.5406in" draw:caption-point-x="-0.2402in" draw:caption-point-y="0.5988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1">
            <office:annotation draw:style-name="gr4" draw:text-style-name="P1" svg:width="1.1413in" svg:height="0.3902in" svg:x="7.7988in" svg:y="8.5429in" draw:caption-point-x="-0.2402in" draw:caption-point-y="0.5965in">
              <dc:date>2017-04-12T00:00:00</dc:date>
              <text:p text:style-name="P1"><text:span text:style-name="T1">Bận việc đột xuất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anHTH</text:p>
          </table:table-cell>
          <table:table-cell table:style-name="ce113" table:formula="of:=SUM([.D39:.AH39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anNM</text:p>
          </table:table-cell>
          <table:table-cell table:style-name="ce113" table:formula="of:=SUM([.D40:.AH40])" office:value-type="float" office:value="0.5">
            <text:p>0.5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1" svg:width="1.1413in" svg:height="0.3902in" svg:x="7.7988in" svg:y="9.0382in" draw:caption-point-x="-0.2402in" draw:caption-point-y="0.5965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NhungHTH</text:p>
          </table:table-cell>
          <table:table-cell table:style-name="ce113" table:formula="of:=SUM([.D41:.AH41])" office:value-type="float" office:value="1">
            <text:p>1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1">
            <office:annotation draw:style-name="gr6" draw:text-style-name="P1" svg:width="1.1413in" svg:height="0.2634in" svg:x="5.3854in" svg:y="9.2846in" draw:caption-point-x="-0.2402in" draw:caption-point-y="0.5976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8.7768in" svg:y="9.2866in" draw:caption-point-x="-0.2402in" draw:caption-point-y="0.5957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NhuPHQ</text:p>
          </table:table-cell>
          <table:table-cell table:style-name="ce113" table:formula="of:=SUM([.D42:.AH42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8.7768in" svg:y="9.5343in" draw:caption-point-x="-0.2402in" draw:caption-point-y="0.5957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67" office:value-type="string">
            <text:p>PhuongTH</text:p>
          </table:table-cell>
          <table:table-cell table:style-name="ce113" table:formula="of:=SUM([.D43:.AH43])" office:value-type="float" office:value="7.5">
            <text:p>7.5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4.0157in" svg:y="9.7634in" draw:caption-point-x="-0.2402in" draw:caption-point-y="0.614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.5">
            <office:annotation draw:style-name="gr2" draw:text-style-name="P1" svg:width="1.1413in" svg:height="0.5457in" svg:x="5.3854in" svg:y="9.7799in" draw:caption-point-x="-0.2402in" draw:caption-point-y="0.5976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7.3094in" svg:y="9.7634in" draw:caption-point-x="-0.2402in" draw:caption-point-y="0.614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8.2878in" svg:y="9.7634in" draw:caption-point-x="-0.2402in" draw:caption-point-y="0.614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 office:value-type="float" office:value="0">
            <text:p>0</text:p>
          </table:table-cell>
          <table:table-cell table:style-name="ce117" table:number-columns-repeated="3"/>
          <table:table-cell table:style-name="ce117" office:value-type="float" office:value="1">
            <office:annotation draw:style-name="gr6" draw:text-style-name="P1" svg:width="1.1413in" svg:height="0.2634in" svg:x="10.6358in" svg:y="9.7634in" draw:caption-point-x="-0.2402in" draw:caption-point-y="0.614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/>
          <table:table-cell table:style-name="ce117" office:value-type="float" office:value="1">
            <office:annotation draw:style-name="gr6" draw:text-style-name="P1" svg:width="1.1413in" svg:height="0.2634in" svg:x="11.5492in" svg:y="9.7634in" draw:caption-point-x="-0.2402in" draw:caption-point-y="0.614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 table:number-columns-repeated="4"/>
          <table:table-cell table:style-name="ce117" office:value-type="float" office:value="1">
            <office:annotation draw:style-name="gr6" draw:text-style-name="P1" svg:width="1.1413in" svg:height="0.2634in" svg:x="13.8323in" svg:y="9.7634in" draw:caption-point-x="-0.2402in" draw:caption-point-y="0.614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/>
          <table:table-cell table:style-name="ce117" office:value-type="float" office:value="1">
            <office:annotation draw:style-name="gr6" draw:text-style-name="P1" svg:width="1.1413in" svg:height="0.2634in" svg:x="14.7457in" svg:y="9.7634in" draw:caption-point-x="-0.2402in" draw:caption-point-y="0.6142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17" table:number-columns-repeated="4"/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13" table:formula="of:=SUM([.D44:.AH44])" office:value-type="float" office:value="0.5">
            <text:p>0.5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6" draw:text-style-name="P1" svg:width="1.1413in" svg:height="0.2634in" svg:x="4.0157in" svg:y="10.0268in" draw:caption-point-x="-0.2402in" draw:caption-point-y="0.5988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6.8205in" svg:y="10.0283in" draw:caption-point-x="-0.2402in" draw:caption-point-y="0.597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SonLN</text:p>
          </table:table-cell>
          <table:table-cell table:style-name="ce113" table:formula="of:=SUM([.D45:.AH45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SonPX</text:p>
          </table:table-cell>
          <table:table-cell table:style-name="ce113" table:formula="of:=SUM([.D46:.AH46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13" table:formula="of:=SUM([.D47:.AH47])" office:value-type="float" office:value="1">
            <text:p>1</text:p>
          </table:table-cell>
          <table:table-cell table:style-name="ce117" table:number-columns-repeated="2"/>
          <table:table-cell table:style-name="ce117" office:value-type="float" office:value="1">
            <office:annotation draw:style-name="gr6" draw:text-style-name="P1" svg:width="1.1413in" svg:height="0.2634in" svg:x="3.5591in" svg:y="10.7685in" draw:caption-point-x="-0.2402in" draw:caption-point-y="0.6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8.7768in" svg:y="10.7728in" draw:caption-point-x="-0.2402in" draw:caption-point-y="0.5957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113" table:formula="of:=SUM([.D48:.AH48])" office:value-type="float" office:value="2">
            <text:p>2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2" draw:text-style-name="P1" svg:width="1.1413in" svg:height="0.5457in" svg:x="4.472in" svg:y="11.0181in" draw:caption-point-x="-0.2402in" draw:caption-point-y="0.598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 office:value-type="float" office:value="1">
            <office:annotation draw:style-name="gr6" draw:text-style-name="P1" svg:width="1.1413in" svg:height="0.2634in" svg:x="8.2878in" svg:y="11.0201in" draw:caption-point-x="-0.2402in" draw:caption-point-y="0.5961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17" office:value-type="float" office:value="1">
            <office:annotation draw:style-name="gr6" draw:text-style-name="P1" svg:width="1.1413in" svg:height="0.2634in" svg:x="8.7768in" svg:y="11.0205in" draw:caption-point-x="-0.2402in" draw:caption-point-y="0.5957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113" table:formula="of:=SUM([.D49:.AH49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6" draw:text-style-name="P1" svg:width="1.1413in" svg:height="0.2634in" svg:x="7.7988in" svg:y="11.2673in" draw:caption-point-x="-0.2402in" draw:caption-point-y="0.5965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hinhDH</text:p>
          </table:table-cell>
          <table:table-cell table:style-name="ce113" table:formula="of:=SUM([.D50:.AH50])" office:value-type="float" office:value="0.5">
            <text:p>0.5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4"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4" draw:text-style-name="P1" svg:width="1.1413in" svg:height="0.3902in" svg:x="8.7768in" svg:y="11.5161in" draw:caption-point-x="-0.2402in" draw:caption-point-y="0.5953in">
              <dc:date>2017-04-14T00:00:00</dc:date>
              <text:p text:style-name="P1"><text:span text:style-name="T1">Vắng quá 2h, tính là off chiều</text:span></text:p>
            </office:annotation>
            <text:p>0.5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13" table:formula="of:=SUM([.D51:.AH51])" office:value-type="float" office:value="0.5">
            <text:p>0.5</text:p>
          </table:table-cell>
          <table:table-cell table:style-name="ce117" table:number-columns-repeated="2"/>
          <table:table-cell table:style-name="ce117" office:value-type="float" office:value="0.5">
            <office:annotation draw:style-name="gr4" draw:text-style-name="P1" svg:width="1.1413in" svg:height="0.3902in" svg:x="3.5591in" svg:y="11.7484in" draw:caption-point-x="-0.2402in" draw:caption-point-y="0.6106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ThoaiVK</text:p>
          </table:table-cell>
          <table:table-cell table:style-name="ce113" table:formula="of:=SUM([.D52:.AH52])" office:value-type="float" office:value="1">
            <text:p>1</text:p>
          </table:table-cell>
          <table:table-cell table:style-name="ce117" table:number-columns-repeated="2"/>
          <table:table-cell table:number-columns-repeated="2" table:style-name="ce117" office:value-type="float" office:value="0">
            <text:p>0</text:p>
          </table:table-cell>
          <table:table-cell table:style-name="ce117" office:value-type="float" office:value="0">
            <office:annotation draw:style-name="gr4" draw:text-style-name="P1" svg:width="1.1413in" svg:height="0.3902in" svg:x="4.472in" svg:y="12.0087in" draw:caption-point-x="-0.2402in" draw:caption-point-y="0.598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17"/>
          <table:table-cell table:style-name="ce117" office:value-type="float" office:value="1">
            <office:annotation draw:style-name="gr6" draw:text-style-name="P1" svg:width="1.1413in" svg:height="0.2634in" svg:x="5.3854in" svg:y="12.0063in" draw:caption-point-x="-0.2402in" draw:caption-point-y="0.6004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13" table:formula="of:=SUM([.D53:.AH53])" office:value-type="float" office:value="3">
            <text:p>3</text:p>
          </table:table-cell>
          <table:table-cell table:style-name="ce117" table:number-columns-repeated="2"/>
          <table:table-cell table:style-name="ce117" office:value-type="float" office:value="0">
            <text:p>0</text:p>
          </table:table-cell>
          <table:table-cell table:style-name="ce117" office:value-type="float" office:value="0.5">
            <office:annotation draw:style-name="gr3" draw:text-style-name="P1" svg:width="1.1413in" svg:height="0.7012in" svg:x="4.0157in" svg:y="12.2559in" draw:caption-point-x="-0.2402in" draw:caption-point-y="0.5988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17" office:value-type="float" office:value="0.5">
            <office:annotation draw:style-name="gr7" draw:text-style-name="P1" svg:width="1.1413in" svg:height="1.0122in" svg:x="4.472in" svg:y="12.2567in" draw:caption-point-x="-0.2402in" draw:caption-point-y="0.598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17"/>
          <table:table-cell table:style-name="ce117" office:value-type="float" office:value="0">
            <office:annotation draw:style-name="gr6" draw:text-style-name="P1" svg:width="1.1413in" svg:height="0.2634in" svg:x="5.3854in" svg:y="12.2571in" draw:caption-point-x="-0.2402in" draw:caption-point-y="0.5976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6.8205in" svg:y="12.2575in" draw:caption-point-x="-0.2402in" draw:caption-point-y="0.5972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17" office:value-type="float" office:value="0">
            <office:annotation draw:style-name="gr2" draw:text-style-name="P1" svg:width="1.1413in" svg:height="0.5457in" svg:x="7.3094in" svg:y="12.2579in" draw:caption-point-x="-0.2402in" draw:caption-point-y="0.5969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17" office:value-type="float" office:value="0.5">
            <office:annotation draw:style-name="gr2" draw:text-style-name="P1" svg:width="1.1413in" svg:height="0.5457in" svg:x="7.7988in" svg:y="12.2583in" draw:caption-point-x="-0.2402in" draw:caption-point-y="0.5965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17" office:value-type="float" office:value="0.5">
            <office:annotation draw:style-name="gr2" draw:text-style-name="P1" svg:width="1.1413in" svg:height="0.5457in" svg:x="8.2878in" svg:y="12.2587in" draw:caption-point-x="-0.2402in" draw:caption-point-y="0.5961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17" office:value-type="float" office:value="1">
            <office:annotation draw:style-name="gr4" draw:text-style-name="P1" svg:width="1.1413in" svg:height="0.3902in" svg:x="8.7768in" svg:y="12.2591in" draw:caption-point-x="-0.2402in" draw:caption-point-y="0.5957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4" office:value-type="string">
            <text:p>TruyenLVC</text:p>
          </table:table-cell>
          <table:table-cell table:style-name="ce113" table:formula="of:=SUM([.D54:.AH54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style-name="ce117" office:value-type="float" office:value="0">
            <office:annotation draw:style-name="gr6" draw:text-style-name="P1" svg:width="1.1413in" svg:height="0.2634in" svg:x="6.8205in" svg:y="12.5051in" draw:caption-point-x="-0.2402in" draw:caption-point-y="0.5972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67" office:value-type="string">
            <text:p>VietBA</text:p>
          </table:table-cell>
          <table:table-cell table:style-name="ce113" table:formula="of:=SUM([.D55:.AH55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13" table:formula="of:=SUM([.D56:.AH56])" office:value-type="float" office:value="0">
            <text:p>0</text:p>
          </table:table-cell>
          <table:table-cell table:style-name="ce117" table:number-columns-repeated="2"/>
          <table:table-cell table:number-columns-repeated="3" table:style-name="ce117" office:value-type="float" office:value="0">
            <text:p>0</text:p>
          </table:table-cell>
          <table:table-cell table:style-name="ce117"/>
          <table:table-cell table:style-name="ce117" office:value-type="float" office:value="0">
            <text:p>0</text:p>
          </table:table-cell>
          <table:table-cell table:style-name="ce117" table:number-columns-repeated="2"/>
          <table:table-cell table:number-columns-repeated="5" table:style-name="ce117" office:value-type="float" office:value="0">
            <text:p>0</text:p>
          </table:table-cell>
          <table:table-cell table:style-name="ce117" table:number-columns-repeated="17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1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18" table:number-columns-repeated="4"/>
          <table:table-cell table:style-name="ce120"/>
          <table:table-cell table:style-name="ce118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18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18" table:number-columns-repeated="4"/>
          <table:table-cell table:style-name="ce121" table:number-columns-repeated="7"/>
          <table:table-cell table:style-name="ce118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18" table:number-columns-repeated="31"/>
          <table:table-cell table:style-name="ce43" table:number-columns-repeated="952"/>
        </table:table-row>
        <table:table-row table:style-name="ro2" table:number-rows-repeated="983115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3"/>
        <table:table-column table:style-name="co26" table:number-columns-repeated="7" table:default-cell-style-name="ce133"/>
        <table:table-column table:style-name="co25" table:number-columns-repeated="16" table:default-cell-style-name="ce133"/>
        <table:table-column table:style-name="co7" table:number-columns-repeated="952" table:default-cell-style-name="Default"/>
        <table:table-row table:style-name="ro2">
          <table:table-cell table:style-name="ce65"/>
          <table:table-cell table:style-name="ce66" table:number-columns-repeated="2"/>
          <table:table-cell table:style-name="ce128" table:number-columns-repeated="8"/>
          <table:table-cell table:style-name="ce136" office:value-type="string" table:number-columns-spanned="2" table:number-rows-spanned="1">
            <text:p>Month</text:p>
          </table:table-cell>
          <table:covered-table-cell table:style-name="ce137"/>
          <table:table-cell table:style-name="ce138" table:content-validation-name="val1" office:value-type="float" office:value="5" table:number-columns-spanned="2" table:number-rows-spanned="1">
            <text:p>5</text:p>
          </table:table-cell>
          <table:covered-table-cell table:style-name="ce137"/>
          <table:table-cell table:style-name="ce136" office:value-type="string" table:number-columns-spanned="2" table:number-rows-spanned="1">
            <text:p>Year</text:p>
          </table:table-cell>
          <table:covered-table-cell table:style-name="ce137"/>
          <table:table-cell table:style-name="ce136" office:value-type="float" office:value="2017" table:number-columns-spanned="2" table:number-rows-spanned="1">
            <text:p>2017</text:p>
          </table:table-cell>
          <table:covered-table-cell table:style-name="ce139"/>
          <table:table-cell table:style-name="ce128" table:number-columns-repeated="15"/>
          <table:table-cell table:style-name="ce84" table:number-columns-repeated="952"/>
        </table:table-row>
        <table:table-row table:style-name="ro2">
          <table:table-cell table:style-name="ce65" table:number-columns-repeated="3"/>
          <table:table-cell table:style-name="ce129" table:formula="of:=DATE([.$R$1];[.N1];1)" office:value-type="date" office:date-value="2017-05-01">
            <text:p>01</text:p>
          </table:table-cell>
          <table:table-cell table:style-name="ce129" table:formula="of:=[.D2]+1" office:value-type="date" office:date-value="2017-05-02">
            <text:p>02</text:p>
          </table:table-cell>
          <table:table-cell table:style-name="ce129" table:formula="of:=[.E2]+1" office:value-type="date" office:date-value="2017-05-03">
            <text:p>03</text:p>
          </table:table-cell>
          <table:table-cell table:style-name="ce129" table:formula="of:=[.F2]+1" office:value-type="date" office:date-value="2017-05-04">
            <text:p>04</text:p>
          </table:table-cell>
          <table:table-cell table:style-name="ce129" table:formula="of:=[.G2]+1" office:value-type="date" office:date-value="2017-05-05">
            <text:p>05</text:p>
          </table:table-cell>
          <table:table-cell table:style-name="ce129" table:formula="of:=[.H2]+1" office:value-type="date" office:date-value="2017-05-06">
            <office:annotation draw:style-name="gr4" draw:text-style-name="P1" svg:width="1.1413in" svg:height="0.3902in" svg:x="4.9287in" svg:y="0.0547in" draw:caption-point-x="-0.2402in" draw:caption-point-y="0.1827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29" table:formula="of:=[.I2]+1" office:value-type="date" office:date-value="2017-05-07">
            <text:p>07</text:p>
          </table:table-cell>
          <table:table-cell table:style-name="ce129" table:formula="of:=[.J2]+1" office:value-type="date" office:date-value="2017-05-08">
            <text:p>08</text:p>
          </table:table-cell>
          <table:table-cell table:style-name="ce129" table:formula="of:=[.K2]+1" office:value-type="date" office:date-value="2017-05-09">
            <text:p>09</text:p>
          </table:table-cell>
          <table:table-cell table:style-name="ce129" table:formula="of:=[.L2]+1" office:value-type="date" office:date-value="2017-05-10">
            <text:p>10</text:p>
          </table:table-cell>
          <table:table-cell table:style-name="ce129" table:formula="of:=[.M2]+1" office:value-type="date" office:date-value="2017-05-11">
            <text:p>11</text:p>
          </table:table-cell>
          <table:table-cell table:style-name="ce129" table:formula="of:=[.N2]+1" office:value-type="date" office:date-value="2017-05-12">
            <text:p>12</text:p>
          </table:table-cell>
          <table:table-cell table:style-name="ce129" table:formula="of:=[.O2]+1" office:value-type="date" office:date-value="2017-05-13">
            <text:p>13</text:p>
          </table:table-cell>
          <table:table-cell table:style-name="ce129" table:formula="of:=[.P2]+1" office:value-type="date" office:date-value="2017-05-14">
            <text:p>14</text:p>
          </table:table-cell>
          <table:table-cell table:style-name="ce129" table:formula="of:=[.Q2]+1" office:value-type="date" office:date-value="2017-05-15">
            <text:p>15</text:p>
          </table:table-cell>
          <table:table-cell table:style-name="ce129" table:formula="of:=[.R2]+1" office:value-type="date" office:date-value="2017-05-16">
            <text:p>16</text:p>
          </table:table-cell>
          <table:table-cell table:style-name="ce129" table:formula="of:=[.S2]+1" office:value-type="date" office:date-value="2017-05-17">
            <text:p>17</text:p>
          </table:table-cell>
          <table:table-cell table:style-name="ce129" table:formula="of:=[.T2]+1" office:value-type="date" office:date-value="2017-05-18">
            <text:p>18</text:p>
          </table:table-cell>
          <table:table-cell table:style-name="ce129" table:formula="of:=[.U2]+1" office:value-type="date" office:date-value="2017-05-19">
            <text:p>19</text:p>
          </table:table-cell>
          <table:table-cell table:style-name="ce129" table:formula="of:=[.V2]+1" office:value-type="date" office:date-value="2017-05-20">
            <text:p>20</text:p>
          </table:table-cell>
          <table:table-cell table:style-name="ce129" table:formula="of:=[.W2]+1" office:value-type="date" office:date-value="2017-05-21">
            <text:p>21</text:p>
          </table:table-cell>
          <table:table-cell table:style-name="ce129" table:formula="of:=[.X2]+1" office:value-type="date" office:date-value="2017-05-22">
            <text:p>22</text:p>
          </table:table-cell>
          <table:table-cell table:style-name="ce129" table:formula="of:=[.Y2]+1" office:value-type="date" office:date-value="2017-05-23">
            <text:p>23</text:p>
          </table:table-cell>
          <table:table-cell table:style-name="ce129" table:formula="of:=[.Z2]+1" office:value-type="date" office:date-value="2017-05-24">
            <text:p>24</text:p>
          </table:table-cell>
          <table:table-cell table:style-name="ce129" table:formula="of:=[.AA2]+1" office:value-type="date" office:date-value="2017-05-25">
            <text:p>25</text:p>
          </table:table-cell>
          <table:table-cell table:style-name="ce129" table:formula="of:=[.AB2]+1" office:value-type="date" office:date-value="2017-05-26">
            <text:p>26</text:p>
          </table:table-cell>
          <table:table-cell table:style-name="ce129" table:formula="of:=[.AC2]+1" office:value-type="date" office:date-value="2017-05-27">
            <text:p>27</text:p>
          </table:table-cell>
          <table:table-cell table:style-name="ce129" table:formula="of:=[.AD2]+1" office:value-type="date" office:date-value="2017-05-28">
            <text:p>28</text:p>
          </table:table-cell>
          <table:table-cell table:style-name="ce129" table:formula="of:=[.AE2]+1" office:value-type="date" office:date-value="2017-05-29">
            <text:p>29</text:p>
          </table:table-cell>
          <table:table-cell table:style-name="ce129" table:formula="of:=[.AF2]+1" office:value-type="date" office:date-value="2017-05-30">
            <text:p>30</text:p>
          </table:table-cell>
          <table:table-cell table:style-name="ce129" table:formula="of:=[.AG2]+1" office:value-type="date" office:date-value="2017-05-31">
            <text:p>31</text:p>
          </table:table-cell>
          <table:table-cell table:style-name="ce84" table:number-columns-repeated="952"/>
        </table:table-row>
        <table:table-row table:style-name="ro6">
          <table:table-cell table:style-name="ce65" office:value-type="string">
            <text:p>No.</text:p>
          </table:table-cell>
          <table:table-cell table:style-name="ce65" office:value-type="string">
            <text:p>Name</text:p>
          </table:table-cell>
          <table:table-cell table:style-name="ce65" office:value-type="string">
            <text:p>Absent</text:p>
          </table:table-cell>
          <table:table-cell table:style-name="ce130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0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0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0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0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0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0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0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4" table:number-columns-repeated="95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4" office:value-type="string">
            <text:p>AnhTTH</text:p>
          </table:table-cell>
          <table:table-cell table:style-name="ce127" table:formula="of:=SUM([.D4:.AH4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4" office:value-type="string">
            <text:p>BinhNT</text:p>
          </table:table-cell>
          <table:table-cell table:style-name="ce127" table:formula="of:=SUM([.D5:.AH5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4" office:value-type="string">
            <text:p>CuongNH</text:p>
          </table:table-cell>
          <table:table-cell table:style-name="ce127" table:formula="of:=SUM([.D6:.AH6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4" office:value-type="string">
            <text:p>DuongDN</text:p>
          </table:table-cell>
          <table:table-cell table:style-name="ce127" table:formula="of:=SUM([.D7:.AH7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4" office:value-type="string">
            <text:p>DuyNM</text:p>
          </table:table-cell>
          <table:table-cell table:style-name="ce127" table:formula="of:=SUM([.D8:.AH8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4" office:value-type="string">
            <text:p>DuyenLT</text:p>
          </table:table-cell>
          <table:table-cell table:style-name="ce127" table:formula="of:=SUM([.D9:.AH9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4" office:value-type="string">
            <text:p>GiauNV</text:p>
          </table:table-cell>
          <table:table-cell table:style-name="ce127" table:formula="of:=SUM([.D10:.AH10])" office:value-type="float" office:value="0">
            <text:p>0</text:p>
          </table:table-cell>
          <table:table-cell table:style-name="ce131" table:number-columns-repeated="18"/>
          <table:table-cell table:style-name="ce140"/>
          <table:table-cell table:style-name="ce131" table:number-columns-repeated="12"/>
          <table:table-cell table:style-name="ce43" table:number-columns-repeated="95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67" office:value-type="string">
            <text:p>HaTH</text:p>
          </table:table-cell>
          <table:table-cell table:style-name="ce127" table:formula="of:=SUM([.D11:.AH11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2">
          <table:table-cell table:style-name="ce42" office:value-type="float" office:value="9">
            <text:p>9</text:p>
          </table:table-cell>
          <table:table-cell table:style-name="ce45" office:value-type="string">
            <text:p>HaTT</text:p>
          </table:table-cell>
          <table:table-cell table:style-name="ce127"/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4" office:value-type="string">
            <text:p>HaiNM</text:p>
          </table:table-cell>
          <table:table-cell table:style-name="ce127" table:formula="of:=SUM([.D13:.AH13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4" office:value-type="string">
            <text:p>HaiPV</text:p>
          </table:table-cell>
          <table:table-cell table:style-name="ce127" table:formula="of:=SUM([.D14:.AH14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4" office:value-type="string">
            <text:p>HienNV</text:p>
          </table:table-cell>
          <table:table-cell table:style-name="ce127" table:formula="of:=SUM([.D15:.AH15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4" office:value-type="string">
            <text:p>HiepNH</text:p>
          </table:table-cell>
          <table:table-cell table:style-name="ce127" table:formula="of:=SUM([.D16:.AH16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4" office:value-type="string">
            <text:p>HieuNKT</text:p>
          </table:table-cell>
          <table:table-cell table:style-name="ce127" table:formula="of:=SUM([.D17:.AH17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4" office:value-type="string">
            <text:p>HieuPT</text:p>
          </table:table-cell>
          <table:table-cell table:style-name="ce127" table:formula="of:=SUM([.D18:.AH18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4" office:value-type="string">
            <text:p>HoangNTM</text:p>
          </table:table-cell>
          <table:table-cell table:style-name="ce127" table:formula="of:=SUM([.D19:.AH19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4" office:value-type="string">
            <text:p>HungLV</text:p>
          </table:table-cell>
          <table:table-cell table:style-name="ce127" table:formula="of:=SUM([.D20:.AH20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4" office:value-type="string">
            <text:p>HungNC</text:p>
          </table:table-cell>
          <table:table-cell table:style-name="ce127" table:formula="of:=SUM([.D21:.AH21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4" office:value-type="string">
            <text:p>HungPN</text:p>
          </table:table-cell>
          <table:table-cell table:style-name="ce127" table:formula="of:=SUM([.D22:.AH22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4" office:value-type="string">
            <text:p>HuyDH</text:p>
          </table:table-cell>
          <table:table-cell table:style-name="ce127" table:formula="of:=SUM([.D23:.AH23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4" office:value-type="string">
            <text:p>HuyNG</text:p>
          </table:table-cell>
          <table:table-cell table:style-name="ce127" table:formula="of:=SUM([.D24:.AH24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4" office:value-type="string">
            <text:p>KhaiLV</text:p>
          </table:table-cell>
          <table:table-cell table:style-name="ce127" table:formula="of:=SUM([.D25:.AH25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4" office:value-type="string">
            <text:p>KhangNHH</text:p>
          </table:table-cell>
          <table:table-cell table:style-name="ce127" table:formula="of:=SUM([.D26:.AH26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4" office:value-type="string">
            <text:p>KienPT</text:p>
          </table:table-cell>
          <table:table-cell table:style-name="ce127" table:formula="of:=SUM([.D27:.AH27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4" office:value-type="string">
            <text:p>KietNVT</text:p>
          </table:table-cell>
          <table:table-cell table:style-name="ce127" table:formula="of:=SUM([.D28:.AH28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4" office:value-type="string">
            <text:p>LinhBT</text:p>
          </table:table-cell>
          <table:table-cell table:style-name="ce127" table:formula="of:=SUM([.D29:.AH29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4" office:value-type="string">
            <text:p>MaiLT</text:p>
          </table:table-cell>
          <table:table-cell table:style-name="ce127" table:formula="of:=SUM([.D30:.AH30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4" office:value-type="string">
            <text:p>MaiNTT</text:p>
          </table:table-cell>
          <table:table-cell table:style-name="ce127" table:formula="of:=SUM([.D31:.AH31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4" office:value-type="string">
            <text:p>ManhNB</text:p>
          </table:table-cell>
          <table:table-cell table:style-name="ce127" table:formula="of:=SUM([.D32:.AH32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4" office:value-type="string">
            <text:p>NamDH</text:p>
          </table:table-cell>
          <table:table-cell table:style-name="ce127" table:formula="of:=SUM([.D33:.AH33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4" office:value-type="string">
            <text:p>NamNH</text:p>
          </table:table-cell>
          <table:table-cell table:style-name="ce127" table:formula="of:=SUM([.D34:.AH34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4" office:value-type="string">
            <text:p>NamTH</text:p>
          </table:table-cell>
          <table:table-cell table:style-name="ce127" table:formula="of:=SUM([.D35:.AH35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4" office:value-type="string">
            <text:p>NamTV</text:p>
          </table:table-cell>
          <table:table-cell table:style-name="ce127" table:formula="of:=SUM([.D36:.AH36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4" office:value-type="string">
            <text:p>NgaTN</text:p>
          </table:table-cell>
          <table:table-cell table:style-name="ce127" table:formula="of:=SUM([.D37:.AH37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4" office:value-type="string">
            <text:p>NganTLT</text:p>
          </table:table-cell>
          <table:table-cell table:style-name="ce127" table:formula="of:=SUM([.D38:.AH38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4" office:value-type="string">
            <text:p>NhanHTH</text:p>
          </table:table-cell>
          <table:table-cell table:style-name="ce127" table:formula="of:=SUM([.D39:.AH39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4" office:value-type="string">
            <text:p>NhanNM</text:p>
          </table:table-cell>
          <table:table-cell table:style-name="ce127" table:formula="of:=SUM([.D40:.AH40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4" office:value-type="string">
            <text:p>NhungHTH</text:p>
          </table:table-cell>
          <table:table-cell table:style-name="ce127" table:formula="of:=SUM([.D41:.AH41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4" office:value-type="string">
            <text:p>NhuPHQ</text:p>
          </table:table-cell>
          <table:table-cell table:style-name="ce127" table:formula="of:=SUM([.D42:.AH42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67" office:value-type="string">
            <text:p>PhuongTH</text:p>
          </table:table-cell>
          <table:table-cell table:style-name="ce127" table:formula="of:=SUM([.D43:.AH43])" office:value-type="float" office:value="9">
            <text:p>9</text:p>
          </table:table-cell>
          <table:table-cell table:style-name="ce131"/>
          <table:table-cell table:style-name="ce131" office:value-type="float" office:value="1">
            <office:annotation draw:style-name="gr6" draw:text-style-name="P1" svg:width="1.1413in" svg:height="0.2634in" svg:x="3.1024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/>
          <table:table-cell table:style-name="ce131" office:value-type="float" office:value="1">
            <office:annotation draw:style-name="gr6" draw:text-style-name="P1" svg:width="1.1413in" svg:height="0.2634in" svg:x="4.0157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 table:number-columns-repeated="4"/>
          <table:table-cell table:style-name="ce131" office:value-type="float" office:value="1">
            <office:annotation draw:style-name="gr6" draw:text-style-name="P1" svg:width="1.1413in" svg:height="0.2634in" svg:x="6.3311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/>
          <table:table-cell table:style-name="ce131" office:value-type="float" office:value="1">
            <office:annotation draw:style-name="gr6" draw:text-style-name="P1" svg:width="1.1413in" svg:height="0.2634in" svg:x="7.3094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 table:number-columns-repeated="4"/>
          <table:table-cell table:style-name="ce131" office:value-type="float" office:value="1">
            <office:annotation draw:style-name="gr6" draw:text-style-name="P1" svg:width="1.1413in" svg:height="0.2634in" svg:x="9.7228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/>
          <table:table-cell table:style-name="ce131" office:value-type="float" office:value="1">
            <office:annotation draw:style-name="gr6" draw:text-style-name="P1" svg:width="1.1413in" svg:height="0.2634in" svg:x="10.6358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 table:number-columns-repeated="4"/>
          <table:table-cell table:style-name="ce131" office:value-type="float" office:value="1">
            <office:annotation draw:style-name="gr6" draw:text-style-name="P1" svg:width="1.1413in" svg:height="0.2634in" svg:x="12.9189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/>
          <table:table-cell table:style-name="ce131" office:value-type="float" office:value="1">
            <office:annotation draw:style-name="gr6" draw:text-style-name="P1" svg:width="1.1413in" svg:height="0.2634in" svg:x="13.8323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 table:number-columns-repeated="4"/>
          <table:table-cell table:style-name="ce131" office:value-type="float" office:value="1">
            <office:annotation draw:style-name="gr6" draw:text-style-name="P1" svg:width="1.1413in" svg:height="0.2634in" svg:x="16.1154in" svg:y="9.7508in" draw:caption-point-x="-0.2402in" draw:caption-point-y="0.612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1"/>
          <table:table-cell table:style-name="ce43" table:number-columns-repeated="95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4" office:value-type="string">
            <text:p>PhongTH</text:p>
          </table:table-cell>
          <table:table-cell table:style-name="ce127" table:formula="of:=SUM([.D44:.AH44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4" office:value-type="string">
            <text:p>SonLN</text:p>
          </table:table-cell>
          <table:table-cell table:style-name="ce127" table:formula="of:=SUM([.D45:.AH45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4" office:value-type="string">
            <text:p>SonPX</text:p>
          </table:table-cell>
          <table:table-cell table:style-name="ce127" table:formula="of:=SUM([.D46:.AH46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4" office:value-type="string">
            <text:p>TienND</text:p>
          </table:table-cell>
          <table:table-cell table:style-name="ce127" table:formula="of:=SUM([.D47:.AH47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7">
          <table:table-cell table:style-name="ce42" office:value-type="float" office:value="45">
            <text:p>45</text:p>
          </table:table-cell>
          <table:table-cell table:style-name="ce44" office:value-type="string">
            <text:p>ThamDT</text:p>
          </table:table-cell>
          <table:table-cell table:style-name="ce127" table:formula="of:=SUM([.D48:.AH48])" office:value-type="float" office:value="5">
            <text:p>5</text:p>
          </table:table-cell>
          <table:table-cell table:style-name="ce131" table:number-columns-repeated="9"/>
          <table:table-cell table:style-name="ce131" office:value-type="float" office:value="0">
            <office:annotation draw:style-name="gr6" draw:text-style-name="P1" svg:width="1.1413in" svg:height="0.2634in" svg:x="6.8205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1" office:value-type="float" office:value="0">
            <office:annotation draw:style-name="gr6" draw:text-style-name="P1" svg:width="1.1413in" svg:height="0.2634in" svg:x="7.3094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1" office:value-type="float" office:value="0">
            <office:annotation draw:style-name="gr6" draw:text-style-name="P1" svg:width="1.1413in" svg:height="0.2634in" svg:x="7.7988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1" table:number-columns-repeated="2"/>
          <table:table-cell table:style-name="ce131" office:value-type="float" office:value="1">
            <office:annotation draw:style-name="gr6" draw:text-style-name="P1" svg:width="1.1413in" svg:height="0.2634in" svg:x="9.2661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1" office:value-type="float" office:value="1">
            <office:annotation draw:style-name="gr6" draw:text-style-name="P1" svg:width="1.1413in" svg:height="0.2634in" svg:x="9.7228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1" office:value-type="float" office:value="1">
            <office:annotation draw:style-name="gr6" draw:text-style-name="P1" svg:width="1.1413in" svg:height="0.2634in" svg:x="10.1791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1" office:value-type="float" office:value="1">
            <office:annotation draw:style-name="gr6" draw:text-style-name="P1" svg:width="1.1413in" svg:height="0.2634in" svg:x="10.6358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1" office:value-type="float" office:value="1">
            <office:annotation draw:style-name="gr6" draw:text-style-name="P1" svg:width="1.1413in" svg:height="0.2634in" svg:x="11.0925in" svg:y="11.0063in" draw:caption-point-x="-0.2402in" draw:caption-point-y="0.595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1" table:number-columns-repeated="12"/>
          <table:table-cell table:style-name="ce43" table:number-columns-repeated="95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4" office:value-type="string">
            <text:p>ThaoDTN</text:p>
          </table:table-cell>
          <table:table-cell table:style-name="ce127" table:formula="of:=SUM([.D49:.AH49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4" office:value-type="string">
            <text:p>ThinhDH</text:p>
          </table:table-cell>
          <table:table-cell table:style-name="ce127" table:formula="of:=SUM([.D50:.AH50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4" office:value-type="string">
            <text:p>ThinhT</text:p>
          </table:table-cell>
          <table:table-cell table:style-name="ce127" table:formula="of:=SUM([.D51:.AH51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4" office:value-type="string">
            <text:p>ThoaiVK</text:p>
          </table:table-cell>
          <table:table-cell table:style-name="ce127" table:formula="of:=SUM([.D52:.AH52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4" office:value-type="string">
            <text:p>ThuyLTT</text:p>
          </table:table-cell>
          <table:table-cell table:style-name="ce127" table:formula="of:=SUM([.D53:.AH53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4" office:value-type="string">
            <text:p>TruyenLVC</text:p>
          </table:table-cell>
          <table:table-cell table:style-name="ce127" table:formula="of:=SUM([.D54:.AH54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67" office:value-type="string">
            <text:p>VietBA</text:p>
          </table:table-cell>
          <table:table-cell table:style-name="ce127" table:formula="of:=SUM([.D55:.AH55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4" office:value-type="string">
            <text:p>VinhP</text:p>
          </table:table-cell>
          <table:table-cell table:style-name="ce127" table:formula="of:=SUM([.D56:.AH56])" office:value-type="float" office:value="0">
            <text:p>0</text:p>
          </table:table-cell>
          <table:table-cell table:style-name="ce131" table:number-columns-repeated="31"/>
          <table:table-cell table:style-name="ce43" table:number-columns-repeated="952"/>
        </table:table-row>
        <table:table-row table:style-name="ro2" table:number-rows-repeated="5">
          <table:table-cell table:style-name="ce43" table:number-columns-repeated="3"/>
          <table:table-cell table:style-name="ce13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2" table:number-columns-repeated="4"/>
          <table:table-cell table:style-name="ce134"/>
          <table:table-cell table:style-name="ce132" table:number-columns-repeated="26"/>
          <table:table-cell table:style-name="ce43" table:number-columns-repeated="952"/>
        </table:table-row>
        <table:table-row table:style-name="ro2" table:number-rows-repeated="4">
          <table:table-cell table:style-name="ce43" table:number-columns-repeated="3"/>
          <table:table-cell table:style-name="ce132" table:number-columns-repeated="31"/>
          <table:table-cell table:style-name="ce43" table:number-columns-repeated="952"/>
        </table:table-row>
        <table:table-row table:style-name="ro2">
          <table:table-cell table:style-name="ce43" table:number-columns-repeated="3"/>
          <table:table-cell table:style-name="ce132" table:number-columns-repeated="4"/>
          <table:table-cell table:style-name="ce135" table:number-columns-repeated="7"/>
          <table:table-cell table:style-name="ce132" table:number-columns-repeated="20"/>
          <table:table-cell table:style-name="ce43" table:number-columns-repeated="952"/>
        </table:table-row>
        <table:table-row table:style-name="ro2" table:number-rows-repeated="65393">
          <table:table-cell table:style-name="ce43" table:number-columns-repeated="3"/>
          <table:table-cell table:style-name="ce132" table:number-columns-repeated="31"/>
          <table:table-cell table:style-name="ce43" table:number-columns-repeated="952"/>
        </table:table-row>
        <table:table-row table:style-name="ro2" table:number-rows-repeated="983115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5/03/2017</text:date>, <text:time>11:3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5-03">05/03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723</meta:editing-cycles>
    <meta:editing-duration>P51DT7H2M39S</meta:editing-duration>
    <meta:generator>OpenOffice/4.1.2$Win32 OpenOffice.org_project/412m3$Build-9782</meta:generator>
    <dc:date>2017-05-03T11:32:16</dc:date>
    <meta:document-statistic meta:table-count="8" meta:cell-count="5268" meta:object-count="0"/>
    <meta:user-defined meta:name="Info 1"/>
    <meta:user-defined meta:name="Info 2"/>
    <meta:user-defined meta:name="Info 3"/>
    <meta:user-defined meta:name="Info 4"/>
  </office:meta>
</office:document-meta>
</file>